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7cm" svg:stroke-color="#ffffff" draw:stroke-linejoin="round" svg:stroke-linecap="round" draw:fill="solid" draw:fill-color="#ffffff" fo:padding-top="0.018cm" fo:padding-bottom="0.018cm" fo:padding-left="0.018cm" fo:padding-right="0.018cm"/>
    </style:style>
    <style:style style:name="gr2" style:family="graphic" style:parent-style-name="standard">
      <style:graphic-properties draw:stroke="none" draw:fill="solid" draw:fill-color="#ebebeb"/>
    </style:style>
    <style:style style:name="gr3" style:family="graphic" style:parent-style-name="standard">
      <style:graphic-properties draw:stroke="none" draw:fill="solid" draw:fill-color="#bebebe"/>
    </style:style>
    <style:style style:name="gr4" style:family="graphic" style:parent-style-name="standard">
      <style:graphic-properties draw:stroke="none" draw:fill="solid" draw:fill-color="#e69f00"/>
    </style:style>
    <style:style style:name="gr5" style:family="graphic" style:parent-style-name="standard">
      <style:graphic-properties draw:stroke="solid" svg:stroke-width="0.037cm" svg:stroke-color="#000000" draw:stroke-linejoin="round" svg:stroke-linecap="butt" draw:fill="none" fo:padding-top="0.018cm" fo:padding-bottom="0.018cm" fo:padding-left="0.018cm" fo:padding-right="0.018cm"/>
    </style:style>
    <style:style style:name="gr6" style:family="graphic" style:parent-style-name="standard">
      <style:graphic-properties draw:stroke="none" draw:fill="solid" draw:fill-color="#000000"/>
    </style:style>
    <style:style style:name="gr7" style:family="graphic" style:parent-style-name="standard">
      <style:graphic-properties draw:stroke="none" draw:fill="solid" draw:fill-color="#d9d9d9"/>
    </style:style>
    <style:style style:name="gr8" style:family="graphic" style:parent-style-name="standard">
      <style:graphic-properties draw:stroke="none" draw:fill="solid" draw:fill-color="#1a1a1a"/>
    </style:style>
    <style:style style:name="gr9" style:family="graphic" style:parent-style-name="standard">
      <style:graphic-properties draw:stroke="none" draw:fill="solid" draw:fill-color="#4d4d4d"/>
    </style:style>
    <style:style style:name="gr10" style:family="graphic" style:parent-style-name="standard">
      <style:graphic-properties draw:stroke="none" draw:fill="solid" draw:fill-color="#ffffff"/>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solid" draw:fill-color="#bebebe"/>
    </style:style>
    <style:style style:name="P4" style:family="paragraph">
      <loext:graphic-properties draw:fill="solid" draw:fill-color="#e69f00"/>
    </style:style>
    <style:style style:name="P5" style:family="paragraph">
      <loext:graphic-properties draw:fill="none"/>
    </style:style>
    <style:style style:name="P6" style:family="paragraph">
      <loext:graphic-properties draw:fill="solid" draw:fill-color="#000000"/>
    </style:style>
    <style:style style:name="P7" style:family="paragraph">
      <loext:graphic-properties draw:fill="solid" draw:fill-color="#d9d9d9"/>
    </style:style>
    <style:style style:name="P8" style:family="paragraph">
      <loext:graphic-properties draw:fill="solid" draw:fill-color="#1a1a1a"/>
    </style:style>
    <style:style style:name="P9" style:family="paragraph">
      <loext:graphic-properties draw:fill="solid" draw:fill-color="#4d4d4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8.1cm" svg:height="22.86cm" svg:x="0cm" svg:y="0cm" svg:viewBox="0 0 38101 22861" draw:points="0,22861 38101,22861 38101,0 0,0">
          <text:p/>
        </draw:polygon>
        <draw:polygon draw:style-name="gr2" draw:text-style-name="P2" draw:layer="layout" svg:width="7.773cm" svg:height="19.617cm" svg:x="2.399cm" svg:y="2.098cm" svg:viewBox="0 0 7774 19618" draw:points="0,19618 7774,19618 7774,0 0,0">
          <text:p/>
        </draw:polygon>
        <draw:polygon draw:style-name="gr3" draw:text-style-name="P3" draw:layer="layout" svg:width="3.18cm" svg:height="4.37cm" svg:x="2.929cm" svg:y="6.774cm" svg:viewBox="0 0 3181 4371" draw:points="0,4371 3181,4371 3181,0 0,0">
          <text:p/>
        </draw:polygon>
        <draw:polygon draw:style-name="gr4" draw:text-style-name="P4" draw:layer="layout" svg:width="3.18cm" svg:height="6.392cm" svg:x="6.462cm" svg:y="4.752cm" svg:viewBox="0 0 3181 6393" draw:points="0,6393 3181,6393 3181,0 0,0">
          <text:p/>
        </draw:polygon>
        <draw:line draw:style-name="gr5" draw:text-style-name="P5" draw:layer="layout" svg:x1="2.929cm" svg:y1="5.051cm" svg:x2="6.109cm" svg:y2="5.051cm">
          <text:p/>
        </draw:line>
        <draw:line draw:style-name="gr5" draw:text-style-name="P5" draw:layer="layout" svg:x1="4.519cm" svg:y1="5.051cm" svg:x2="4.519cm" svg:y2="8.878cm">
          <text:p/>
        </draw:line>
        <draw:line draw:style-name="gr5" draw:text-style-name="P5" draw:layer="layout" svg:x1="2.929cm" svg:y1="8.878cm" svg:x2="6.109cm" svg:y2="8.878cm">
          <text:p/>
        </draw:line>
        <draw:line draw:style-name="gr5" draw:text-style-name="P5" draw:layer="layout" svg:x1="6.462cm" svg:y1="2.99cm" svg:x2="9.642cm" svg:y2="2.99cm">
          <text:p/>
        </draw:line>
        <draw:line draw:style-name="gr5" draw:text-style-name="P5" draw:layer="layout" svg:x1="8.052cm" svg:y1="2.99cm" svg:x2="8.052cm" svg:y2="6.915cm">
          <text:p/>
        </draw:line>
        <draw:line draw:style-name="gr5" draw:text-style-name="P5" draw:layer="layout" svg:x1="6.462cm" svg:y1="6.915cm" svg:x2="9.642cm" svg:y2="6.915cm">
          <text:p/>
        </draw:line>
        <draw:polygon draw:style-name="gr6" draw:text-style-name="P6" draw:layer="layout" svg:width="0.328cm" svg:height="0.322cm" svg:x="4.355cm" svg:y="4.435cm" svg:viewBox="0 0 329 323" draw:points="190,132 309,86 329,145 202,178 285,291 232,323 165,207 95,322 40,290 126,178 0,145 20,85 141,133 135,0 196,0">
          <text:p/>
        </draw:polygon>
        <draw:polygon draw:style-name="gr6" draw:text-style-name="P6" draw:layer="layout" svg:width="0.328cm" svg:height="0.322cm" svg:x="7.888cm" svg:y="2.374cm" svg:viewBox="0 0 329 323" draw:points="190,133 309,87 329,146 203,179 286,291 232,323 165,208 94,322 41,290 126,179 0,146 20,86 140,134 134,0 196,0">
          <text:p/>
        </draw:polygon>
        <draw:polygon draw:style-name="gr2" draw:text-style-name="P2" draw:layer="layout" svg:width="7.773cm" svg:height="19.617cm" svg:x="10.365cm" svg:y="2.098cm" svg:viewBox="0 0 7774 19618" draw:points="0,19618 7774,19618 7774,0 0,0">
          <text:p/>
        </draw:polygon>
        <draw:polygon draw:style-name="gr3" draw:text-style-name="P3" draw:layer="layout" svg:width="3.18cm" svg:height="6.497cm" svg:x="10.895cm" svg:y="11.144cm" svg:viewBox="0 0 3181 6498" draw:points="0,6498 3181,6498 3181,0 0,0">
          <text:p/>
        </draw:polygon>
        <draw:polygon draw:style-name="gr4" draw:text-style-name="P4" draw:layer="layout" svg:width="3.18cm" svg:height="2.149cm" svg:x="14.428cm" svg:y="11.144cm" svg:viewBox="0 0 3181 2150" draw:points="0,2150 3181,2150 3181,0 0,0">
          <text:p/>
        </draw:polygon>
        <draw:line draw:style-name="gr5" draw:text-style-name="P5" draw:layer="layout" svg:x1="10.895cm" svg:y1="15.259cm" svg:x2="14.075cm" svg:y2="15.259cm">
          <text:p/>
        </draw:line>
        <draw:line draw:style-name="gr5" draw:text-style-name="P5" draw:layer="layout" svg:x1="12.485cm" svg:y1="15.259cm" svg:x2="12.485cm" svg:y2="20.823cm">
          <text:p/>
        </draw:line>
        <draw:line draw:style-name="gr5" draw:text-style-name="P5" draw:layer="layout" svg:x1="10.895cm" svg:y1="20.823cm" svg:x2="14.075cm" svg:y2="20.823cm">
          <text:p/>
        </draw:line>
        <draw:line draw:style-name="gr5" draw:text-style-name="P5" draw:layer="layout" svg:x1="14.428cm" svg:y1="10.99cm" svg:x2="17.608cm" svg:y2="10.99cm">
          <text:p/>
        </draw:line>
        <draw:line draw:style-name="gr5" draw:text-style-name="P5" draw:layer="layout" svg:x1="16.018cm" svg:y1="10.99cm" svg:x2="16.018cm" svg:y2="16.335cm">
          <text:p/>
        </draw:line>
        <draw:line draw:style-name="gr5" draw:text-style-name="P5" draw:layer="layout" svg:x1="14.428cm" svg:y1="16.335cm" svg:x2="17.608cm" svg:y2="16.335cm">
          <text:p/>
        </draw:line>
        <draw:polygon draw:style-name="gr6" draw:text-style-name="P6" draw:layer="layout" svg:width="0.328cm" svg:height="0.322cm" svg:x="12.321cm" svg:y="21.108cm" svg:viewBox="0 0 329 323" draw:points="190,131 309,86 329,145 202,177 286,290 231,323 164,206 94,322 41,289 126,177 0,145 20,85 140,133 135,0 195,0">
          <text:p/>
        </draw:polygon>
        <draw:polygon draw:style-name="gr2" draw:text-style-name="P2" draw:layer="layout" svg:width="7.773cm" svg:height="19.617cm" svg:x="18.332cm" svg:y="2.098cm" svg:viewBox="0 0 7774 19618" draw:points="0,19618 7774,19618 7774,0 0,0">
          <text:p/>
        </draw:polygon>
        <draw:polygon draw:style-name="gr3" draw:text-style-name="P3" draw:layer="layout" svg:width="3.18cm" svg:height="3.777cm" svg:x="18.861cm" svg:y="11.144cm" svg:viewBox="0 0 3181 3778" draw:points="0,3778 3181,3778 3181,0 0,0">
          <text:p/>
        </draw:polygon>
        <draw:polygon draw:style-name="gr4" draw:text-style-name="P4" draw:layer="layout" svg:width="3.179cm" svg:height="1.304cm" svg:x="22.395cm" svg:y="11.144cm" svg:viewBox="0 0 3180 1305" draw:points="0,1305 3180,1305 3180,0 0,0">
          <text:p/>
        </draw:polygon>
        <draw:line draw:style-name="gr5" draw:text-style-name="P5" draw:layer="layout" svg:x1="18.861cm" svg:y1="12.52cm" svg:x2="22.041cm" svg:y2="12.52cm">
          <text:p/>
        </draw:line>
        <draw:line draw:style-name="gr5" draw:text-style-name="P5" draw:layer="layout" svg:x1="20.451cm" svg:y1="12.52cm" svg:x2="20.451cm" svg:y2="18.137cm">
          <text:p/>
        </draw:line>
        <draw:line draw:style-name="gr5" draw:text-style-name="P5" draw:layer="layout" svg:x1="18.861cm" svg:y1="18.137cm" svg:x2="22.041cm" svg:y2="18.137cm">
          <text:p/>
        </draw:line>
        <draw:line draw:style-name="gr5" draw:text-style-name="P5" draw:layer="layout" svg:x1="22.395cm" svg:y1="10.114cm" svg:x2="25.574cm" svg:y2="10.114cm">
          <text:p/>
        </draw:line>
        <draw:line draw:style-name="gr5" draw:text-style-name="P5" draw:layer="layout" svg:x1="23.985cm" svg:y1="10.114cm" svg:x2="23.985cm" svg:y2="15.547cm">
          <text:p/>
        </draw:line>
        <draw:line draw:style-name="gr5" draw:text-style-name="P5" draw:layer="layout" svg:x1="22.395cm" svg:y1="15.547cm" svg:x2="25.574cm" svg:y2="15.547cm">
          <text:p/>
        </draw:line>
        <draw:polygon draw:style-name="gr2" draw:text-style-name="P2" draw:layer="layout" svg:width="7.773cm" svg:height="19.617cm" svg:x="26.298cm" svg:y="2.098cm" svg:viewBox="0 0 7774 19618" draw:points="0,19618 7774,19618 7774,0 0,0">
          <text:p/>
        </draw:polygon>
        <draw:polygon draw:style-name="gr3" draw:text-style-name="P3" draw:layer="layout" svg:width="3.18cm" svg:height="1.673cm" svg:x="26.828cm" svg:y="9.471cm" svg:viewBox="0 0 3181 1674" draw:points="0,1674 3181,1674 3181,0 0,0">
          <text:p/>
        </draw:polygon>
        <draw:polygon draw:style-name="gr4" draw:text-style-name="P4" draw:layer="layout" svg:width="3.18cm" svg:height="0.017cm" svg:x="30.361cm" svg:y="11.127cm" svg:viewBox="0 0 3181 18" draw:points="0,18 3181,18 3181,0 0,0">
          <text:p/>
        </draw:polygon>
        <draw:line draw:style-name="gr5" draw:text-style-name="P5" draw:layer="layout" svg:x1="26.828cm" svg:y1="7.543cm" svg:x2="30.008cm" svg:y2="7.543cm">
          <text:p/>
        </draw:line>
        <draw:line draw:style-name="gr5" draw:text-style-name="P5" draw:layer="layout" svg:x1="28.418cm" svg:y1="7.543cm" svg:x2="28.418cm" svg:y2="11.891cm">
          <text:p/>
        </draw:line>
        <draw:line draw:style-name="gr5" draw:text-style-name="P5" draw:layer="layout" svg:x1="26.828cm" svg:y1="11.891cm" svg:x2="30.008cm" svg:y2="11.891cm">
          <text:p/>
        </draw:line>
        <draw:line draw:style-name="gr5" draw:text-style-name="P5" draw:layer="layout" svg:x1="30.361cm" svg:y1="9.168cm" svg:x2="33.541cm" svg:y2="9.168cm">
          <text:p/>
        </draw:line>
        <draw:line draw:style-name="gr5" draw:text-style-name="P5" draw:layer="layout" svg:x1="31.951cm" svg:y1="9.168cm" svg:x2="31.951cm" svg:y2="13.596cm">
          <text:p/>
        </draw:line>
        <draw:line draw:style-name="gr5" draw:text-style-name="P5" draw:layer="layout" svg:x1="30.361cm" svg:y1="13.596cm" svg:x2="33.541cm" svg:y2="13.596cm">
          <text:p/>
        </draw:line>
        <draw:polygon draw:style-name="gr7" draw:text-style-name="P7" draw:layer="layout" svg:width="7.773cm" svg:height="0.878cm" svg:x="2.399cm" svg:y="1.22cm" svg:viewBox="0 0 7774 879" draw:points="0,879 7774,879 7774,0 0,0">
          <text:p/>
        </draw:polygon>
        <draw:polygon draw:style-name="gr8" draw:text-style-name="P8" draw:layer="layout" svg:width="0.402cm" svg:height="0.45cm" svg:x="4.852cm" svg:y="1.434cm" svg:viewBox="0 0 403 451" draw:points="215,49 207,49 200,49 193,50 186,50 179,52 172,53 166,55 159,56 153,58 148,61 142,63 136,66 131,69 126,73 121,76 117,80 112,84 108,87 104,92 99,96 96,101 92,106 89,111 86,116 83,122 80,127 77,133 75,140 73,146 71,153 68,159 67,166 65,172 64,179 63,186 62,194 61,201 61,209 61,216 61,224 61,232 61,240 61,247 62,255 63,262 64,269 66,276 67,283 69,290 71,296 73,303 76,309 78,315 81,321 84,327 87,332 91,337 94,343 98,348 102,352 106,357 110,361 115,366 119,370 124,373 129,377 134,380 140,383 145,386 151,389 157,391 163,394 169,396 176,397 183,399 189,400 196,401 203,402 210,402 217,402 222,402 227,402 232,401 237,401 242,401 246,400 250,399 255,398 259,397 263,396 268,394 272,392 276,391 280,389 284,388 287,385 291,383 294,381 298,379 301,377 305,374 308,372 311,369 314,366 317,364 320,360 323,358 326,354 329,351 332,348 334,345 337,341 339,338 342,334 344,330 346,327 349,323 351,319 353,315 355,311 403,335 401,340 399,345 396,350 393,354 390,359 387,364 384,368 381,372 378,377 375,381 371,385 367,389 363,393 359,397 356,401 351,404 347,408 343,411 338,414 334,418 329,421 324,424 319,426 314,429 309,431 303,434 298,436 292,438 286,440 280,442 274,444 268,445 262,446 256,448 249,449 243,449 236,450 229,450 222,451 214,451 204,451 194,450 184,449 174,448 164,446 154,445 146,443 137,440 128,437 120,434 112,431 105,427 98,422 91,418 84,414 77,409 71,404 65,398 59,393 54,387 49,381 44,374 39,368 35,361 30,354 26,346 23,339 20,331 17,323 14,315 11,306 9,298 7,289 5,280 4,271 2,262 2,253 1,244 1,234 0,224 1,214 1,204 2,194 3,185 4,176 5,166 7,157 9,149 12,140 14,131 17,123 20,115 24,107 28,100 32,93 36,86 41,79 45,73 50,67 56,61 61,55 67,50 73,44 79,39 86,35 93,31 100,26 107,23 115,19 122,16 130,13 139,10 147,8 156,6 165,4 175,3 184,2 194,1 204,0 214,0 228,0 241,1 254,3 266,4 278,7 290,10 300,14 311,18 321,22 331,27 340,33 348,39 357,46 364,54 371,61 378,70 384,79 390,88 395,98 400,108 344,127 342,124 341,121 339,118 338,115 336,112 334,109 333,106 331,103 329,100 327,98 324,95 322,92 320,89 317,87 315,84 312,82 309,79 306,77 303,75 300,72 297,70 294,68 290,66 287,64 283,63 279,61 275,59 272,58 267,56 263,55 259,54 254,53 250,52 245,51 240,50 236,50 231,49 225,49 220,49">
          <text:p/>
        </draw:polygon>
        <draw:path draw:style-name="gr8" draw:text-style-name="P8" draw:layer="layout" svg:width="0.326cm" svg:height="0.348cm" svg:x="5.306cm" svg:y="1.536cm" svg:viewBox="0 0 327 349" svg:d="M102 349l-10-1h-9l-9-2-9-2-8-2-8-3-6-3-7-4-6-5-5-5-5-5-4-6-4-7-3-6-3-8-2-7-2-8-1-8-1-9v-9-6-7l1-6 1-6 1-5 1-5 2-6 2-4 2-5 2-4 3-5 3-4 2-3 4-4 3-4 3-3 3-3 4-3 4-3 4-2 4-2 4-2 5-2 4-2 5-2 5-2 5-1 5-1 5-2 5-1 6-1h5l5-1 6-1h5l5-1h5l6-1h5 6l75-1v-18-4-4l-1-4v-4-4l-1-3v-3l-1-4-1-3v-3l-2-3-1-2-1-3-1-2-1-3-2-2-1-3-1-2-2-1-2-2-2-2-2-2-2-1-2-2-2-1-2-1-3-1-2-1-3-2h-2l-3-1-3-1-3-1h-3l-3-1h-3-4-3-3l-4-1h-3l-4 1h-2-4-2-3l-3 1h-3-3l-2 1h-3l-2 1h-3l-2 1-2 1-3 1-2 1-2 1-2 1-2 1-2 2-2 1-1 1-2 2-2 1-1 2-1 2-2 1-1 3-1 2-2 2-1 2v2l-1 3-1 2-1 3-1 3v2l-1 4v3l-60-5 1-5 1-3 1-4 1-4 1-4 1-3 2-4 1-3 2-4 1-3 2-3 2-4 2-3 3-3 2-2 2-3 3-3 3-3 3-2 3-4 3-2 3-2 4-2 4-3 4-1 5-2 4-2 4-2 5-1 5-1 5-2 5-1 5-1 6-1h5l6-1h6l7-1h7 6 13l11 1 11 1 11 2 10 3 9 3 8 4 8 5 8 4 6 7 6 6 6 6 5 8 4 7 3 8 3 9 2 9 2 10 1 10v11 144 5l1 5v4 4l1 4 1 4v3l1 3 2 3 1 3 1 2 2 2 2 2 2 2 2 1 3 1 3 1 3 1h3 4 1 1 1 1 1 1 1 1l1-1h1 1 1 1 1l1-1h1 1 1v35h-2l-2 1h-2-3l-2 1h-2-2l-2 1h-2-2-2l-2 1h-3-2-2l-2 1h-2-3-2-2-3-3l-3-1h-3l-3-1h-3-2l-3-1-2-1h-3l-2-1-2-1-2-2-2-1-2-1-2-1-1-1-2-2-1-2-2-1-1-2-1-2-2-2-1-2-1-2-1-2-1-2-1-2-1-3-1-2v-3l-1-3-1-2v-3l-1-3v-3-3l-1-3v-3-4h-2l-2 4-2 3-2 3-2 3-2 3-2 2-2 3-2 3-2 3-2 2-2 3-2 3-3 2-2 2-3 2-2 3-3 2-2 2-3 2-3 2-3 1-3 2-3 2-3 1-3 2-3 1-4 2-3 1-4 1-3 1-4 1-4 1h-4l-4 1-4 1h-4-4l-5 1h-4zM115 307h5l5-1h5l5-1h5l4-1 5-2 4-1 4-2 4-2 4-2 4-2 4-2 3-3 4-2 3-3 3-2 3-3 3-3 2-3 3-3 3-3 2-3 2-4 2-3 2-3 2-3 2-4 1-3 1-4 1-4 2-3 1-4 1-3v-4l1-3v-3-4l1-3v-4-27l-61 1h-4-4l-4 1h-4-4-4l-4 1h-4l-4 1h-3l-4 1-3 1h-4l-3 1-3 1-4 1-3 1-3 2-3 1-3 2-2 1-3 2-2 2-3 2-2 2-2 2-3 2-2 3-2 2-2 3-2 3-1 3-1 3-1 4-1 3-1 4v4l-1 4v4 5 5 5l1 5 1 5 2 4 1 4 2 4 2 4 3 3 3 3 4 3 3 2 4 3 3 1 5 2 4 2 4 1h5l5 1z">
          <text:p/>
        </draw:path>
        <draw:polygon draw:style-name="gr8" draw:text-style-name="P8" draw:layer="layout" svg:width="0.159cm" svg:height="0.342cm" svg:x="5.674cm" svg:y="1.536cm" svg:viewBox="0 0 160 343" draw:points="2,343 2,84 2,82 2,80 2,78 2,76 2,74 2,71 2,69 2,67 2,65 2,63 2,61 2,58 2,56 2,54 1,52 1,50 1,47 1,45 1,44 1,41 1,39 1,37 1,35 1,33 1,32 1,29 1,28 1,26 1,24 1,22 1,20 1,19 1,17 0,15 0,14 0,12 0,10 0,9 0,8 0,6 53,6 53,8 53,9 53,10 53,12 53,14 53,15 53,17 53,19 53,21 53,22 54,24 54,26 54,28 54,30 54,32 54,33 54,35 54,37 54,39 54,41 54,43 55,45 55,47 55,49 55,51 55,52 55,54 55,56 55,58 55,60 55,61 55,63 55,65 55,66 55,68 55,69 55,71 55,72 55,73 55,75 56,75 58,71 59,67 60,63 61,60 62,57 64,53 65,50 66,47 68,44 69,41 70,39 72,36 73,33 75,31 76,28 78,26 80,24 81,22 83,20 85,18 86,16 88,15 90,13 92,11 95,10 98,9 100,8 102,7 105,5 107,4 110,4 112,3 115,2 118,2 121,1 124,1 127,0 130,0 134,0 137,0 139,0 140,0 141,0 142,0 144,0 145,0 146,1 148,1 149,1 150,1 151,1 153,2 154,2 155,2 156,2 157,2 158,2 158,3 159,3 160,3 160,54 159,54 158,53 156,53 155,53 154,53 152,52 151,52 150,52 148,52 147,52 145,52 144,52 142,51 141,51 139,51 137,51 135,51 134,51 132,51 130,51 126,51 123,51 119,52 116,52 112,53 109,54 106,55 103,57 100,58 97,60 94,62 91,63 88,65 86,68 84,70 82,73 80,75 78,78 76,81 74,84 73,87 71,90 69,94 68,97 67,101 66,104 64,108 63,112 63,116 62,120 61,125 60,129 60,134 59,138 59,142 58,147 58,152 58,157 58,162 58,167 58,343">
          <text:p/>
        </draw:polygon>
        <draw:path draw:style-name="gr8" draw:text-style-name="P8" draw:layer="layout" svg:width="0.326cm" svg:height="0.348cm" svg:x="5.87cm" svg:y="1.536cm" svg:viewBox="0 0 327 349" svg:d="M102 349l-10-1h-9l-9-2-9-2-7-2-8-3-7-3-6-4-6-5-5-5-5-5-4-6-4-7-3-6-3-8-3-7-1-8-2-8-1-9v-9-6l1-7v-6l1-6 1-5 2-5 1-6 2-4 2-5 3-4 2-5 3-4 3-3 3-4 3-4 4-3 3-3 4-3 4-3 4-2 4-2 4-2 4-2 5-2 4-2 5-2 5-1 5-1 5-2 5-1 5-1h5l6-1 5-1h5l6-1h5l5-1h6 6l76-1v-18-4l-1-4v-4-4-4l-1-3-1-3v-4l-1-3-1-3-1-3-1-2-1-3-1-2-1-3-2-2-1-3-2-2-1-1-2-2-2-2-2-2-2-1-2-2-2-1-3-1-2-1-3-1-2-2h-3l-2-1-3-1-3-1h-3l-3-1h-4-3-3-4l-3-1h-4l-4 1h-3-3-3-3l-3 1h-2-3l-3 1h-2l-3 1h-2l-3 1-2 1-2 1-2 1-2 1-2 1-2 1-2 2-2 1-2 1-1 2-2 1-1 2-2 2-1 1-2 3-1 2-1 2-1 2-1 2-1 3-1 2v3l-1 3v2l-1 4-1 3-58-5 1-5 1-3 1-4v-4l2-4 1-3 1-4 2-3 1-4 2-3 2-3 2-4 2-3 2-3 2-2 3-3 3-3 3-3 2-2 4-4 3-2 3-2 4-2 4-3 4-1 3-2 5-2 4-2 5-1 4-1 5-2 6-1 5-1 5-1h6l6-1h6l7-1h7 7 12l12 1 11 1 11 2 9 3 9 3 9 4 8 5 7 4 7 7 6 6 6 6 4 8 4 7 4 8 3 9 2 9 2 10 1 10v11 144 5 5 4l1 4v4l1 4 1 3 1 3 1 3 1 3 2 2 2 2 1 2 2 2 3 1 2 1 3 1 3 1h4 3 1 1 1 1 1 1 1 1 1l1-1h1 1 1 1 1l1-1h1 1v35h-2l-2 1h-2-2l-2 1h-2-2l-3 1h-2-2-2l-2 1h-2-2-2l-2 1h-3-2-2-3-3-3l-3-1h-3l-2-1h-3-3l-2-1-3-1h-2l-2-1-2-1-2-2-2-1-2-1-2-1-2-1-1-2-2-2-1-1-2-2-1-2-1-2-1-2-2-2-1-2-1-2v-2l-1-3-1-2-1-3v-3l-1-2-1-3v-3l-1-3v-3-3-3l-1-4h-1l-2 4-2 3-2 3-2 3-2 3-2 2-2 3-2 3-2 3-3 2-2 3-2 3-2 2-2 2-3 2-2 3-3 2-3 2-2 2-3 2-3 1-3 2-3 2-3 1-3 2-4 1-3 2-4 1-3 1-4 1-5 1-3 1h-4l-4 1-4 1h-4-5l-4 1h-5zM114 307h6l5-1h5l4-1h5l6-1 4-2 5-1 4-2 4-2 4-2 4-2 3-2 4-3 3-2 3-3 4-2 2-3 3-3 3-3 3-3 2-3 3-3 2-4 2-3 2-3 1-3 2-4 1-3 2-4 1-4 1-3 1-4 1-3 1-4 1-3v-3-4-3l1-4v-27l-61 1h-5-4l-4 1h-4-5-3l-4 1h-4l-4 1h-4l-3 1-4 1h-3l-4 1-3 1-3 1-3 1-3 2-3 1-3 2-3 1-2 2-3 2-2 2-2 2-3 2-2 2-2 3-2 2-1 3-2 3-1 3-2 3-1 4v3l-1 4-1 4v4 4 5 5 5l1 5 1 5 1 4 2 4 2 4 2 4 3 3 2 3 3 3 4 2 3 3 4 1 4 2 5 2 4 1h5l5 1z">
          <text:p/>
        </draw:path>
        <draw:path draw:style-name="gr8" draw:text-style-name="P8" draw:layer="layout" svg:width="0.286cm" svg:height="0.467cm" svg:x="6.237cm" svg:y="1.417cm" svg:viewBox="0 0 287 468" svg:d="M287 292l-1 34-4 30-6 26-9 23-11 19-13 16-17 12-18 9-21 5-24 2h-8l-7-1h-7l-7-1-6-2-7-1-6-2-5-2-6-2-5-3-5-3-5-3-4-4-5-4-4-4-4-5-4-5-3-5-4-6-3-6h-1v2 2 1 2 2 1 2 2 1 2 2 2 1l-1 2v2 1 2 1 2 1 2 1 2 1 1l-1 1v2 1 1 1 1 1 1 1 1 1h-1v1h-54v-1l1-1v-1-1-1-1-1-1-2-1-2-1-1-2-2-1-2l1-2v-2-2-2-2-1-3-2-2-2-2-3-2-2-2-2-3-2-2-3-2-2-393h56v132 1 2 2 2 2 1 2 2 2 2 1 2 1 2 1 2l-1 1v2 1 1 2 2 1 1 2 2 1 1 2 1h1l3-6 4-6 3-6 4-5 4-5 4-4 5-4 4-4 5-3 5-3 5-3 6-2 6-2 6-2 6-2 6-1 7-1h7l7-1h8 12l13 2 11 2 10 3 10 3 9 5 8 6 8 6 7 7 6 9 6 9 5 10 4 10 4 12 3 14 3 13 2 14 2 15 1 16zM229 294v-7l-1-6v-7-6l-1-6v-6l-1-6v-5l-1-5-1-5-1-5-1-5-1-5-1-4-2-5-1-4-2-4-1-3-2-4-2-3-2-3-2-3-2-3-2-3-3-2-2-2-3-2-3-2-2-2-4-2-2-1-4-1-4-2h-3l-4-1-4-1h-4l-3-1h-5-4-4-4l-5 1h-3l-4 1h-4l-4 1-4 1-3 2-4 1-3 2-3 1-3 2-3 2-3 2-3 3-2 2-3 3-3 3-2 3-2 3-2 4-2 3-2 4-2 4-2 5-1 5-1 5-2 5-1 5-1 5-1 5-1 6-1 6v6l-1 6v7l-1 7v7 8 7 6l1 7v6l1 6v6l1 6 1 6 1 5 1 5 1 5 2 4 1 5 1 4 2 4 2 4 2 4 2 3 2 4 2 3 2 3 3 3 3 2 2 3 3 2 3 2 3 2 3 2 3 2 3 1 4 1 3 1 4 1 3 1 4 1h4l4 1h4 5 4 4 4 3l4-1h4l3-1 4-1 4-1 3-1 3-2 3-1 3-2 3-2 2-2 3-2 2-2 2-3 3-3 2-2 2-4 2-3 2-3 1-4 2-4 2-4 1-4 1-4 1-5 2-5 1-4v-6l1-5 1-6 1-5v-7-6l1-6v-7-7z">
          <text:p/>
        </draw:path>
        <draw:path draw:style-name="gr8" draw:text-style-name="P8" draw:layer="layout" svg:width="0.056cm" svg:height="0.461cm" svg:x="6.592cm" svg:y="1.417cm" svg:viewBox="0 0 57 462" svg:d="M0 54v-54h57v54zM0 462v-337h57v337z">
          <text:p/>
        </draw:path>
        <draw:path draw:style-name="gr8" draw:text-style-name="P8" draw:layer="layout" svg:width="0.286cm" svg:height="0.467cm" svg:x="6.717cm" svg:y="1.417cm" svg:viewBox="0 0 287 468" svg:d="M228 408l-3 6-3 6-4 5-4 5-4 5-4 5-4 4-5 4-5 3-5 3-5 2-6 3-5 2-6 2-7 1-6 2-7 1h-7l-7 1h-7l-12-1-12-1-11-2-11-3-9-4-9-5-9-5-8-7-7-7-6-8-6-9-5-10-4-11-4-11-3-13-3-13-2-14-1-16-1-16-1-17 2-33 3-30 6-27 9-23 11-19 14-16 16-12 18-9 21-5 24-2h7l7 1h7l7 1 7 1 6 2 6 2 6 2 5 2 5 3 5 3 5 3 5 3 4 5 4 4 4 5 4 4 4 6 3 5 3 6h1v-1-1-1-1-1-1-1-1-1-2-1-2-1l-1-2v-1-1-2-1-2-1-1-2-1-2-1-1-2-1-1-2-1-1-1-1-1-1-1-1-130h57v393 2 2 3 2 2 3 2 2 2 2 3 2 2 2 2 3 1 2l1 2v2 2 2 2 1 2 2 1 1 2 1 2 1 1 1 1l1 1v1 1 1h-54v-1l-1-1v-1-1-1-1-1-1-1l-1-1v-2-1-1-1-2-1-2l-1-1v-2-1-1-2-2-1-2-1-2-1-2-2-1-2-2-1l-1-2v-2-1-2-1zM59 293v7 7 7l1 6v6 6l1 5 1 6 1 5v5l1 5 1 5 1 4 1 4 2 5 1 3 2 4 1 4 2 4 2 3 2 3 2 3 2 3 3 2 2 3 3 2 2 2 3 2 3 1 3 2 3 2 3 1 3 1 4 1 3 1 4 1h4 4l4 1h4 4l4-1h5 4l4-1 4-1 3-1 4-1 3-1 4-1 3-2 4-2 2-2 4-1 2-3 3-2 3-3 2-2 3-4 2-2 2-4 2-3 2-4 2-4 2-4 2-4 1-5 2-4 1-5 1-5 1-6 1-5 2-6v-6l1-6v-6l1-7v-7-7-7-7-7-7l-1-6v-6l-1-6v-6l-2-5-1-5-1-5-1-5-1-5-2-5-1-5-2-4-2-4-2-3-2-4-2-3-2-3-2-3-3-3-2-3-3-2-3-2-2-2-4-3-3-1-3-2-3-1-4-1-3-2-3-1h-4l-4-1-4-1h-4l-4-1h-4-4-4-4l-4 1h-4l-3 1-4 1-3 1-4 1-3 1-3 1-3 2-3 1-2 2-3 2-2 2-3 3-2 2-2 3-2 3-3 3-1 3-2 4-2 3-2 4-1 4-1 5-2 5-1 5-1 4-1 5-1 6-1 5-1 6v5l-1 6v7l-1 6v7 6z">
          <text:p/>
        </draw:path>
        <draw:path draw:style-name="gr8" draw:text-style-name="P8" draw:layer="layout" svg:width="0.326cm" svg:height="0.348cm" svg:x="7.071cm" svg:y="1.536cm" svg:viewBox="0 0 327 349" svg:d="M101 349l-10-1h-9l-9-2-8-2-8-2-7-3-7-3-6-4-6-5-6-5-5-5-4-6-4-7-3-6-3-8-2-7-2-8-1-8-1-9v-9-6-7l1-6 1-6 1-5 1-5 2-6 2-4 2-5 2-4 3-5 3-4 2-3 4-4 3-4 3-3 4-3 3-3 4-3 4-2 4-2 5-2 4-2 4-2 5-2 5-2 4-1 5-1 5-2 6-1 5-1h5l5-1 5-1h6l5-1h6l5-1h5 6l75-1v-18-4-4-4l-1-4v-4l-1-3v-3l-1-4v-3l-2-3v-3l-1-2-1-3-1-2-2-3-1-2-2-3-1-2-2-1-2-2-2-2-1-2-3-1-2-2-2-1-2-1-2-1-3-1-3-2h-2l-3-1-3-1-3-1h-3l-3-1h-3-3-4-3l-4-1h-3l-3 1h-3-3-3-3l-3 1h-3-2l-3 1h-3l-2 1h-3l-2 1-2 1-3 1-2 1-2 1-2 1-2 1-2 2-1 1-2 1-2 2-1 1-2 2-1 2-2 1-1 3-1 2-1 2-1 2-1 2-1 3-1 2-1 3-1 3v2l-1 4v3l-58-5v-5l1-3 1-4 1-4 1-4 1-3 2-4 1-3 2-4 1-3 2-3 2-4 2-3 3-3 2-2 2-3 3-3 3-3 3-2 3-4 3-2 4-2 3-2 4-3 4-1 4-2 5-2 4-2 4-1 5-1 5-2 5-1 5-1 6-1h6l6-1h6l6-1h6 7 13l11 1 11 1 11 2 10 3 9 3 9 4 7 5 8 4 7 7 6 6 6 6 5 8 4 7 3 8 3 9 3 9 1 10 1 10 1 11v144 5 5 4l1 4v4l1 4 1 3 1 3 1 3 1 3 1 2 2 2 2 2 2 2 2 1 3 1 3 1 3 1h3 4 1 1 1 1 1 1 1 1l1-1h1 1 1 1 1l1-1h1 1 1v35h-2l-2 1h-2-3l-1 1h-2-3l-2 1h-2-2-2l-2 1h-2-2-2l-3 1h-2-3-2-2-3-3l-3-1h-3l-3-1h-2-3l-3-1-2-1h-2l-2-1-3-1-2-2-2-1-2-1-1-1-2-1-2-2-2-2-2-1-1-2-1-2-2-2-1-2-1-2-1-2-1-2-1-2-1-3-1-2v-3l-1-3v-2l-1-3v-3l-1-3v-3l-1-3v-3-4h-2l-2 4-2 3-2 3-1 3-2 3-3 2-1 3-2 3-3 3-2 2-2 3-2 3-2 2-3 2-2 2-3 3-2 2-3 2-3 2-3 2-3 1-2 2-4 2-3 1-3 2-3 1-4 2-3 1-4 1-3 1-4 1-4 1h-3l-4 1-5 1h-4-4l-5 1h-4zM114 307h5l5-1h5l5-1h5l5-1 4-2 4-1 5-2 3-2 4-2 4-2 4-2 4-3 3-2 3-3 3-2 3-3 3-3 3-3 2-3 3-3 2-3 2-4 2-3 2-3 2-3 2-4 1-3 1-4 2-4 1-3 1-4 1-3v-4l1-3v-3l1-4v-3-4-27l-61 1h-4-4l-4 1h-4-4-4l-4 1h-4l-3 1h-4l-4 1-3 1h-4l-3 1-3 1-4 1-3 1-3 2-2 1-3 2-3 1-3 2-2 2-3 2-2 2-2 2-2 2-2 3-2 2-2 3-1 3-2 3-1 3-1 4-1 3-1 4v4l-1 4v4 5 5l1 5v5l2 5 1 4 1 4 2 4 3 4 2 3 3 3 3 3 3 2 4 3 4 1 4 2 4 2 5 1h5l5 1z">
          <text:p/>
        </draw:path>
        <draw:path draw:style-name="gr8" draw:text-style-name="P8" draw:layer="layout" svg:width="0.298cm" svg:height="0.348cm" svg:x="7.424cm" svg:y="1.536cm" svg:viewBox="0 0 299 349" svg:d="M59 186v6 5 5 5l1 5v5l1 4 1 5 1 5 1 4 1 5 1 4 2 4 1 4 2 4 2 3 1 4 2 4 2 3 2 4 3 2 2 4 3 2 3 3 3 3 3 2 3 2 3 2 3 2 4 2 3 2 4 1 4 1 4 2 4 1 4 1h5 5l5 1h5 8l6-1h7l6-1 6-2 6-1 5-2 5-2 5-3 4-3 5-3 3-3 4-3 3-3 4-4 2-4 3-4 2-4 2-4 2-4 49 13-1 3-1 3-2 3-1 3-1 2-2 3-2 3-1 3-2 3-2 3-2 2-2 3-2 3-2 2-3 3-2 2-3 3-3 2-3 3-3 2-3 2-4 2-3 2-4 2-4 2-4 2-4 2-5 1-4 2-5 2-5 1-5 1-5 1-5 1-6 1-5 1h-6-7l-6 1h-7l-15-1-14-1-13-2-13-3-11-4-11-5-11-6-9-7-9-7-8-9-8-9-6-10-6-11-5-12-4-13-4-13-2-15-3-15-1-16v-17-10-9l1-9 1-8 1-8 1-8 2-7 1-7 3-7 2-7 2-6 3-7 3-6 3-5 3-6 3-5 4-5 3-5 4-4 4-4 4-4 5-4 4-4 4-4 5-3 5-3 5-2 5-3 5-2 6-2 5-2 6-1 5-2 6-1 6-1 6-1h6l6-1h6 7 8l8 1h8l8 1 7 1 7 2 6 2 7 2 6 2 6 3 5 2 5 3 5 4 5 4 5 4 5 4 4 4 4 4 4 4 3 5 4 5 2 5 4 6 2 5 3 5 2 6 2 6 2 6 2 6 1 7 2 6 1 7 1 7 1 7 1 7 1 7v7l1 7v8 7 7zM241 144l-1-11-1-9-2-10-2-8-3-8-3-8-3-6-3-7-4-5-5-6-4-4-5-4-6-4-6-3-6-3-6-2-7-2-8-1-8-1h-9-3-2-4l-2 1h-3l-3 1h-3l-3 1-3 1-3 1-3 1-3 1-3 1-3 1-3 2-3 1-2 2-3 2-3 2-3 3-2 2-3 3-2 2-2 3-3 3-2 3-2 4-2 3-2 4-1 4-2 4-2 4-1 5-1 4-1 5-2 5v5l-1 6v6l-1 6z">
          <text:p/>
        </draw:path>
        <draw:polygon draw:style-name="gr7" draw:text-style-name="P7" draw:layer="layout" svg:width="7.773cm" svg:height="0.878cm" svg:x="10.365cm" svg:y="1.22cm" svg:viewBox="0 0 7774 879" draw:points="0,879 7774,879 7774,0 0,0">
          <text:p/>
        </draw:polygon>
        <draw:polygon draw:style-name="gr8" draw:text-style-name="P8" draw:layer="layout" svg:width="0.311cm" svg:height="0.437cm" svg:x="12.733cm" svg:y="1.441cm" svg:viewBox="0 0 312 438" draw:points="60,48 60,212 304,212 304,261 60,261 60,438 0,438 0,0 312,0 312,48">
          <text:p/>
        </draw:polygon>
        <draw:path draw:style-name="gr8" draw:text-style-name="P8" draw:layer="layout" svg:width="0.3cm" svg:height="0.348cm" svg:x="13.096cm" svg:y="1.536cm" svg:viewBox="0 0 301 349" svg:d="M301 174l-1 18-1 16-2 15-2 15-4 13-4 13-5 12-6 11-7 9-7 10-8 8-9 7-9 7-11 5-11 5-12 4-13 3-13 2-13 1-15 1h-7l-6-1h-7l-7-1-6-1-6-1-6-2-6-1-6-2-5-2-6-2-5-2-5-3-5-3-5-3-4-3-5-4-4-4-4-4-4-4-4-5-3-4-4-5-3-5-3-5-3-6-2-6-3-6-2-6-2-6-2-7-2-7-1-7-1-8-2-7-1-8v-8l-1-8v-9-9l1-32 5-30 7-26 11-23 13-19 17-15 19-14 23-8 26-5 28-2h8 7l8 1 7 1 7 1 6 1 7 1 6 2 7 2 5 2 6 2 6 2 5 3 5 3 4 3 5 5 4 3 4 4 4 4 4 4 3 5 4 4 3 5 3 5 3 6 3 5 2 6 2 6 2 6 2 7 1 6 2 7 1 7 2 7v8l1 8 1 7v8l1 9zM242 174v-7-8-7l-1-7v-6l-1-7-1-6-1-5-1-6-1-5-1-5-2-5-1-4-2-5-1-4-2-4-2-3-2-4-3-4-2-3-2-3-3-2-2-3-4-2-3-2-3-3-2-1-4-2-3-1-3-2-3-1-4-1-3-1-4-1h-4l-4-1-4-1h-4-4-4-4-4l-4 1h-4l-4 1-4 1h-4l-3 1-4 1-3 1-4 2-3 1-3 2-3 2-3 2-3 2-3 3-3 2-2 3-3 3-2 4-2 3-2 3-3 4-1 4-2 4-2 4-2 5-1 5-1 5-1 5-2 5-1 6v6l-1 6-1 7v7 7 7 7 8 8 7l1 7v6l1 6 1 7 1 5 1 6 1 5 2 5 1 5 2 4 2 5 1 4 2 4 2 4 2 4 3 3 2 3 2 3 3 3 2 2 3 2 3 3 3 2 3 2 3 2 3 1 3 1 3 1 4 2 3 1h4l3 1h4l4 1h3 4 4 4 4 4 4l4-1 4-1h4l3-1 4-1 4-1 3-2 3-1 4-2 3-2 3-2 2-2 3-3 4-2 2-3 3-3 2-3 3-3 2-4 2-4 2-4 2-4 1-4 2-5 1-5 2-5 1-5 1-6 1-5 1-7 1-6v-6l1-7v-7-8z">
          <text:p/>
        </draw:path>
        <draw:polygon draw:style-name="gr8" draw:text-style-name="P8" draw:layer="layout" svg:width="0.158cm" svg:height="0.342cm" svg:x="13.465cm" svg:y="1.536cm" svg:viewBox="0 0 159 343" draw:points="1,343 1,84 1,82 1,80 1,78 1,76 1,74 1,71 1,69 1,67 1,65 1,63 1,61 1,58 1,56 1,54 1,52 1,50 1,47 1,45 1,44 1,41 1,39 1,37 0,35 0,33 0,32 0,29 0,28 0,26 0,24 0,22 0,20 0,19 0,17 0,15 0,14 0,12 0,10 0,9 0,8 0,6 53,6 53,8 53,9 53,10 54,12 54,14 54,15 54,17 54,19 54,21 54,22 54,24 54,26 54,28 54,30 54,32 54,33 55,35 55,37 55,39 55,41 55,43 55,45 55,47 55,49 55,51 55,52 55,54 55,56 55,58 55,60 55,61 55,63 56,65 56,66 56,68 56,69 56,71 56,72 56,73 56,75 57,75 58,71 59,67 61,63 62,60 63,57 64,53 66,50 67,47 68,44 69,41 71,39 72,36 74,33 75,31 77,28 78,26 80,24 82,22 83,20 85,18 87,16 89,15 91,13 93,11 95,10 97,9 99,8 102,7 104,5 107,4 109,4 112,3 115,2 117,2 120,1 123,1 127,0 130,0 133,0 136,0 138,0 139,0 141,0 142,0 143,0 145,0 146,1 147,1 148,1 150,1 151,1 152,2 153,2 154,2 155,2 156,2 157,2 158,3 159,3 159,54 158,54 157,53 156,53 154,53 153,53 152,52 151,52 149,52 148,52 146,52 145,52 143,52 141,51 140,51 138,51 136,51 135,51 133,51 131,51 129,51 126,51 122,51 119,52 115,52 112,53 108,54 105,55 102,57 99,58 97,60 94,62 91,63 89,65 87,68 84,70 82,73 80,75 78,78 77,81 75,84 73,87 72,90 70,94 69,97 67,101 66,104 65,108 64,112 63,116 62,120 61,125 61,129 60,134 60,138 59,142 59,147 59,152 58,157 58,162 58,167 58,343">
          <text:p/>
        </draw:polygon>
        <draw:polygon draw:style-name="gr8" draw:text-style-name="P8" draw:layer="layout" svg:width="0.445cm" svg:height="0.342cm" svg:x="13.676cm" svg:y="1.536cm" svg:viewBox="0 0 446 343" draw:points="196,343 196,129 196,124 196,119 196,115 195,111 195,106 195,103 194,99 194,95 193,91 193,88 192,85 192,82 190,79 190,76 189,73 188,70 186,68 185,66 184,64 182,62 181,59 179,58 177,56 176,54 174,53 172,51 170,50 168,49 166,48 163,47 161,46 158,46 156,45 153,45 150,44 147,44 144,43 141,43 138,43 134,43 131,43 128,43 124,44 121,44 118,45 115,45 111,46 108,47 105,49 103,50 100,51 97,53 95,55 92,57 89,58 87,61 85,63 82,65 80,68 78,70 76,73 74,76 73,79 71,82 69,85 68,88 66,92 65,95 64,99 62,103 62,107 61,111 60,115 59,119 59,123 58,128 58,132 57,137 57,142 57,147 57,343 2,343 2,78 2,76 2,74 2,71 2,69 2,67 2,65 2,62 2,60 1,58 1,56 1,53 1,51 1,49 1,46 1,44 1,42 1,40 1,38 1,36 1,34 1,32 1,29 1,28 1,26 1,24 1,22 1,20 1,19 1,17 1,16 1,14 0,13 0,11 0,10 0,9 0,8 0,7 0,6 53,6 53,7 53,8 53,9 53,10 53,11 53,12 53,13 53,14 53,16 53,17 54,19 54,20 54,22 54,23 54,25 54,27 54,28 54,30 54,32 54,34 54,35 54,37 54,39 55,41 55,43 55,45 55,46 55,48 55,50 55,52 55,53 55,55 55,57 55,58 55,59 55,61 55,62 55,63 56,63 57,61 59,58 61,55 62,52 64,50 66,47 67,44 69,42 71,39 72,37 74,35 76,33 78,30 80,28 81,26 84,24 86,22 88,21 90,19 92,17 95,16 97,14 100,13 102,11 105,10 108,9 110,8 113,7 116,5 119,4 122,4 125,3 128,2 132,2 135,1 139,1 143,0 146,0 150,0 154,0 162,0 169,1 175,1 182,2 188,4 194,5 200,7 205,10 210,12 214,15 219,18 223,22 226,26 230,30 233,35 236,40 239,45 241,51 243,57 245,63 246,63 248,61 249,58 251,55 252,52 254,50 256,47 258,44 259,42 261,39 263,37 265,35 267,33 269,30 271,28 273,26 275,24 277,22 280,21 282,19 285,17 287,16 290,14 292,13 295,11 298,10 301,9 303,8 307,7 309,5 314,4 317,4 320,3 323,2 327,2 330,1 334,1 337,0 341,0 345,0 349,0 354,0 359,0 363,1 368,1 372,2 377,2 381,3 385,4 389,5 393,7 396,8 400,10 403,11 406,13 410,15 412,17 415,20 418,22 420,25 423,28 425,31 427,34 430,37 431,40 433,44 435,48 436,52 438,56 439,60 440,65 441,69 442,74 443,79 444,84 444,89 445,94 445,100 446,106 446,112 446,118 446,343 391,343 391,129 391,124 390,119 390,115 390,111 390,106 390,103 389,99 389,95 388,91 388,88 387,85 386,82 386,79 384,76 383,73 382,70 381,68 380,66 378,64 377,62 376,59 374,58 372,56 371,54 369,53 367,51 365,50 363,49 360,48 358,47 356,46 353,46 351,45 348,45 345,44 342,44 339,43 336,43 333,43 329,43 326,43 322,43 319,44 316,44 312,45 308,45 305,46 302,47 299,49 296,50 294,51 291,53 288,54 286,56 283,58 281,60 278,62 276,64 274,67 272,69 270,72 268,75 266,78 265,81 263,84 261,87 260,91 259,94 258,98 256,102 255,106 254,110 254,114 253,118 253,123 252,128 252,132 251,137 251,142 251,147 251,343">
          <text:p/>
        </draw:polygon>
        <draw:path draw:style-name="gr8" draw:text-style-name="P8" draw:layer="layout" svg:width="0.056cm" svg:height="0.461cm" svg:x="14.205cm" svg:y="1.417cm" svg:viewBox="0 0 57 462" svg:d="M0 54v-54h57v54zM0 462v-337h57v337z">
          <text:p/>
        </draw:path>
        <draw:polygon draw:style-name="gr8" draw:text-style-name="P8" draw:layer="layout" svg:width="0.274cm" svg:height="0.348cm" svg:x="14.331cm" svg:y="1.536cm" svg:viewBox="0 0 275 349" draw:points="59,173 59,179 59,185 59,190 60,196 60,201 61,206 61,211 62,216 62,221 63,226 64,231 65,236 66,240 67,245 69,249 70,253 72,257 74,261 76,264 77,268 79,271 82,275 84,278 86,281 89,283 91,286 94,289 97,291 100,293 103,295 107,297 110,299 114,300 118,301 122,302 126,303 130,304 134,304 139,305 144,305 150,305 155,304 161,303 166,302 171,301 176,299 181,297 185,294 189,292 193,289 197,285 201,281 204,277 207,273 210,268 212,263 214,258 216,252 217,245 218,239 275,243 274,247 273,251 272,255 271,259 270,263 269,267 267,271 266,275 264,279 263,283 261,287 259,290 256,294 254,297 252,301 249,304 246,307 243,311 240,313 237,317 234,319 230,322 227,325 223,327 219,330 216,332 211,334 207,336 203,338 198,340 194,342 189,343 184,344 179,346 174,347 168,347 163,348 157,348 151,349 145,349 138,349 130,348 123,348 116,347 109,346 102,344 96,342 90,340 84,338 78,335 73,332 68,330 63,326 58,323 53,319 49,316 45,312 41,308 37,304 33,299 30,294 27,289 24,284 21,279 19,273 16,268 14,262 12,256 10,250 9,244 7,237 6,231 5,224 4,217 3,210 1,203 0,196 0,189 0,182 0,174 0,168 0,161 0,155 1,149 1,143 3,137 4,131 4,126 5,120 6,115 7,110 9,105 10,100 12,95 13,90 15,86 16,82 18,78 20,74 22,70 24,66 26,62 28,59 31,55 33,52 35,48 38,46 41,42 43,40 46,37 48,34 51,32 54,30 57,27 60,24 63,22 66,20 69,18 72,17 75,15 78,14 82,12 85,11 88,9 92,8 95,7 98,6 102,5 106,4 109,4 113,3 116,2 120,2 123,1 127,1 130,1 134,0 138,0 141,0 145,0 150,0 156,0 161,1 166,1 171,2 176,3 181,4 186,5 191,6 195,8 199,9 204,11 207,13 211,15 215,17 219,19 223,21 226,24 229,27 233,30 236,33 239,35 242,39 245,41 247,45 250,48 252,51 254,54 257,58 259,62 261,65 263,69 264,73 266,77 267,81 269,84 270,89 271,93 272,97 273,101 215,105 215,100 213,95 212,90 210,85 208,80 205,76 203,72 200,68 197,64 193,61 190,58 186,55 181,53 177,51 172,49 167,47 161,46 156,45 150,45 143,45 138,45 134,45 130,45 125,46 121,47 117,47 114,48 110,50 107,51 103,53 100,54 97,56 94,58 91,60 89,63 86,65 84,68 82,70 79,74 77,76 76,80 74,83 72,87 70,90 69,94 67,99 66,103 65,107 64,112 63,117 62,121 62,126 61,132 61,137 60,143 60,149 59,154 59,161 59,167">
          <text:p/>
        </draw:polygon>
        <draw:path draw:style-name="gr8" draw:text-style-name="P8" draw:layer="layout" svg:width="0.056cm" svg:height="0.461cm" svg:x="14.664cm" svg:y="1.417cm" svg:viewBox="0 0 57 462" svg:d="M0 54v-54h57v54zM0 462v-337h57v337z">
          <text:p/>
        </draw:path>
        <draw:path draw:style-name="gr8" draw:text-style-name="P8" draw:layer="layout" svg:width="0.286cm" svg:height="0.467cm" svg:x="14.789cm" svg:y="1.417cm" svg:viewBox="0 0 287 468" svg:d="M229 408l-3 6-4 6-3 5-4 5-4 5-4 5-5 4-4 4-5 3-5 3-5 2-6 3-7 2-6 2-6 1-6 2-7 1h-7l-7 1h-8l-12-1-12-1-11-2-10-3-10-4-9-5-8-5-8-7-7-7-6-8-6-9-5-10-4-11-4-11-4-13-2-13-2-14-2-16-1-16v-17l1-33 4-30 6-27 9-23 11-19 13-16 17-12 18-9 21-5 23-2h8l7 1h7l7 1 6 1 7 2 6 2 6 2 6 2 5 3 5 3 5 3 4 3 5 5 4 4 4 5 4 4 3 6 4 5 3 6h1v-1-1-1-1-1-1l-1-1v-1-1-2-1-2-1-2-1-1-2-1-2-1-1-2-1-2-1-1-2-1-1-2-1-1-1-1-1-1-1-1-130h56v393 2 2 3 2 2 3 2 2 2 2 3 2 2 2 2 3 1 2 2 2 2l1 2v2 1 2 2 1 1 2 1 2 1 1 1 1 1 1 1l1 1h-54v-1-1-1-1l-1-1v-1-1-1-1-1-2-1-1-1-2l-1-1v-2-1-2-1-1-2-2-1-2-1-2-1-2l-1-2v-1-2-2-1-2-2-1-2-1zM59 293v7 7 7 6l1 6v6l1 5v6l1 5 1 5 1 5 1 5 1 4 1 4 2 5 1 3 2 4 1 4 2 4 2 3 2 3 2 3 2 3 2 2 3 3 2 2 3 2 3 2 2 1 4 2 2 2 4 1 3 1 3 1 4 1 4 1h4 3l4 1h5 4l4-1h5 4l3-1 4-1 4-1 4-1 3-1 4-1 4-2 3-2 3-2 3-1 3-3 3-2 3-3 2-2 2-4 3-2 2-4 2-3 2-4 2-4 2-4 2-4 1-5 1-4 2-5 1-5 1-6 1-5 1-6 1-6v-6l1-6 1-7v-7-7-7-7-7-7l-1-6-1-6v-6l-1-6-1-5-1-5-1-5-1-5-2-5-1-5-1-5-2-4-2-4-2-3-2-4-2-3-2-3-3-3-2-3-3-3-2-2-3-2-3-2-3-3-3-1-3-2-4-1-4-1-3-2-4-1h-3l-4-1-4-1h-4l-4-1h-4-5-4-3l-4 1h-4l-4 1-3 1-3 1-4 1-3 1-3 1-3 2-3 1-2 2-3 2-3 2-2 3-2 2-3 3-2 3-2 3-2 3-2 4-1 3-2 4-1 4-2 5-1 5-1 5-2 4-1 5-1 6v5l-1 6-1 5v6l-1 7v6 7 6z">
          <text:p/>
        </draw:path>
        <draw:path draw:style-name="gr8" draw:text-style-name="P8" draw:layer="layout" svg:width="0.327cm" svg:height="0.348cm" svg:x="15.142cm" svg:y="1.536cm" svg:viewBox="0 0 328 349" svg:d="M103 349l-10-1h-9l-9-2-9-2-7-2-8-3-6-3-7-4-6-5-5-5-5-5-4-6-5-7-3-6-3-8-2-7-2-8-1-8-1-9-1-9 1-6v-7l1-6 1-6 1-5 1-5 1-6 3-4 2-5 2-4 3-5 3-4 3-3 3-4 4-4 3-3 3-3 4-3 4-3 4-2 4-2 4-2 5-2 4-2 5-2 4-2 5-1 5-1 5-2 5-1 6-1h5l5-1 5-1h6l5-1h5l6-1h5 5l76-1v-18-4-4l-1-4v-4-4l-1-3v-3l-1-4-1-3-1-3-1-3-1-2-1-3-1-2-1-3-2-2-1-3-1-2-2-1-2-2-2-2-2-2-2-1-2-2-2-1-2-1-3-1-2-1-3-2h-3l-2-1-3-1-3-1h-3l-3-1h-3-4-3-4l-3-1h-4l-3 1h-3-3-3-2l-3 1h-3-3l-2 1h-3l-3 1h-2l-2 1-3 1-2 1-2 1-2 1-2 1-2 1-2 2-2 1-1 1-2 2-2 1-1 2-1 2-2 1-1 3-1 2-2 2-1 2-1 2-1 3v2l-1 3-1 3v2l-1 4v3l-60-5 1-5 2-3 1-4 1-4 1-4 1-3 1-4 2-3 2-4 1-3 2-3 2-4 2-3 2-3 3-2 2-3 3-3 3-3 2-2 4-4 3-2 3-2 4-2 4-3 4-1 4-2 4-2 4-2 5-1 5-1 5-2 5-1 5-1 6-1h5l6-1h6l7-1h6 7 12l12 1 11 1 11 2 9 3 10 3 8 4 8 5 8 4 6 7 6 6 6 6 5 8 4 7 3 8 3 9 2 9 2 10 1 10v11 144 5 5l1 4v4l1 4 1 4v3l1 3 1 3 2 3 1 2 2 2 2 2 2 2 2 1 3 1 3 1 2 1h4 3 2 1 1 1 1 1 1 1l1-1h1 1 2 1l1-1h1 1 1v35h-2l-2 1h-3-2l-2 1h-2-2l-2 1h-2-2-2l-3 1h-2-2-2l-2 1h-3-2-2-2-3-4l-2-1h-3l-3-1h-3-2l-3-1-2-1h-3l-2-1-2-1-2-2-2-1-2-1-2-1-1-1-2-2-1-2-2-1-2-2-1-2-1-2-1-2-1-2-1-2-1-2-1-2-1-3-1-2v-3l-1-3-1-2v-3l-1-3v-3l-1-3v-3-3l-1-4h-1l-2 4-2 3-2 3-2 3-2 3-2 2-2 3-2 3-2 3-2 2-2 3-2 3-3 2-2 2-3 2-2 3-3 2-3 2-2 2-3 2-3 1-3 2-3 2-3 1-3 2-4 1-3 2-3 1-4 1-4 1-3 1-4 1h-4l-4 1-4 1h-4-5l-4 1h-4zM116 307h5l5-1h5l5-1h4l5-1 5-2 4-1 4-2 4-2 4-2 4-2 4-2 3-3 3-2 4-3 3-2 3-3 3-3 2-3 3-3 2-3 3-3 2-4 2-3 2-3 2-3 1-4 2-3 1-4 1-4 1-3 1-4 2-3v-4l1-3v-3-4l1-3v-4-27l-61 1h-5-4l-3 1h-5-4-3l-4 1h-4l-4 1h-4l-3 1-4 1h-3l-3 1-4 1-3 1-3 1-3 2-3 1-3 2-2 1-3 2-2 2-3 2-2 2-2 2-3 2-1 3-2 2-2 3-2 3-1 3-1 3-1 4-1 3-1 4v4l-1 4v4 5 5 5l1 5 1 5 2 4 1 4 2 4 2 4 3 3 2 3 4 3 3 2 4 3 3 1 4 2 5 2 4 1h5l5 1z">
          <text:p/>
        </draw:path>
        <draw:path draw:style-name="gr8" draw:text-style-name="P8" draw:layer="layout" svg:width="0.298cm" svg:height="0.348cm" svg:x="15.496cm" svg:y="1.536cm" svg:viewBox="0 0 299 349" svg:d="M58 186v6l1 5v5 5l1 5v5l1 4 1 5v5l1 4 2 5 1 4 1 4 2 4 2 4 1 3 2 4 2 4 2 3 2 4 3 2 2 4 3 2 3 3 2 3 3 2 3 2 4 2 3 2 3 2 4 2 4 1 4 1 4 2 4 1 4 1h5 4l5 1h6 7l7-1h6l6-1 6-2 6-1 5-2 6-2 4-3 5-3 4-3 4-3 4-3 3-3 3-4 3-4 3-4 2-4 2-4 2-4 49 13-2 3-1 3-1 3-1 3-2 2-1 3-2 3-1 3-2 3-2 3-2 2-2 3-2 3-3 2-2 3-3 2-3 3-2 2-3 3-3 2-3 2-4 2-4 2-3 2-4 2-4 2-4 2-5 1-4 2-5 2-5 1-5 1-5 1-5 1-6 1-6 1h-6-6l-7 1h-6l-15-1-15-1-13-2-12-3-12-4-11-5-10-6-10-7-8-7-9-9-7-9-6-10-6-11-5-12-5-13-3-13-3-15-2-15-1-16v-17-10-9l1-9 1-8 1-8 1-8 2-7 1-7 2-7 3-7 2-6 3-7 2-6 3-5 3-6 4-5 3-5 4-5 4-4 4-4 4-4 4-4 5-4 4-4 5-3 5-3 5-2 5-3 5-2 5-2 6-2 6-1 5-2 6-1 6-1 6-1h6l6-1h6 7 8l8 1h8l7 1 7 1 7 2 7 2 6 2 6 2 6 3 6 2 5 3 5 4 5 4 5 4 4 4 4 4 5 4 3 4 4 5 3 5 3 5 3 6 3 5 2 5 3 6 2 6 2 6 2 6 1 7 2 6 1 7 1 7 1 7 1 7v7l1 7v7l1 8v7 7zM241 144l-1-11-2-9-1-10-2-8-3-8-3-8-3-6-4-7-4-5-4-6-5-4-5-4-5-4-6-3-6-3-7-2-7-2-7-1-8-1h-8-4-3-3l-2 1h-4l-2 1h-4l-2 1-4 1-3 1-3 1-2 1-4 1-2 1-3 2-3 1-3 2-2 2-3 2-3 3-2 2-3 3-2 2-3 3-2 3-2 3-2 4-2 3-2 4-2 4-2 4-1 4-1 5-2 4-1 5-1 5-1 5v6l-1 6v6z">
          <text:p/>
        </draw:path>
        <draw:polygon draw:style-name="gr7" draw:text-style-name="P7" draw:layer="layout" svg:width="7.773cm" svg:height="0.878cm" svg:x="18.332cm" svg:y="1.22cm" svg:viewBox="0 0 7774 879" draw:points="0,879 7774,879 7774,0 0,0">
          <text:p/>
        </draw:polygon>
        <draw:polygon draw:style-name="gr8" draw:text-style-name="P8" draw:layer="layout" svg:width="0.28cm" svg:height="0.437cm" svg:x="20.805cm" svg:y="1.441cm" svg:viewBox="0 0 281 438" draw:points="0,438 0,0 60,0 60,389 281,389 281,438">
          <text:p/>
        </draw:polygon>
        <draw:path draw:style-name="gr8" draw:text-style-name="P8" draw:layer="layout" svg:width="0.326cm" svg:height="0.348cm" svg:x="21.133cm" svg:y="1.536cm" svg:viewBox="0 0 327 349" svg:d="M102 349l-10-1h-10l-9-2-8-2-8-2-7-3-7-3-6-4-6-5-6-5-4-5-5-6-3-7-4-6-3-8-2-7-2-8-1-8-1-9v-9-6l1-7v-6l1-6 1-5 2-5 1-6 2-4 2-5 2-4 3-5 3-4 3-3 3-4 3-4 3-3 4-3 4-3 3-3 5-2 3-2 5-2 4-2 5-2 4-2 5-2 5-1 5-1 5-2 5-1 5-1h5l6-1 5-1h5l5-1h6l5-1h5 6l76-1v-18-4-4-4l-2-4v-4-3l-1-3-1-4v-3l-1-3-1-3-1-2-1-3-1-2-2-3-1-2-2-3-1-2-2-1-1-2-2-2-2-2-2-1-2-2-3-1-2-1-2-1-3-1-2-2h-3l-3-1-3-1-3-1h-2l-4-1h-3-3-3-4l-4-1h-3l-3 1h-3-3-3-3l-3 1h-2-3l-3 1h-2l-3 1h-2l-3 1-2 1-2 1-2 1-2 1-3 1-1 1-2 2-2 1-2 1-1 2-2 1-2 2-1 2-1 1-2 3-1 2-1 2-1 2-1 2-1 3-1 2v3l-1 3-1 2v4l-1 3-58-5 1-5 1-3v-4l1-4 1-4 2-3 1-4 2-3 1-4 2-3 2-3 2-4 1-3 3-3 2-2 3-3 2-3 3-3 3-2 3-4 4-2 3-2 4-2 3-3 5-1 3-2 5-2 4-2 4-1 5-1 5-2 5-1 6-1 5-1h6l6-1h6l6-1h7 7 12l12 1 11 1 10 2 10 3 9 3 10 4 8 5 7 4 7 7 6 6 5 6 5 8 4 7 4 8 3 9 2 9 2 10v10l1 11v144 5 5 4l1 4v4l1 4 1 3 1 3 1 3 1 3 2 2 1 2 2 2 2 2 3 1 2 1 3 1 3 1h3 4 1 1 1 1 1 1 1 1l1-1h1 1 1 1 1 1l1-1h1 1v35h-2l-2 1h-2-2l-2 1h-2-2l-3 1h-2-2-2l-2 1h-2-2-2l-3 1h-2-2-3-2-3-3l-3-1h-3l-3-1h-2-3l-2-1-3-1h-2l-2-1-2-1-3-2-1-1-2-1-2-1-2-1-1-2-2-2-1-1-2-2-1-2-1-2-2-2-1-2-1-2-1-2-1-2v-3l-1-2-1-3-1-3v-2l-1-3v-3l-1-3v-3-3l-1-3v-4h-2l-3 4-1 3-2 3-2 3-2 3-2 2-2 3-2 3-2 3-3 2-2 3-2 3-2 2-3 2-2 2-3 3-2 2-3 2-2 2-3 2-3 1-3 2-3 2-3 1-4 2-3 1-3 2-4 1-3 1-4 1-4 1-4 1h-3l-4 1-4 1h-4-5l-4 1h-5zM114 307h6l5-1h4l5-1h5l5-1 4-2 4-1 5-2 4-2 4-2 4-2 3-2 4-3 3-2 3-3 4-2 2-3 3-3 3-3 3-3 2-3 2-3 3-4 2-3 1-3 2-3 2-4 1-3 2-4 1-4 1-3 1-4 1-3 1-4v-3l2-3v-4-3-4-27l-62 1h-4-4l-4 1h-4-4-4l-3 1h-4l-4 1h-4l-4 1-3 1h-4l-3 1-3 1-3 1-3 1-4 2-2 1-3 2-3 1-2 2-3 2-2 2-3 2-2 2-2 2-2 3-2 2-1 3-2 3-1 3-2 3-1 4v3l-1 4-1 4v4 4 5 5 5l1 5 1 5 1 4 2 4 2 4 2 4 2 3 3 3 3 3 3 2 4 3 4 1 4 2 4 2 5 1h5l5 1z">
          <text:p/>
        </draw:path>
        <draw:polygon draw:style-name="gr8" draw:text-style-name="P8" draw:layer="layout" svg:width="0.162cm" svg:height="0.416cm" svg:x="21.469cm" svg:y="1.467cm" svg:viewBox="0 0 163 417" draw:points="163,409 161,410 157,410 154,411 152,412 149,412 147,413 144,413 141,413 139,414 136,414 133,415 131,415 128,416 125,416 122,416 119,416 116,416 112,416 109,417 106,417 93,416 82,413 71,410 63,404 55,397 49,388 45,378 41,367 39,354 39,339 39,116 0,116 0,75 41,75 57,0 94,0 94,75 156,75 156,116 94,116 94,327 94,332 95,337 95,340 96,344 97,348 97,351 98,354 99,357 101,360 102,362 104,363 106,365 108,367 111,368 113,369 116,370 119,370 123,371 126,371 130,371 131,371 133,371 135,371 136,371 138,371 139,371 141,370 142,370 144,370 145,370 147,370 148,369 150,369 152,369 153,368 155,368 157,368 160,368 161,367 163,367">
          <text:p/>
        </draw:polygon>
        <draw:polygon draw:style-name="gr8" draw:text-style-name="P8" draw:layer="layout" svg:width="0.159cm" svg:height="0.342cm" svg:x="21.678cm" svg:y="1.536cm" svg:viewBox="0 0 160 343" draw:points="2,343 2,84 2,82 2,80 2,78 2,76 2,74 1,71 1,69 1,67 1,65 1,63 1,61 1,58 1,56 1,54 1,52 1,50 1,47 1,45 1,44 1,41 1,39 1,37 1,35 1,33 1,32 1,29 1,28 1,26 0,24 0,22 0,20 0,19 0,17 0,15 0,14 0,12 0,10 0,9 0,8 0,6 54,6 54,8 54,9 54,10 54,12 54,14 54,15 54,17 54,19 54,21 54,22 54,24 54,26 55,28 55,30 55,32 55,33 55,35 55,37 55,39 55,41 55,43 55,45 55,47 55,49 56,51 56,52 56,54 56,56 56,58 56,60 56,61 56,63 56,65 56,66 56,68 56,69 56,71 56,72 56,73 56,75 57,75 59,71 60,67 61,63 62,60 63,57 65,53 66,50 67,47 68,44 70,41 71,39 73,36 74,33 75,31 77,28 79,26 80,24 82,22 84,20 85,18 87,16 89,15 91,13 93,11 95,10 98,9 100,8 102,7 104,5 107,4 109,4 112,3 115,2 118,2 121,1 124,1 127,0 130,0 134,0 137,0 138,0 140,0 141,0 143,0 144,0 145,0 146,1 147,1 149,1 150,1 151,1 152,2 153,2 155,2 156,2 157,2 158,3 159,3 160,3 160,54 158,54 157,53 156,53 155,53 153,53 152,52 151,52 150,52 148,52 147,52 145,52 144,52 142,51 140,51 139,51 137,51 135,51 133,51 132,51 130,51 126,51 122,51 119,52 115,52 112,53 109,54 106,55 103,57 100,58 97,60 95,62 92,63 90,65 87,68 85,70 83,73 81,75 79,78 77,81 75,84 73,87 72,90 70,94 69,97 68,101 67,104 65,108 65,112 63,116 62,120 62,125 61,129 61,134 60,138 60,142 59,147 59,152 59,157 59,162 59,167 59,343">
          <text:p/>
        </draw:polygon>
        <draw:path draw:style-name="gr8" draw:text-style-name="P8" draw:layer="layout" svg:width="0.055cm" svg:height="0.461cm" svg:x="21.89cm" svg:y="1.417cm" svg:viewBox="0 0 56 462" svg:d="M0 54v-54h56v54zM0 462v-337h56v337z">
          <text:p/>
        </draw:path>
        <draw:path draw:style-name="gr8" draw:text-style-name="P8" draw:layer="layout" svg:width="0.285cm" svg:height="0.467cm" svg:x="22.015cm" svg:y="1.417cm" svg:viewBox="0 0 286 468" svg:d="M229 408l-3 6-4 6-3 5-4 5-4 5-4 5-5 4-5 4-4 3-5 3-6 2-5 3-6 2-6 2-6 1-6 2-7 1h-7l-7 1h-8l-12-1-12-1-11-2-10-3-11-4-9-5-8-5-8-7-7-7-6-8-6-9-5-10-5-11-3-11-4-13-2-13-2-14-2-16-1-16v-17l1-33 4-30 6-27 9-23 11-19 13-16 16-12 20-9 21-5 23-2h8l7 1h7l7 1 6 1 6 2 6 2 6 2 6 2 5 3 5 3 5 3 4 3 5 5 4 4 4 5 4 4 3 6 4 5 3 6h1v-1-1-1l-1-1v-1-1-1-1-1-2-1-2-1-2-1-1-2-1-2-1-1-2-1-2-1-1-2-1-1-2-1-1-1-1-1-1-1-1-130h56v393 2 2 3 2 2 3 2 2 2 2 3 2 2 2 2 3 1 2 2 2 2 2 2l1 1v2 2 1 1 2 1 2 1 1 1 1 1 1 1 1h-53v-1-1-1l-1-1v-1-1-1-1-1-1-2-1-1-1l-1-2v-1-2-1-2-1-1-2-2-1-2-1-2l-1-1v-2-2-1-2-2-1-2-2-1-2-1zM59 293v7 7 7 6l1 6v6l1 5v6l1 5 1 5 1 5 1 5 1 4 1 4 1 5 2 3 2 4 2 4 2 4 2 3 2 3 2 3 2 3 2 2 3 3 2 2 3 2 3 2 2 1 3 2 3 2 4 1 3 1 3 1 4 1 4 1h3 4l4 1h5 4l4-1h4 4l4-1 4-1 4-1 3-1 4-1 3-1 4-2 3-2 3-2 3-1 3-3 3-2 2-3 3-2 2-4 3-2 2-4 2-3 2-4 2-4 2-4 1-4 2-5 1-4 2-5 1-5 1-6 1-5 1-6 1-6v-6l1-6v-7-7l1-7v-7-7l-1-7v-7-6l-1-6v-6l-1-6-1-5-1-5-1-5-1-5-2-5-1-5-2-5-1-4-2-4-2-3-2-4-2-3-2-3-3-3-2-3-3-3-2-2-3-2-3-2-3-3-3-1-3-2-4-1-3-1-3-2-4-1h-4l-3-1-4-1h-4l-4-1h-5-4-4-4l-3 1h-4l-4 1-3 1-4 1-3 1-3 1-3 1-3 2-3 1-3 2-2 2-3 2-2 3-2 2-3 3-2 3-2 3-2 3-2 4-1 3-3 4-2 4-1 5-1 5-2 5-1 4-1 5-1 6-1 5v6l-1 5v6l-1 7v6 7 6z">
          <text:p/>
        </draw:path>
        <draw:path draw:style-name="gr8" draw:text-style-name="P8" draw:layer="layout" svg:width="0.056cm" svg:height="0.461cm" svg:x="22.384cm" svg:y="1.417cm" svg:viewBox="0 0 57 462" svg:d="M0 54v-54h57v54zM0 462v-337h57v337z">
          <text:p/>
        </draw:path>
        <draw:path draw:style-name="gr8" draw:text-style-name="P8" draw:layer="layout" svg:width="0.056cm" svg:height="0.461cm" svg:x="22.525cm" svg:y="1.417cm" svg:viewBox="0 0 57 462" svg:d="M0 54v-54h57v54zM0 462v-337h57v337z">
          <text:p/>
        </draw:path>
        <draw:path draw:style-name="gr8" draw:text-style-name="P8" draw:layer="layout" svg:width="0.286cm" svg:height="0.467cm" svg:x="22.65cm" svg:y="1.417cm" svg:viewBox="0 0 287 468" svg:d="M229 408l-3 6-4 6-3 5-4 5-4 5-4 5-5 4-4 4-5 3-5 3-5 2-6 3-6 2-5 2-7 1-6 2-7 1h-7l-7 1h-7l-13-1-12-1-11-2-10-3-10-4-8-5-9-5-8-7-7-7-6-8-6-9-5-10-4-11-4-11-3-13-4-13-2-14-2-16v-16l-1-17 1-33 4-30 7-27 9-23 11-19 14-16 16-12 18-9 21-5 24-2h7l7 1h7l7 1 7 1 6 2 6 2 5 2 6 2 5 3 5 3 5 3 4 3 5 5 4 4 4 5 4 4 3 6 4 5 3 6h1v-1-1-1-1-1-1-1-1-1-2-1-2-1l-1-2v-1-1-2-1-2-1-1-2-1-2-1-1-2-1-1-2-1-1-1-1-1-1-1-1-130h56v393 2 2 3 2 2 3 2 2 2 2 3 2 2 2 2 3 1 2l1 2v2 2 2 2 1 2 2 1 1 2 1 2 1 1 1 1l1 1v1 1 1h-54v-1-1-1-1-1-1l-1-1v-1-1-1-2-1-1-1-2-1-2l-1-1v-2-1-1-2-2-1-2-1-2-1-2-2-1-2-2-1l-1-2v-2-1-2-1zM60 293v7 7 7l1 6v6 6l1 5 1 6v5l1 5 1 5 1 5 1 4 1 4 2 5 1 3 2 4 1 4 2 4 2 3 2 3 2 3 2 3 3 2 2 3 3 2 2 2 3 2 3 1 3 2 3 2 3 1 3 1 4 1 3 1 4 1h4 4l4 1h4 4l4-1h5 4l4-1 4-1 3-1 4-1 3-1 4-1 3-2 3-2 3-2 3-1 3-3 3-2 3-3 2-2 2-4 3-2 2-4 2-3 2-4 2-4 2-4 2-4 1-5 2-4 1-5 1-5 1-6 1-5 1-6 1-6 1-6v-6-7l1-7v-7-7-7-7l-1-7v-6-6l-1-6-1-6-1-5-1-5-1-5-1-5-1-5-2-5-1-5-2-4-2-4-2-3-2-4-2-3-2-3-3-3-2-3-2-3-3-2-3-2-3-2-3-3-3-1-3-2-3-1-4-1-3-2-4-1h-3l-4-1-4-1h-4l-4-1h-4-4-5-4l-3 1h-4l-3 1-4 1-4 1-3 1-3 1-3 1-3 2-3 1-2 2-3 2-2 2-3 3-2 2-2 3-3 3-2 3-1 3-2 4-2 3-2 4-1 4-2 5-1 5-1 5-1 4-2 5v6l-1 5-1 6v5l-1 6v7l-1 6v7 6z">
          <text:p/>
        </draw:path>
        <draw:path draw:style-name="gr8" draw:text-style-name="P8" draw:layer="layout" svg:width="0.326cm" svg:height="0.348cm" svg:x="23.004cm" svg:y="1.536cm" svg:viewBox="0 0 327 349" svg:d="M101 349l-10-1h-9l-9-2-8-2-8-2-7-3-8-3-6-4-6-5-5-5-5-5-4-6-4-7-3-6-3-8-2-7-2-8-1-8-1-9v-9-6-7l1-6 1-6 1-5 1-5 2-6 2-4 2-5 2-4 3-5 2-4 3-3 3-4 4-4 3-3 4-3 3-3 4-3 4-2 4-2 4-2 5-2 4-2 5-2 4-2 5-1 5-1 5-2 6-1 5-1h5l5-1 5-1h6l5-1h6l5-1h5 5l76-1v-18-4-4-4l-1-4v-4l-1-3v-3l-1-4-1-3-1-3v-3l-1-2-1-3-2-2-1-3-1-2-2-3-2-2-1-1-2-2-2-2-2-2-2-1-2-2-2-1-2-1-3-1-2-1-3-2h-2l-3-1-3-1-3-1h-3l-3-1h-3-3-4-4l-3-1h-3l-3 1h-4-2-4-2l-3 1h-3-3l-2 1h-3l-2 1h-3l-2 1-2 1-3 1-2 1-2 1-2 1-2 1-2 2-1 1-2 1-2 2-2 1-1 2-2 2-1 1-1 3-1 2-1 2-2 2-1 2v3l-1 2-1 3-1 3v2l-1 4v3l-58-5v-5l1-3 1-4 1-4 1-4 1-3 2-4 1-3 2-4 1-3 2-3 2-4 2-3 2-3 3-2 2-3 3-3 3-3 3-2 3-4 3-2 4-2 3-2 4-3 4-1 4-2 4-2 5-2 4-1 5-1 5-2 5-1 5-1 6-1h6l6-1h6l6-1h6 7 12l12 1 11 1 11 2 9 3 10 3 8 4 8 5 9 4 6 7 6 6 6 6 4 8 5 7 3 8 3 9 3 9 1 10 1 10v11 144 5 5l1 4v4l1 4v4l2 3 1 3 1 3 1 3 1 2 2 2 2 2 2 2 2 1 3 1 3 1 3 1h3 3 1 2 1 1 1 1 1 1l1-1h1 1 1 2l1-1h1 1 1v35h-2l-2 1h-3-2l-2 1h-2-2l-2 1h-2-2-2l-2 1h-2-3-2l-2 1h-2-3-2-2-3-3l-3-1h-3l-3-1h-3-2l-3-1-2-1h-2l-3-1-2-1-2-2-2-1-2-1-1-1-2-1-2-2-1-2-2-1-1-2-2-2-2-2-1-2-1-2-1-2-1-2-1-2-1-3-1-2v-3l-1-3v-2l-1-3-1-3v-3l-1-3v-3-3-4h-2l-2 4-2 3-2 3-1 3-3 3-2 2-2 3-2 3-2 3-2 2-2 3-2 3-3 2-2 2-2 2-3 3-2 2-3 2-3 2-3 2-3 1-3 2-3 2-3 1-3 2-3 1-4 2-3 1-4 1-3 1-4 1-4 1h-4l-4 1-4 1h-4-4l-5 1h-4zM114 307h5l5-1h5l5-1h5l4-1 5-2 4-1 4-2 4-2 4-2 4-2 4-2 3-3 4-2 3-3 3-2 3-3 3-3 2-3 3-3 2-3 3-3 2-4 2-3 2-3 2-3 1-4 2-3 1-4 2-4 1-3 1-4v-3l1-4 1-3v-3l1-4v-3-4-27l-61 1h-4-4l-4 1h-4-4-4l-4 1h-4l-4 1h-3l-4 1-3 1h-4l-3 1-4 1-3 1-3 1-3 2-3 1-3 2-2 1-3 2-2 2-3 2-2 2-2 2-2 2-2 3-2 2-2 3-1 3-2 3-1 3-1 4-1 3-1 4v4l-1 4v4 5 5l1 5v5l1 5 2 4 1 4 2 4 2 4 3 3 3 3 3 3 3 2 4 3 4 1 4 2 4 2 5 1h5l4 1z">
          <text:p/>
        </draw:path>
        <draw:path draw:style-name="gr8" draw:text-style-name="P8" draw:layer="layout" svg:width="0.298cm" svg:height="0.348cm" svg:x="23.357cm" svg:y="1.536cm" svg:viewBox="0 0 299 349" svg:d="M58 186v6l1 5v5 5l1 5v5l1 4 1 5 1 5 1 4 1 5 1 4 2 4 1 4 2 4 2 3 1 4 2 4 2 3 2 4 3 2 2 4 3 2 3 3 2 3 4 2 2 2 4 2 3 2 4 2 3 2 4 1 4 1 4 2 4 1 4 1h5 4l5 1h5 7l7-1h6l7-1 6-2 5-1 6-2 5-2 5-3 4-3 4-3 4-3 4-3 3-3 4-4 2-4 3-4 2-4 2-4 2-4 50 13-1 3-2 3-1 3-1 3-2 2-1 3-2 3-1 3-2 3-2 3-2 2-2 3-2 3-2 2-3 3-3 2-2 3-3 2-4 3-3 2-4 2-3 2-3 2-4 2-4 2-4 2-4 2-5 1-4 2-5 2-5 1-5 1-5 1-5 1-6 1-6 1h-6-6l-6 1h-7l-14-1-14-1-13-2-13-3-12-4-11-5-10-6-9-7-9-7-8-9-8-9-6-10-6-11-5-12-5-13-3-13-3-15-2-15-1-16v-17-10-9l1-9 1-8 1-8 1-8 2-7 1-7 2-7 3-7 2-6 3-7 2-6 3-5 4-6 3-5 3-5 4-5 4-4 4-4 4-4 4-4 5-4 4-4 5-3 5-3 5-2 5-3 5-2 6-2 5-2 6-1 5-2 6-1 6-1 6-1h6l6-1h6 6 8l8 1h8l8 1 7 1 6 2 7 2 6 2 6 2 6 3 6 2 5 3 5 4 5 4 5 4 4 4 6 4 4 4 3 4 4 5 3 5 3 5 3 6 3 5 3 5 2 6 2 6 2 6 2 6 1 7 2 6 1 7 1 7 1 7 1 7 1 7v7l1 7v8 7 7zM240 144l-1-11-1-9-2-10-3-8-2-8-3-8-3-6-4-7-3-5-5-6-5-4-5-4-5-4-6-3-6-3-7-2-7-2-7-1-8-1h-8-3-3-3l-2 1h-3l-3 1h-3l-3 1-3 1-3 1-3 1-3 1-3 1-3 1-3 2-3 1-3 2-2 2-3 2-3 3-2 2-3 3-2 2-3 3-2 3-2 3-2 4-2 3-2 4-2 4-1 4-2 4-2 5-1 4-1 5-1 5v5l-1 6v6l-1 6z">
          <text:p/>
        </draw:path>
        <draw:polygon draw:style-name="gr7" draw:text-style-name="P7" draw:layer="layout" svg:width="7.773cm" svg:height="0.878cm" svg:x="26.298cm" svg:y="1.22cm" svg:viewBox="0 0 7774 879" draw:points="0,879 7774,879 7774,0 0,0">
          <text:p/>
        </draw:polygon>
        <draw:polygon draw:style-name="gr8" draw:text-style-name="P8" draw:layer="layout" svg:width="0.366cm" svg:height="0.45cm" svg:x="28.307cm" svg:y="1.434cm" svg:viewBox="0 0 367 451" draw:points="367,324 366,329 366,335 366,340 365,345 364,350 363,355 361,360 360,365 358,370 356,375 354,379 351,384 348,388 344,392 341,396 338,401 334,404 330,408 326,412 322,415 317,418 312,421 307,425 302,427 296,430 291,433 285,435 278,437 272,439 265,442 258,443 251,445 244,446 236,448 228,449 220,449 212,450 203,450 194,451 185,451 169,450 154,450 139,448 125,446 112,444 100,440 88,437 77,432 67,428 58,422 49,416 41,410 34,403 27,395 21,387 15,379 10,370 6,360 3,350 0,340 57,328 58,332 59,335 60,338 61,341 63,345 64,348 66,350 67,354 69,356 71,359 72,362 75,365 77,367 79,370 81,372 84,374 86,377 89,379 92,381 95,383 98,385 101,387 105,389 108,391 112,392 116,394 120,395 124,397 129,398 133,399 137,400 142,401 147,402 152,402 158,403 163,404 169,404 175,404 181,404 187,404 192,404 198,404 203,404 208,404 212,403 217,403 222,402 227,402 231,401 235,400 240,399 244,398 248,397 252,396 256,394 260,393 263,391 267,390 270,388 273,386 276,384 279,382 282,380 285,378 287,376 290,373 292,371 294,368 296,365 298,362 300,359 301,356 302,353 303,349 305,346 305,342 306,339 306,335 307,331 307,327 307,323 306,319 306,315 305,311 304,307 303,304 302,301 300,298 299,295 297,292 295,290 293,287 290,285 288,282 285,280 282,278 279,276 276,274 273,272 270,270 266,269 262,267 258,265 254,264 250,262 246,261 241,259 237,258 232,257 227,256 222,255 217,253 212,252 207,251 202,250 196,248 191,247 185,246 179,244 173,243 169,242 166,241 162,240 158,240 155,239 151,238 148,237 144,236 140,235 136,234 133,233 129,232 125,231 122,230 118,229 115,228 111,227 108,225 105,224 101,223 97,221 94,220 91,219 88,217 85,215 82,214 78,212 75,210 72,209 69,207 66,205 64,203 61,201 58,199 55,197 53,195 51,193 48,190 46,188 43,186 41,183 40,180 37,178 36,175 34,172 32,169 31,166 29,163 28,160 27,156 25,153 24,149 23,146 23,142 22,137 21,134 21,130 21,125 21,121 20,117 21,111 21,105 22,99 22,94 23,88 25,83 27,78 28,73 30,68 33,64 35,60 38,55 41,51 45,48 48,44 52,40 55,37 59,33 63,30 68,27 72,25 77,22 82,20 87,17 92,15 97,13 103,11 109,9 114,8 120,7 127,6 133,4 139,3 145,2 152,2 159,1 166,1 172,0 179,0 186,0 194,0 202,0 210,1 217,1 224,2 231,2 237,3 244,4 250,6 256,7 262,8 267,9 272,11 277,13 282,14 287,16 291,19 296,21 300,23 304,26 308,28 312,31 315,34 319,37 322,40 325,43 328,46 331,50 333,54 336,57 338,61 341,65 343,69 345,73 348,78 350,82 351,86 353,91 355,96 356,100 297,111 296,108 295,105 294,101 293,99 291,96 290,93 289,90 287,88 286,85 284,82 283,80 281,78 279,75 277,73 275,71 273,69 270,67 268,66 265,63 263,62 260,60 257,59 254,57 251,56 248,55 245,53 241,52 238,51 234,50 230,49 226,48 222,48 218,47 214,46 210,46 205,45 200,45 196,45 191,45 186,45 180,45 174,45 168,45 163,46 157,46 152,47 148,48 143,48 139,49 135,50 130,51 126,53 123,54 119,55 116,57 113,58 109,60 107,61 104,63 101,65 99,67 96,69 94,71 93,73 90,75 89,78 87,80 86,82 84,85 83,87 82,90 81,92 81,94 80,97 79,100 79,103 78,105 78,108 78,111 78,114 78,118 78,122 79,125 79,128 81,132 82,135 83,139 84,142 86,144 88,147 90,150 92,152 94,154 97,156 99,159 102,161 105,162 108,165 111,166 114,168 118,170 121,171 125,173 129,174 132,176 136,177 140,178 144,179 149,181 153,182 157,183 162,184 167,185 171,186 176,188 180,189 185,190 190,191 195,192 200,193 204,194 208,195 212,196 216,197 220,198 224,199 228,200 232,201 236,202 240,203 244,204 248,205 252,206 256,207 259,208 263,209 267,210 271,212 275,213 278,214 282,215 285,217 289,218 293,220 296,221 299,223 303,225 306,226 309,228 312,229 315,232 319,233 322,235 325,238 327,240 330,242 333,244 336,247 338,249 340,252 343,254 345,257 348,260 350,263 352,266 354,269 355,272 357,275 358,279 360,282 361,286 362,290 363,294 364,298 365,301 365,306 366,310 366,315 366,319">
          <text:p/>
        </draw:polygon>
        <draw:polygon draw:style-name="gr8" draw:text-style-name="P8" draw:layer="layout" svg:width="0.162cm" svg:height="0.416cm" svg:x="28.711cm" svg:y="1.467cm" svg:viewBox="0 0 163 417" draw:points="163,409 161,410 158,410 156,411 153,412 151,412 148,413 145,413 142,413 140,414 137,414 135,415 132,415 129,416 126,416 123,416 120,416 117,416 114,416 110,417 107,417 94,416 83,413 73,410 64,404 57,397 51,388 46,378 42,367 40,354 39,339 39,116 0,116 0,75 41,75 59,0 96,0 96,75 158,75 158,116 96,116 96,327 96,332 96,337 96,340 97,344 98,348 98,351 99,354 101,357 102,360 103,362 105,363 107,365 109,367 112,368 114,369 117,370 120,370 124,371 127,371 131,371 133,371 134,371 136,371 138,371 139,371 140,371 142,370 144,370 145,370 147,370 148,370 150,369 151,369 153,369 155,368 156,368 158,368 160,368 162,367 163,367">
          <text:p/>
        </draw:polygon>
        <draw:path draw:style-name="gr8" draw:text-style-name="P8" draw:layer="layout" svg:width="0.326cm" svg:height="0.348cm" svg:x="28.905cm" svg:y="1.536cm" svg:viewBox="0 0 327 349" svg:d="M101 349l-10-1h-9l-9-2-8-2-8-2-7-3-7-3-6-4-6-5-6-5-4-5-5-6-4-7-3-6-3-8-2-7-2-8-1-8-1-9v-9-6-7l1-6 1-6 1-5 1-5 2-6 2-4 2-5 2-4 3-5 3-4 3-3 3-4 3-4 3-3 4-3 3-3 4-3 4-2 4-2 5-2 4-2 4-2 5-2 5-2 5-1 5-1 4-2 6-1 5-1h5l5-1 6-1h5l5-1h6l5-1h5 6l76-1v-18-4-4-4l-1-4v-4l-1-3v-3l-1-4v-3l-1-3-1-3-1-2-1-3-1-2-2-3-1-2-2-3-1-2-2-1-1-2-3-2-1-2-2-1-3-2-2-1-2-1-2-1-3-1-4-2h-2l-3-1-3-1-2-1h-4l-3-1h-3-3-4-3l-4-1h-3l-3 1h-3-3-3-3l-3 1h-3-2l-3 1h-3l-2 1h-2l-3 1-2 1-3 1-2 1-2 1-2 1-2 1-1 2-2 1-2 1-2 2-1 1-2 2-1 2-2 1-1 3-1 2-1 2-1 2-1 2-1 3-1 2-1 3-1 3v2l-1 4v3l-58-5 1-5v-3l1-4 1-4 1-4 2-3 1-4 1-3 2-4 2-3 1-3 2-4 3-3 2-3 2-2 3-3 2-3 3-3 3-2 3-4 3-2 4-2 3-2 4-3 4-1 4-2 5-2 4-2 4-1 5-1 5-2 5-1 6-1 5-1h6l6-1h6l6-1h7 6 13l12 1 12 1 10 2 10 3 9 3 9 4 7 5 8 4 7 7 6 6 5 6 5 8 4 7 4 8 2 9 3 9 1 10 1 10 1 11v144 5 5 4l1 4v4l1 4 1 3 1 3 1 3 1 3 1 2 2 2 2 2 2 2 3 1 2 1 3 1 3 1h3 4 1 1 2 1 1 1 1l1-1h1 1 1 1 1l2-1h1 1v35h-2l-2 1h-2-2l-3 1h-1-2l-3 1h-2-2-2l-2 1h-2-2-2l-3 1h-2-2-3-2-3-3l-3-1h-3l-3-1h-2-3l-3-1-2-1h-2l-2-1-2-1-3-2-2-1-1-1-2-1-2-1-1-2-2-2-2-1-1-2-1-2-1-2-2-2-1-2-1-2-1-2-1-2-1-3v-2l-1-3-1-3v-2l-1-3v-3l-1-3v-3l-1-3v-3-4h-2l-2 4-2 3-1 3-2 3-2 3-2 2-2 3-2 3-2 3-3 2-2 3-2 3-2 2-3 2-2 2-3 3-2 2-4 2-3 2-3 2-2 1-3 2-3 2-4 1-3 2-3 1-3 2-4 1-4 1-3 1-4 1-3 1h-4l-4 1-4 1h-5-4l-5 1h-4zM114 307h5l6-1h5l4-1h5l5-1 4-2 4-1 5-2 4-2 3-2 4-2 4-2 4-3 3-2 3-3 4-2 3-3 3-3 3-3 2-3 3-3 2-3 2-4 2-3 2-3 2-3 2-4 1-3 1-4 2-4 1-3 1-4 1-3v-4l1-3v-3l1-4v-3-4-27l-62 1h-4-4l-4 1h-4-4-4l-4 1h-4l-3 1h-4l-4 1-3 1h-4l-3 1-3 1-3 1-4 1-2 2-3 1-3 2-3 1-3 2-2 2-3 2-2 2-2 2-2 2-2 3-2 2-2 3-1 3-2 3-1 3-1 4-1 3v4l-1 4v4 4l-1 5 1 5v5l1 5 1 5 1 4 1 4 3 4 2 4 2 3 3 3 3 3 3 2 4 3 4 1 4 2 4 2 5 1h5l5 1z">
          <text:p/>
        </draw:path>
        <draw:path draw:style-name="gr8" draw:text-style-name="P8" draw:layer="layout" svg:width="0.286cm" svg:height="0.473cm" svg:x="29.272cm" svg:y="1.536cm" svg:viewBox="0 0 287 474" svg:d="M287 173v8l-1 7v8 7l-1 7v7l-1 7-1 7-1 6-2 7-1 6-1 6-2 6-2 6-2 6-2 5-2 5-3 5-3 5-2 5-3 5-3 4-4 4-3 4-4 4-4 3-4 4-4 3-6 3-5 3-4 2-5 2-6 2-5 2-6 2-6 1-6 1h-6l-7 1h-7-7l-7-1h-7l-6-1-7-2-6-1-6-2-6-2-5-2-6-3-5-3-5-3-5-4-4-3-5-5-3-5-4-5-4-5-3-6-3-6h-2 1v1 1 1 1 1 1 1 1 1 1 2 1 1 2 1 1 2 2 1 2 1 2 2 2 1 2 2 2 2l1 1v2 2 2 2 1 2 131h-56v-399-3-2-3-2-2-2-3-2-3-2-2-2-2-2-2l-1-2v-2-2-2-2-2-1-2-2-2-1-1-2-1-2-1-1-1l-1-1v-1-1-1-1-1h54v1 1 1l1 1v1 2 1 1 1 1 2 1 2 1l1 2v1 2 1 2 2 1 2 2 1 2 2l1 2v1 2 2 2 1 2 2 1 2h2l1-3 2-3 1-3 2-3 2-3 1-2 2-3 2-3 2-2 2-2 2-2 2-3 2-2 2-2 3-2 2-1 2-2 3-2 2-1 3-2 2-1 3-2 2-1 3-1 3-1 3-1 3-1 3-1 3-1h3l3-1 3-1h4l3-1h4 3 4l3-1h4 4 7l7 1h6l6 1 6 1 6 2 5 1 6 2 5 2 4 3 5 2 6 3 4 3 4 3 4 3 4 4 3 4 4 4 3 4 3 4 2 5 3 5 3 5 2 5 2 5 2 6 2 5 2 6 1 6 1 7 2 6 1 7 1 8 1 6v7l1 7v8 7l1 8zM228 174v-6-6-6l-1-5v-6-5l-2-5v-6l-1-5-1-6v-5l-2-4-1-5-1-4-1-4-1-4-2-4-1-3-2-4-2-4-2-3-2-3-2-3-2-3-2-2-3-3-2-2-3-2-3-2-3-2-3-2-3-1-4-2-3-1-4-1h-4l-4-1h-4l-5-1h-4-4l-3 1h-4-4l-3 1h-3l-4 1-3 1h-4l-3 2-3 1-4 1-3 1-3 2-2 2-3 2-3 3-3 2-2 3-3 3-2 3-3 3-2 4-2 3-2 4-1 5-3 4-1 5-2 5-1 5-2 5-1 7-1 6-1 6v7l-1 7v7l-1 8v8 8 7 7 6l1 6v7l1 6 1 5 1 6v5l2 5 1 5 1 5 2 4 1 4 2 5 2 3 1 4 2 3 3 4 2 3 2 3 3 3 2 2 3 3 2 2 3 2 3 2 3 2 4 2 3 1 3 1 4 1 4 1 3 1 4 1h4l4 1h4 4 4 5 4 4l5-1 4-1 3-1 4-1 4-1 3-2 3-1 3-3 3-1 3-3 2-2 3-2 2-3 2-3 2-3 2-3 2-4 2-3 2-4 1-3 2-4 1-5 1-4 1-4 1-5 2-4v-5l1-5 1-5v-6l2-5v-6-5l1-6v-6-6z">
          <text:p/>
        </draw:path>
        <draw:polygon draw:style-name="gr8" draw:text-style-name="P8" draw:layer="layout" svg:width="0.268cm" svg:height="0.461cm" svg:x="29.628cm" svg:y="1.417cm" svg:viewBox="0 0 269 462" draw:points="55,182 56,179 58,176 60,172 62,170 64,167 66,164 68,161 70,158 73,156 75,153 77,151 79,149 81,147 84,145 86,142 88,141 91,139 93,137 96,135 99,134 101,132 104,131 107,129 110,128 112,127 115,126 118,125 121,124 124,123 127,123 130,122 134,121 137,121 140,120 143,120 147,120 151,119 154,119 158,119 162,119 168,119 174,119 180,120 186,120 191,121 196,122 201,123 206,124 211,126 215,128 219,129 222,131 226,133 230,136 233,138 236,140 239,143 242,146 245,149 247,152 249,155 252,158 255,162 257,165 258,169 260,173 261,177 263,181 264,185 264,189 265,195 266,199 267,204 268,208 268,213 269,218 269,223 269,228 269,233 269,238 269,462 212,462 212,249 212,245 212,240 212,237 212,232 212,229 211,225 211,221 210,218 210,215 209,211 209,208 208,205 207,202 207,199 206,197 205,194 203,190 202,188 201,186 200,184 198,182 196,180 194,178 193,176 190,174 188,172 186,171 184,170 181,169 178,168 176,166 172,165 169,165 166,164 163,163 159,163 155,163 151,162 147,162 143,162 139,162 135,162 131,163 128,163 124,164 121,164 117,165 113,166 110,168 107,169 104,171 101,172 98,174 95,176 92,178 90,180 87,182 85,184 82,187 80,189 78,192 75,196 74,199 72,202 70,205 68,208 67,211 65,215 64,218 62,222 61,226 60,230 59,233 58,237 58,242 57,246 57,250 56,255 56,259 56,264 56,462 0,462 0,0 56,0 56,120 56,122 56,124 56,126 56,128 56,130 56,132 56,134 56,136 56,139 56,141 56,142 56,145 56,147 56,148 55,150 55,152 55,154 55,156 55,158 55,159 55,161 55,163 55,164 55,166 55,168 55,169 55,170 55,172 54,173 54,174 54,176 54,177 54,178 54,179 54,180 54,181 54,182">
          <text:p/>
        </draw:polygon>
        <draw:polygon draw:style-name="gr8" draw:text-style-name="P8" draw:layer="layout" svg:width="0.315cm" svg:height="0.467cm" svg:x="29.939cm" svg:y="1.542cm" svg:viewBox="0 0 316 468" draw:points="187,337 184,343 182,348 180,354 177,360 175,365 172,371 170,376 168,381 165,386 163,391 160,396 158,401 155,405 152,409 150,414 147,418 144,422 141,426 138,429 135,433 132,436 129,439 126,442 122,445 119,448 116,451 112,453 109,455 105,457 102,459 98,461 94,462 90,464 86,465 81,466 77,467 73,468 68,468 63,468 59,468 56,468 55,468 53,468 50,468 49,468 46,468 44,468 42,468 40,468 38,468 36,468 35,467 33,467 31,467 29,467 27,467 25,466 23,466 21,465 19,465 19,423 21,423 22,423 23,423 24,424 25,424 27,424 28,424 30,424 31,424 33,424 34,425 35,425 37,425 38,425 40,425 41,425 42,425 43,425 44,425 45,425 51,425 56,424 61,423 65,422 70,420 74,418 79,416 83,413 87,410 92,407 96,403 100,398 104,394 108,389 111,383 115,377 119,370 122,364 126,356 129,348 134,335 0,0 61,0 131,186 132,188 133,190 133,192 134,194 135,196 135,198 137,201 137,203 138,206 139,209 140,211 141,214 142,217 143,220 144,223 145,226 146,228 147,231 148,234 149,237 150,239 151,242 151,245 152,247 153,250 154,252 155,255 156,257 157,259 157,262 158,264 159,266 159,268 160,269 160,271 161,272 161,273 161,274 162,275 162,276 162,275 162,274 162,273 163,272 163,271 164,269 164,268 165,266 165,264 166,262 167,260 168,258 168,256 169,254 170,252 171,249 171,247 172,245 173,242 174,240 175,237 176,235 177,232 178,230 179,227 180,225 181,222 181,220 182,217 183,215 184,212 185,210 186,207 187,205 188,203 188,201 189,198 190,197 190,195 191,193 257,0 316,0">
          <text:p/>
        </draw:polygon>
        <draw:polygon draw:style-name="gr8" draw:text-style-name="P8" draw:layer="layout" svg:width="0.056cm" svg:height="0.461cm" svg:x="30.298cm" svg:y="1.417cm" svg:viewBox="0 0 57 462" draw:points="0,462 0,0 57,0 57,462">
          <text:p/>
        </draw:polygon>
        <draw:path draw:style-name="gr8" draw:text-style-name="P8" draw:layer="layout" svg:width="0.055cm" svg:height="0.461cm" svg:x="30.439cm" svg:y="1.417cm" svg:viewBox="0 0 56 462" svg:d="M0 54v-54h56v54zM0 462v-337h56v337z">
          <text:p/>
        </draw:path>
        <draw:polygon draw:style-name="gr8" draw:text-style-name="P8" draw:layer="layout" svg:width="0.27cm" svg:height="0.342cm" svg:x="30.579cm" svg:y="1.536cm" svg:viewBox="0 0 271 343" draw:points="214,343 214,129 214,124 214,119 213,115 213,111 213,106 213,103 212,99 212,95 211,91 210,88 210,85 208,82 208,79 207,76 206,73 205,70 203,68 202,66 200,64 199,62 197,59 195,58 193,56 192,54 189,53 187,51 185,50 182,49 180,48 177,47 175,46 172,46 169,45 166,45 163,44 159,44 156,43 152,43 149,43 145,43 141,43 137,43 133,44 129,44 126,45 122,45 119,46 115,47 112,49 109,50 106,51 103,53 100,55 97,57 94,58 91,61 89,63 86,65 84,68 81,70 79,73 77,76 75,79 73,82 72,85 70,88 68,92 67,95 66,99 64,103 63,107 62,111 61,115 60,119 60,123 59,128 59,132 58,137 58,142 58,147 58,343 2,343 2,78 2,76 2,74 2,71 2,69 2,67 2,65 2,62 2,60 2,58 2,56 2,53 2,51 2,49 2,46 2,44 2,42 2,40 2,38 2,36 1,34 1,32 1,29 1,28 1,26 1,24 1,22 1,20 1,19 1,17 1,16 1,14 1,13 1,11 1,10 1,9 0,8 0,7 0,6 53,6 53,7 53,8 53,9 53,10 54,11 54,12 54,13 54,14 54,16 54,17 54,19 54,20 54,22 54,23 54,25 54,27 54,28 54,30 54,32 54,34 55,35 55,37 55,39 55,41 55,43 55,45 55,46 55,48 55,50 55,52 55,53 55,55 55,57 55,58 55,59 55,61 55,62 55,63 56,63 58,61 60,58 61,55 63,52 65,50 67,47 68,44 70,42 72,39 74,37 76,35 78,33 80,30 82,28 84,26 87,24 89,22 91,21 94,19 96,17 99,16 102,14 104,13 107,11 110,10 113,9 116,8 119,7 122,5 126,4 129,4 132,3 136,2 140,2 143,1 147,1 151,0 155,0 159,0 164,0 169,0 175,0 180,1 185,1 190,2 194,2 199,3 204,4 208,5 212,7 216,8 219,10 224,11 228,13 231,15 235,17 237,20 241,22 243,25 246,28 248,31 251,34 253,37 255,40 257,44 259,48 261,52 262,56 263,60 265,65 266,69 267,74 268,79 269,84 269,89 270,94 271,100 271,106 271,112 271,118 271,343">
          <text:p/>
        </draw:polygon>
        <draw:path draw:style-name="gr8" draw:text-style-name="P8" draw:layer="layout" svg:width="0.056cm" svg:height="0.461cm" svg:x="30.933cm" svg:y="1.417cm" svg:viewBox="0 0 57 462" svg:d="M0 54v-54h57v54zM0 462v-337h57v337z">
          <text:p/>
        </draw:path>
        <draw:path draw:style-name="gr8" draw:text-style-name="P8" draw:layer="layout" svg:width="0.285cm" svg:height="0.467cm" svg:x="31.058cm" svg:y="1.417cm" svg:viewBox="0 0 286 468" svg:d="M229 408l-3 6-4 6-3 5-4 5-4 5-4 5-5 4-4 4-5 3-5 3-6 2-5 3-6 2-6 2-6 1-6 2-8 1h-7l-7 1h-7l-13-1-12-1-11-2-10-3-10-4-9-5-8-5-8-7-7-7-6-8-6-9-5-10-4-11-4-11-4-13-2-13-2-14-2-16-1-16v-17l1-33 4-30 6-27 9-23 11-19 14-16 15-12 19-9 21-5 24-2h7l7 1h7l8 1 6 1 6 2 6 2 6 2 6 2 5 3 5 3 5 3 4 3 5 5 4 4 4 5 4 4 3 6 4 5 3 6h1v-1-1-1l-1-1v-1-1-1-1-1-2-1-2-1-2-1-1-2-1-2-1-1-2-1-2-1-1-2-1-1-2-1-1-1-1-1-1-1-1-130h56v393 2 2 3 2 2 3 2 2 2 2 3 2 2 2 2 3 1 2 2 2 2 2 2l1 1v2 2 1 1 2 1 2 1 1 1 1 1 1 1 1h-53v-1-1-1l-1-1v-1-1-1-1-1-1-2-1-1-1l-1-2v-1-2-1-2-1-1-2-2-1-2-1-2l-1-1v-2-2-1-2-2-1-2-2-1-2-1zM59 293v7 7 7 6l1 6v6l1 5v6l1 5 1 5 1 5 1 5 1 4 1 4 1 5 2 3 2 4 1 4 2 4 2 3 2 3 2 3 2 3 2 2 3 3 2 2 3 2 3 2 2 1 3 2 3 2 4 1 3 1 3 1 4 1 4 1h3 5l3 1h5 4l4-1h5 5l3-1 4-1 4-1 3-1 4-1 3-1 4-2 3-2 3-2 3-1 3-3 3-2 2-3 3-2 2-4 3-2 2-4 2-3 2-4 2-4 2-4 1-4 2-5 1-4 2-5 1-5 1-6 1-5 1-6 1-6 1-6v-6-7l1-7v-7-7-7-7l-1-7v-6-6l-1-6-1-6-1-5-1-5-1-5-1-5-2-5-1-5-2-5-1-4-2-4-2-3-2-4-2-3-2-3-3-3-2-3-3-3-2-2-3-2-3-2-3-3-3-1-3-2-4-1-3-1-3-2-4-1h-4l-3-1-4-1h-4l-5-1h-4-5-4-4l-4 1h-3l-4 1-3 1-4 1-3 1-3 1-3 1-3 2-3 1-2 2-3 2-3 2-2 3-2 2-3 3-2 3-2 3-2 3-2 4-1 3-2 4-1 4-2 5-1 5-2 5-1 4-1 5-1 6-1 5v6l-1 5v6l-1 7v6 7 6z">
          <text:p/>
        </draw:path>
        <draw:path draw:style-name="gr8" draw:text-style-name="P8" draw:layer="layout" svg:width="0.326cm" svg:height="0.348cm" svg:x="31.412cm" svg:y="1.536cm" svg:viewBox="0 0 327 349" svg:d="M101 349l-10-1h-9l-9-2-9-2-7-2-8-3-6-3-7-4-6-5-5-5-5-5-4-6-4-7-3-6-3-8-3-7-1-8-1-8-1-9v-9-6-7l1-6v-6l2-5 1-5 2-6 1-4 2-5 3-4 2-5 3-4 3-3 3-4 3-4 4-3 3-3 4-3 4-3 4-2 4-2 4-2 4-2 5-2 5-2 4-2 5-1 5-1 5-2 5-1 6-1h5l5-1 5-1h5l6-1h5l6-1h5 5l76-1v-18-4l-1-4v-4-4-4l-1-3v-3l-1-4-1-3-1-3-1-3-1-2-1-3-1-2-1-3-2-2-1-3-2-2-1-1-2-2-2-2-2-2-2-1-2-2-2-1-3-1-2-1-2-1-3-2h-3l-2-1-3-1-3-1h-3l-3-1h-4-3-3-4l-3-1h-3l-4 1h-3-3-3-3l-2 1h-3-3l-3 1h-2l-3 1h-2l-2 1-3 1-2 1-2 1-2 1-2 1-2 1-2 2-2 1-1 1-2 2-2 1-1 2-2 2-1 1-1 3-2 2-1 2-1 2-1 2-1 3-1 2v3l-1 3v2l-1 4v3l-59-5 1-5 1-3 1-4 1-4 1-4 1-3 1-4 2-3 2-4 1-3 2-3 2-4 2-3 2-3 3-2 2-3 3-3 3-3 3-2 3-4 3-2 3-2 4-2 4-3 4-1 4-2 4-2 4-2 5-1 5-1 4-2 6-1 5-1 6-1h5l6-1h6l7-1h6 7 12l12 1 11 1 11 2 10 3 9 3 8 4 8 5 7 4 7 7 6 6 6 6 4 8 4 7 4 8 3 9 2 9 2 10 2 10v11 144 5 5 4l1 4 1 4v4l1 3 1 3 1 3 1 3 2 2 2 2 1 2 3 2 2 1 2 1 3 1 3 1h4 4 1 1 1 1 1 1 1 1l1-1h1 2 1 1l1-1h1 1 1v35h-3l-2 1h-1-3l-2 1h-2-2l-2 1h-2-2-2l-3 1h-2-2-2l-2 1h-2-3-2-3-3-3l-4-1h-3l-2-1h-3-2l-3-1-2-1h-3l-2-1-2-1-2-2-2-1-2-1-2-1-1-1-2-2-2-2-1-1-1-2-2-2-1-2-1-2-1-2-1-2-1-2-1-2-1-3-1-2-1-3v-3l-1-2v-3l-1-3v-3l-1-3v-3-3l-1-4h-1l-2 4-2 3-2 3-2 3-2 3-2 2-2 3-2 3-2 3-2 2-2 3-3 3-2 2-2 2-3 2-2 3-3 2-2 2-3 2-3 2-3 1-3 2-3 2-3 1-3 2-3 1-4 2-4 1-3 1-4 1-3 1-4 1h-4l-4 1-4 1h-4-4l-5 1h-5zM113 307h6l5-1h5l5-1h5l4-1 5-2 4-1 4-2 4-2 4-2 4-2 4-2 3-3 3-2 4-3 3-2 3-3 3-3 2-3 3-3 3-3 2-3 2-4 2-3 2-3 2-3 1-4 2-3 1-4 1-4 1-3 1-4 1-3 1-4 1-3v-3-4l1-3v-4-27l-61 1h-5-3l-5 1h-4-3-4l-4 1h-4l-4 1h-4l-3 1-4 1h-3l-4 1-3 1-3 1-3 1-3 2-3 1-3 2-2 1-3 2-3 2-2 2-2 2-2 2-3 2-2 3-1 2-2 3-2 3-1 3-1 3-1 4-1 3-1 4-1 4v4 4 5 5 5l1 5 1 5 2 4 1 4 2 4 2 4 3 3 3 3 3 3 3 2 3 3 4 1 4 2 5 2 4 1h5l5 1z">
          <text:p/>
        </draw:path>
        <draw:path draw:style-name="gr8" draw:text-style-name="P8" draw:layer="layout" svg:width="0.298cm" svg:height="0.348cm" svg:x="31.765cm" svg:y="1.536cm" svg:viewBox="0 0 299 349" svg:d="M58 186v6l1 5v5 5l1 5v5l1 4 1 5v5l2 4 1 5 1 4 1 4 2 4 2 4 1 3 2 4 2 4 2 3 2 4 3 2 2 4 3 2 2 3 3 3 3 2 4 2 3 2 3 2 3 2 4 2 4 1 4 1 4 2 4 1 4 1h5 4l5 1h5 7l7-1h6l7-1 6-2 5-1 5-2 6-2 4-3 5-3 4-3 4-3 4-3 3-3 3-4 3-4 3-4 2-4 2-4 2-4 50 13-1 3-2 3-1 3-1 3-2 2-1 3-2 3-2 3-1 3-2 3-2 2-2 3-4 3-2 2-2 3-3 2-2 3-3 2-3 3-3 2-4 2-3 2-3 2-4 2-4 2-4 2-4 2-5 1-5 2-4 2-5 1-5 1-5 1-6 1-5 1-6 1h-6-6l-7 1h-6l-15-1-14-1-13-2-12-3-12-4-11-5-10-6-10-7-8-7-9-9-7-9-7-10-5-11-6-12-4-13-3-13-3-15-2-15-1-16v-17-10-9l1-9v-8l1-8 2-8 1-7 2-7 2-7 2-7 3-6 3-7 2-6 3-5 3-6 4-5 3-5 4-5 4-4 4-4 4-4 4-4 4-4 5-4 5-3 5-3 5-2 5-3 5-2 5-2 6-2 5-1 6-2 6-1 6-1 6-1h6l6-1h6 6 8l8 1h8l7 1 7 1 7 2 7 2 6 2 6 2 6 3 6 2 5 3 5 4 5 4 5 4 4 4 4 4 4 4 4 4 4 5 3 5 4 5 3 6 3 5 2 5 3 6 2 6 2 6 2 6 1 7 1 6 2 7 1 7 1 7 1 7v7l1 7v7 8l1 7v7zM240 144l-1-11-2-9-1-10-2-8-3-8-3-8-3-6-4-7-4-5-4-6-5-4-5-4-5-4-6-3-6-3-7-2-7-2-7-1-8-1h-8-3-3-3l-3 1h-3l-2 1h-4l-2 1-4 1-3 1-3 1-3 1-3 1-2 1-3 2-3 1-3 2-3 2-2 2-3 3-2 2-3 3-2 2-3 3-2 3-2 3-2 4-2 3-2 4-2 4-2 4-1 4-2 5-1 4-1 5-1 5-1 5v6l-1 6v6z">
          <text:p/>
        </draw:path>
        <draw:path draw:style-name="gr9" draw:text-style-name="P9" draw:layer="layout" svg:width="0.404cm" svg:height="0.599cm" svg:x="1.081cm" svg:y="17.45cm" svg:viewBox="0 0 405 600" svg:d="M405 301v16 16l-1 15-1 15-1 15-2 14-2 13-3 13-3 12-3 12-3 11-4 11-3 10-4 10-5 9-4 10-5 8-5 9-5 7-5 7-6 7-6 7-7 6-6 5-6 6-7 5-6 4-7 4-7 4-7 3-8 3-8 2-7 3-8 2-8 1-8 2-8 1-8 1h-9-8-8-9l-8-1-8-1-8-2-8-1-8-2-7-3-8-2-7-3-8-3-7-4-7-4-6-4-7-5-6-6-6-5-6-6-6-7-5-7-6-7-5-7-5-9-4-8-4-9-5-10-3-10-4-10-4-10-3-12-3-11-2-13-3-13-2-13-1-14-2-14-1-15-1-16v-16-16-18-16l1-17 1-15 2-16 1-14 2-14 3-13 2-12 3-12 3-11 4-11 4-11 3-10 5-9 4-9 5-8 4-8 6-8 5-7 6-7 5-6 6-6 6-5 7-5 6-5 7-4 7-4 7-3 8-3 7-3 8-2 7-2 8-2 8-2 8-1 9-1 8-1h9 9 8 8l8 1 8 1 8 1 8 2 7 2 8 2 7 2 8 3 7 3 7 3 7 4 7 4 6 5 7 5 6 5 7 6 5 6 6 7 5 7 5 8 5 8 5 8 4 9 4 9 4 10 4 11 3 11 4 11 3 12 3 12 2 13 2 14 2 14 1 16 1 15 1 17v16zM329 301v-14-13l-1-13-1-12v-12l-1-11-1-12-1-10-2-10-2-10-1-9-2-8-2-9-2-8-3-7-2-8-3-6-3-7-3-6-3-5-3-6-4-5-3-4-4-5-4-4-4-4-4-3-5-3-4-3-4-2-5-2-5-2-5-2-5-2-5-1-6-1-5-1h-6l-6-1h-5-7l-6 1h-6l-5 1-6 1-6 1-5 2-5 2-5 2-5 2-5 2-4 3-4 3-5 4-4 3-4 4-4 5-4 5-3 4-3 6-3 6-4 6-2 6-3 7-2 7-3 8-2 7-2 9-2 9-2 9-1 9-2 10-1 10-1 12-1 11-1 12v12l-1 13v13 14 13 13l1 12v12l1 11 1 11 1 11 1 10 2 10 1 9 2 10 2 8 2 9 2 7 3 8 2 7 3 7 3 6 3 6 3 6 3 6 4 5 4 5 4 4 3 4 4 4 5 4 4 3 4 3 5 2 5 3 5 2 5 2 5 1 5 2 6 1h5l6 1h6 6 6 6l5-1h5l6-1 5-2 5-1 5-2 5-2 5-3 4-2 5-3 4-3 4-4 4-4 4-4 4-4 4-5 3-5 3-6 4-6 3-6 3-6 2-7 3-7 3-8 2-7 2-9 2-8 2-10 1-9 2-10 1-10 1-11 1-11 1-11 1-12 1-12v-13z">
          <text:p/>
        </draw:path>
        <draw:polygon draw:style-name="gr9" draw:text-style-name="P9" draw:layer="layout" svg:width="0.081cm" svg:height="0.09cm" svg:x="1.596cm" svg:y="17.951cm" svg:viewBox="0 0 82 91" draw:points="0,91 0,0 82,0 82,91">
          <text:p/>
        </draw:polygon>
        <draw:polygon draw:style-name="gr9" draw:text-style-name="P9" draw:layer="layout" svg:width="0.401cm" svg:height="0.591cm" svg:x="1.788cm" svg:y="17.458cm" svg:viewBox="0 0 402 592" draw:points="402,393 402,402 401,410 401,419 400,427 399,435 397,443 395,451 394,459 391,466 389,474 386,481 383,488 380,494 376,501 373,507 368,513 364,519 360,525 355,531 350,536 344,542 339,547 333,552 327,556 320,560 314,565 307,568 300,572 292,575 285,578 277,580 269,583 260,585 252,587 243,588 234,590 225,591 215,592 205,592 195,592 186,592 177,592 169,591 161,591 152,590 144,588 137,587 129,585 122,584 115,581 108,579 102,577 96,574 90,572 84,569 78,566 73,563 67,559 62,556 58,552 53,548 49,544 44,540 40,535 36,531 33,526 29,522 26,517 23,512 20,507 16,502 14,497 12,492 9,486 7,481 5,475 4,470 2,464 1,458 0,453 76,444 77,447 78,451 79,454 80,457 82,460 83,464 84,467 85,470 87,473 89,476 90,480 92,482 94,485 96,488 98,491 101,494 103,496 106,499 108,501 111,504 114,506 117,509 120,511 123,513 127,515 131,517 134,519 138,520 142,522 146,524 150,525 155,526 159,527 164,528 169,529 175,529 180,530 186,530 191,530 197,530 203,530 209,530 214,530 219,529 225,528 230,528 235,526 240,525 245,524 249,522 254,520 259,518 263,516 267,513 271,511 275,508 279,505 283,502 286,499 290,495 293,492 296,488 299,484 302,480 304,476 307,472 309,467 312,463 314,458 316,453 318,448 319,443 320,437 321,432 322,426 323,420 324,414 325,408 325,401 325,395 325,390 325,384 324,379 324,374 322,369 322,364 320,360 319,355 318,350 316,346 314,341 312,337 310,333 308,329 306,325 303,321 300,317 297,313 295,310 291,307 288,304 284,301 281,298 277,295 273,292 269,290 265,287 261,285 256,283 252,281 247,280 242,278 237,277 232,275 227,274 222,274 216,273 210,272 205,272 199,272 195,272 191,272 188,272 184,273 181,273 177,273 174,274 171,274 168,275 164,275 161,276 158,277 155,278 152,278 149,280 146,280 143,281 140,282 138,283 135,284 132,286 130,287 127,288 125,289 122,291 120,292 118,294 115,295 113,296 111,298 108,300 106,301 104,303 102,304 100,306 98,307 96,309 94,311 92,312 90,314 18,314 37,0 368,0 368,64 105,64 94,248 98,246 102,242 107,240 111,237 116,234 121,232 126,229 132,227 137,225 143,222 149,220 156,218 162,217 169,215 176,214 183,213 191,212 198,212 206,211 214,211 223,211 231,212 239,212 247,214 255,215 263,216 271,218 278,220 285,222 292,224 299,227 306,230 312,234 318,237 324,241 330,245 336,248 341,253 346,257 351,262 356,267 361,272 365,277 369,283 373,289 376,294 380,300 383,307 386,313 389,320 391,326 394,333 395,340 397,348 399,355 400,362 401,370 401,378 402,385">
          <text:p/>
        </draw:polygon>
        <draw:polygon draw:style-name="gr9" draw:text-style-name="P9" draw:layer="layout" svg:width="0.365cm" svg:height="0.582cm" svg:x="1.112cm" svg:y="10.853cm" svg:viewBox="0 0 366 583" draw:points="0,583 0,520 149,520 149,71 17,165 17,94 155,0 224,0 224,520 366,520 366,583">
          <text:p/>
        </draw:polygon>
        <draw:polygon draw:style-name="gr9" draw:text-style-name="P9" draw:layer="layout" svg:width="0.081cm" svg:height="0.09cm" svg:x="1.596cm" svg:y="11.345cm" svg:viewBox="0 0 82 91" draw:points="0,91 0,0 82,0 82,91">
          <text:p/>
        </draw:polygon>
        <draw:path draw:style-name="gr9" draw:text-style-name="P9" draw:layer="layout" svg:width="0.405cm" svg:height="0.6cm" svg:x="1.787cm" svg:y="10.844cm" svg:viewBox="0 0 406 601" svg:d="M406 301l-1 16v16l-1 16-1 15-2 14-1 14-2 13-3 13-2 13-4 11-3 12-3 10-4 10-4 11-4 9-5 9-4 8-5 9-6 8-5 7-6 7-5 6-6 6-6 6-7 5-6 5-7 4-7 4-7 4-8 3-7 3-8 3-7 2-8 2-8 2-8 1-8 1-8 1h-8l-9 1-8-1h-8l-9-1-8-1-8-1-8-2-8-2-7-2-8-3-7-3-7-3-7-4-7-4-7-4-6-5-7-5-6-6-6-6-6-6-5-7-5-7-6-8-4-8-5-9-4-9-6-9-4-10-3-11-4-10-3-11-3-12-2-12-3-13-2-14-1-14-2-14-1-15-1-15v-17-16-18-16l1-16 1-17 2-15 1-14 2-14 3-13 2-12 3-12 3-11 4-11 3-10 5-10 5-10 4-9 5-8 5-8 5-8 5-7 6-7 6-6 6-6 6-5 6-5 7-5 6-4 7-4 7-3 7-3 8-2 8-3 7-2 8-2 9-2 8-1 8-1h8l9-1h9 8l8 1h8l8 1 8 1 8 2 7 2 8 2 7 3 8 2 7 3 7 3 7 4 7 4 6 5 6 5 6 5 6 6 6 6 6 7 5 7 5 8 5 8 5 8 4 9 4 10 5 10 3 10 4 11 3 11 3 12 2 12 3 13 2 14 2 14 1 15 1 17 1 16v16zM330 301v-14l-1-13v-13-12l-1-13-1-11-1-11-1-10-2-10-1-10-2-9-2-8-2-9-2-7-3-8-2-7-3-7-3-6-2-6-4-6-3-6-3-5-4-4-4-5-4-4-4-4-4-3-4-3-5-3-5-2-4-2-5-2-5-2-5-2-5-1-5-1h-6l-6-1h-5-6-6-7l-5 1h-6l-6 1-5 1-6 2-5 2-5 2-5 2-4 2-5 3-5 3-4 4-4 4-4 4-4 4-3 5-4 5-3 5-4 6-2 6-3 6-3 7-2 7-3 8-2 8-2 8-2 9-2 9-1 9-2 10-1 10-1 11-1 12-1 12v13 12l-1 13v14 13l1 13v12 12l1 11 1 11 1 11 1 11 2 9 1 10 2 9 2 8 2 9 2 8 3 7 2 7 3 7 3 7 3 6 3 6 4 5 3 5 4 5 3 4 4 4 5 4 4 4 4 3 5 3 4 3 5 2 5 2 5 2 5 1 6 2 5 1 6 1h5l6 1h6 6l5-1h6l5-1 6-1 5-2 5-1 5-2 5-2 5-2 5-3 4-3 4-3 5-4 4-4 3-4 4-4 4-5 3-5 4-5 3-6 3-6 3-7 3-7 2-7 3-7 2-8 2-9 2-8 2-9 1-10 2-9 2-11 1-11 1-11v-11l1-12v-12l1-13z">
          <text:p/>
        </draw:path>
        <draw:polygon draw:style-name="gr9" draw:text-style-name="P9" draw:layer="layout" svg:width="0.386cm" svg:height="0.591cm" svg:x="1.09cm" svg:y="4.238cm" svg:viewBox="0 0 387 592" draw:points="0,592 0,540 5,530 9,521 14,512 19,503 24,495 29,486 34,478 40,470 45,462 51,455 58,447 64,440 70,433 76,426 83,420 89,413 96,406 102,400 109,394 116,388 122,382 129,376 136,370 142,364 149,359 156,353 162,348 169,343 175,337 182,332 188,327 195,322 201,317 207,312 213,306 219,301 225,296 230,291 236,286 241,281 247,276 251,270 256,265 262,260 266,254 270,249 274,244 278,238 281,233 285,227 288,221 291,216 293,210 296,203 297,197 299,191 300,183 301,176 301,169 302,162 301,157 301,153 301,148 300,143 299,139 299,135 298,131 297,127 296,123 294,119 292,115 291,112 289,108 287,105 285,101 282,98 280,95 278,93 275,90 273,87 269,85 267,82 263,80 260,78 256,76 253,74 249,72 245,71 242,69 237,68 233,67 230,66 225,65 221,64 217,63 213,63 208,62 203,62 199,62 194,62 190,62 185,62 181,62 177,63 172,63 168,64 164,65 160,65 156,66 152,68 148,69 144,70 141,72 137,74 134,76 130,77 127,80 123,82 120,84 117,86 114,89 111,91 109,94 106,97 103,100 101,103 98,107 96,110 94,114 92,117 90,121 88,125 87,129 85,133 84,137 83,141 82,146 81,150 80,155 80,160 3,153 5,147 6,141 7,134 8,128 10,123 12,117 14,111 16,105 18,99 21,94 24,88 27,83 30,78 33,73 37,68 41,63 45,58 49,54 54,50 58,45 63,41 68,37 74,34 79,30 85,27 91,23 97,20 103,17 109,15 116,12 123,10 130,8 137,6 145,5 152,3 160,2 169,2 177,1 185,0 194,0 203,0 211,1 219,1 227,2 235,3 243,4 250,5 257,7 266,9 273,11 279,13 286,15 292,18 298,21 304,23 309,27 315,30 320,34 325,37 329,41 334,45 339,50 343,54 347,59 350,64 354,69 357,74 360,80 363,85 365,91 368,97 370,103 372,110 373,117 375,123 376,130 377,137 377,145 378,152 378,160 378,166 377,172 377,177 376,183 375,190 374,195 372,200 371,206 369,211 367,217 365,222 363,227 360,232 358,237 355,242 352,248 349,253 346,258 342,262 339,267 335,272 332,277 328,281 324,286 320,291 316,295 312,300 308,305 303,309 298,313 294,318 289,323 285,327 280,331 275,336 270,340 265,344 260,349 254,353 249,357 244,361 239,366 234,370 229,374 224,378 219,382 214,387 208,391 203,395 198,399 193,404 188,408 183,412 178,416 174,420 169,424 164,429 159,433 154,437 150,441 146,445 141,450 137,454 133,458 129,463 125,467 121,471 117,476 114,480 110,484 106,489 103,493 100,497 97,502 94,506 91,511 89,515 86,520 84,525 82,529 387,529 387,592">
          <text:p/>
        </draw:polygon>
        <draw:polygon draw:style-name="gr9" draw:text-style-name="P9" draw:layer="layout" svg:width="0.081cm" svg:height="0.09cm" svg:x="1.596cm" svg:y="4.739cm" svg:viewBox="0 0 82 91" draw:points="0,91 0,0 82,0 82,91">
          <text:p/>
        </draw:polygon>
        <draw:path draw:style-name="gr9" draw:text-style-name="P9" draw:layer="layout" svg:width="0.405cm" svg:height="0.6cm" svg:x="1.787cm" svg:y="4.238cm" svg:viewBox="0 0 406 601" svg:d="M406 301l-1 17v15l-1 16-1 15-2 14-1 14-2 13-3 13-2 13-4 11-3 12-3 10-4 11-4 10-4 9-5 9-4 9-5 8-6 8-5 7-6 7-5 6-6 6-6 6-7 5-6 5-7 4-7 5-7 3-8 3-7 4-8 2-7 2-8 2-8 2-8 1-8 1-8 1h-8l-9 1-8-1h-8l-9-1-8-1-8-1-8-2-8-2-7-2-8-2-7-4-7-3-7-3-7-5-7-4-6-5-7-5-6-6-6-6-6-6-5-7-5-7-6-8-4-8-5-9-4-9-6-9-4-10-3-10-4-11-3-11-3-12-2-12-3-13-2-13-1-14-2-15-1-15-1-15v-16-17-17-17l1-17 1-16 2-14 1-15 2-13 3-13 2-13 3-11 3-12 4-11 3-10 5-10 5-10 4-8 5-9 5-8 5-8 5-7 6-6 6-6 6-6 6-6 6-5 7-4 6-5 7-3 7-4 7-3 8-2 8-3 7-2 8-2 9-1 8-1 8-1 8-1 9-1h9 8l8 1 8 1 8 1 8 1 8 1 7 2 8 2 7 3 8 2 7 3 7 4 7 3 7 5 6 4 6 5 6 6 6 6 6 6 6 6 5 7 5 8 5 8 5 9 4 8 4 10 5 10 3 10 4 11 3 12 3 11 2 13 3 13 2 13 2 15 1 14 1 16 1 17v17zM330 301v-14l-1-13v-13-13l-1-12-1-11-1-11-1-10-2-10-1-9-2-10-2-8-2-8-2-8-3-8-2-7-3-7-3-6-2-6-4-6-3-5-3-5-4-5-4-5-4-3-4-4-4-3-4-4-5-2-5-3-4-2-5-2-5-2-5-1-5-1-5-1-6-1-6-1h-5-6-6-7l-5 1-6 1-6 1-5 1-6 1-5 2-5 2-5 2-4 3-5 2-5 4-4 3-4 4-4 4-4 4-3 5-4 5-3 6-4 5-2 6-3 7-3 6-2 8-3 7-2 8-2 8-2 9-2 9-1 10-2 9-1 11-1 11-1 11-1 11v14 12l-1 14v13 13l1 13v12 12l1 12 1 11 1 11 1 10 2 9 1 10 2 9 2 9 2 8 2 8 3 8 2 7 3 6 3 7 3 6 3 6 4 5 3 5 4 5 3 5 4 4 5 3 4 4 4 4 5 2 4 3 5 2 5 2 5 2 5 2 6 1 5 1 6 1h5l6 1h6 6l5-1h6l5-1 6-1 5-1 5-2 5-2 5-2 5-2 5-3 4-2 4-4 5-4 4-3 3-4 4-5 4-5 3-5 4-5 3-6 3-6 3-7 3-6 2-7 3-8 2-8 2-8 2-9 2-9 1-10 2-9 2-10 1-11 1-11v-12l1-12v-12l1-13z">
          <text:p/>
        </draw:path>
        <draw:polygon draw:style-name="gr6" draw:text-style-name="P6" draw:layer="layout" svg:width="0.413cm" svg:height="0.464cm" svg:x="16.598cm" svg:y="22.035cm" svg:viewBox="0 0 414 465" draw:points="213,465 202,465 192,464 182,463 172,462 163,461 154,459 145,456 136,454 127,451 119,448 111,445 103,441 96,437 89,433 82,428 76,423 70,417 64,412 58,406 53,400 47,394 42,388 38,381 34,374 29,367 25,360 22,352 19,345 16,337 13,328 10,320 8,311 6,302 4,293 3,283 2,274 1,264 0,254 0,245 0,234 0,223 0,212 1,202 2,192 3,182 5,172 7,162 9,153 11,144 14,135 17,126 21,118 24,110 28,102 32,95 36,88 41,80 46,74 50,67 56,61 61,56 67,50 73,45 80,40 86,35 93,30 100,27 108,23 115,19 123,16 132,13 140,10 149,7 158,6 167,4 176,3 185,1 195,0 205,0 215,0 223,0 232,0 240,1 248,2 256,3 264,4 271,6 278,7 285,9 292,11 298,14 305,17 311,19 317,22 323,25 329,29 334,32 340,36 345,39 350,43 355,47 359,52 364,56 368,60 372,65 376,70 380,75 383,80 386,85 389,90 392,96 395,102 398,107 400,113 402,119 404,125 406,131 408,137 409,143 410,149 294,155 292,148 291,142 289,136 287,130 285,124 282,119 279,114 276,109 272,104 268,100 265,96 260,93 255,90 250,87 244,85 239,83 233,82 226,80 219,80 212,80 203,80 195,81 187,83 179,86 172,89 165,94 159,98 154,104 149,111 144,118 140,126 137,135 133,144 131,155 127,165 125,177 124,189 122,202 122,216 122,230 122,259 125,285 131,309 137,329 145,346 156,360 168,370 181,378 196,383 214,384 220,384 227,384 233,382 239,381 244,379 250,377 255,374 260,371 265,368 270,364 274,359 278,355 281,349 285,344 288,338 290,331 292,324 294,317 296,309 297,301 414,307 413,313 412,319 410,325 409,331 407,337 405,343 403,349 400,355 398,361 395,366 392,372 388,377 385,382 381,388 377,393 374,398 369,403 365,407 360,412 355,416 350,422 345,425 339,429 333,433 327,437 321,440 315,443 308,446 302,449 295,452 288,454 280,456 272,459 265,460 256,461 248,463 240,464 231,464 222,465">
          <text:p/>
        </draw:polygon>
        <draw:path draw:style-name="gr6" draw:text-style-name="P6" draw:layer="layout" svg:width="0.451cm" svg:height="0.464cm" svg:x="17.069cm" svg:y="22.035cm" svg:viewBox="0 0 452 465" svg:d="M452 231v11l-1 10-1 9-1 10-1 10-2 9-2 9-2 9-2 9-3 8-3 9-3 8-3 8-4 7-5 8-4 7-5 7-5 7-5 7-5 6-6 6-6 6-7 5-7 6-6 5-8 5-7 4-8 4-8 4-9 4-8 3-9 3-9 2-10 3-10 1-10 2-10 1-12 1-11 1h-11-11l-10-1-10-1-10-1-10-2-10-1-9-3-9-2-9-3-8-3-8-4-8-3-8-5-7-4-7-4-8-5-6-7-7-5-6-6-6-6-5-6-5-6-5-7-5-7-4-7-4-8-4-7-4-8-3-9-3-8-3-8-2-10-2-8-2-10-2-9-1-10-1-9-1-10v-10-11-9-10l1-10 1-9 1-9 2-10 1-9 2-9 3-8 2-9 3-8 3-8 4-8 4-8 4-7 4-8 5-7 5-7 5-6 5-6 6-6 6-6 6-6 7-5 7-5 7-5 8-4 8-4 8-4 8-4 9-3 9-3 9-2 9-3 10-2 10-1 11-2h11l10-1h12 11l12 1h12l11 2 11 1 10 2 10 3 9 2 9 3 9 3 8 4 8 4 8 4 7 4 7 5 7 5 7 5 6 6 6 6 5 6 5 6 6 6 4 7 5 7 4 7 3 8 4 7 3 8 3 9 3 8 2 8 2 9 2 9 2 9 1 9 1 9 1 10 1 10 1 9zM330 231v-15l-1-15-1-14-2-12-3-12-2-12-4-10-4-9-4-9-5-7-6-7-5-6-7-6-7-5-7-3-8-4-9-2-9-2-9-1h-10-10l-9 1-9 2-9 2-8 4-7 4-8 4-6 6-6 6-6 7-5 8-5 8-4 10-4 10-3 11-2 12-2 13-1 13-1 15-1 15 1 8v8 7l1 8v7l1 7 1 6 1 6 1 7 1 6 2 5 2 6 1 5 2 5 3 5 2 4 2 5 2 4 3 4 2 4 3 4 3 3 3 3 3 3 3 3 3 3 3 2 4 3 3 2 4 2 4 2 4 1 4 1 4 1 4 1 4 1 4 1h4 5 4 5 5 5l5-1 4-1 4-1 5-1 5-1 5-1 3-2 4-2 4-2 4-3 4-2 3-3 3-3 3-3 4-3 2-3 3-4 3-4 3-4 2-4 2-5 2-4 2-5 2-5 2-5 2-6 1-5 2-6 1-7 1-6 1-6v-7l1-7v-8l1-7v-8z">
          <text:p/>
        </draw:path>
        <draw:polygon draw:style-name="gr6" draw:text-style-name="P6" draw:layer="layout" svg:width="0.409cm" svg:height="0.456cm" svg:x="17.608cm" svg:y="22.034cm" svg:viewBox="0 0 410 457" draw:points="295,457 295,207 295,201 295,196 294,192 294,187 294,182 293,177 292,172 292,168 291,163 290,159 290,155 289,151 288,146 286,142 285,139 284,135 282,132 280,128 279,125 277,122 275,119 273,116 271,113 268,110 266,108 263,105 261,103 258,101 255,99 252,97 249,96 246,94 242,93 239,92 235,91 231,90 227,90 223,89 219,89 215,89 211,89 206,89 202,90 199,90 195,91 191,92 187,93 183,95 180,97 176,98 173,100 170,102 167,104 164,107 161,109 158,112 155,115 152,118 150,121 147,125 145,128 142,132 139,135 137,139 135,144 133,147 131,152 130,156 128,161 127,166 125,170 124,175 123,180 122,185 122,190 121,196 121,201 120,207 120,212 120,218 120,457 4,457 4,110 4,107 4,104 4,102 4,98 4,96 4,93 4,90 4,87 4,84 3,79 3,77 3,73 3,71 3,67 3,65 3,62 3,59 3,56 3,53 3,50 3,48 3,45 2,42 2,40 2,37 2,35 2,32 2,30 2,28 2,26 1,24 1,22 1,19 1,18 1,16 1,14 1,13 1,12 1,10 0,9 111,9 112,10 112,11 112,13 112,14 112,16 112,17 113,19 113,21 113,23 113,25 113,28 113,30 113,32 114,34 114,37 114,39 114,42 114,44 114,47 115,49 115,52 115,55 115,57 115,60 115,62 115,65 115,68 116,71 116,73 116,76 116,78 116,81 116,84 116,87 116,89 116,91 116,93 116,95 116,97 117,99 118,99 123,89 128,79 133,70 139,61 146,54 152,47 158,40 165,34 171,29 178,24 186,19 193,15 201,12 209,9 217,6 226,4 235,2 244,1 254,1 263,0 271,1 279,1 286,2 294,2 301,4 307,5 314,7 320,9 326,11 331,14 337,17 342,19 347,23 352,26 357,29 361,33 365,37 369,41 373,46 377,50 380,55 383,60 387,65 389,70 392,75 395,81 397,87 399,93 401,99 403,106 404,112 405,118 406,125 407,132 409,138 409,145 410,152 410,159 410,166 410,174 410,457">
          <text:p/>
        </draw:polygon>
        <draw:polygon draw:style-name="gr6" draw:text-style-name="P6" draw:layer="layout" svg:width="0.261cm" svg:height="0.56cm" svg:x="18.08cm" svg:y="21.938cm" svg:viewBox="0 0 262 561" draw:points="164,561 155,561 145,560 136,558 127,557 119,554 111,551 104,547 97,543 91,539 85,533 80,527 76,521 71,514 68,506 65,498 62,489 59,480 58,470 57,460 57,448 57,185 0,185 0,105 64,105 100,0 173,0 173,105 258,105 258,185 173,185 173,417 173,423 173,429 174,435 175,441 176,446 177,450 179,454 181,459 183,462 185,465 188,468 191,471 194,473 197,475 201,477 205,478 209,479 214,480 218,480 224,481 226,481 228,481 230,480 232,480 234,480 236,480 238,480 240,480 241,479 243,479 245,479 247,478 248,478 250,478 252,477 254,477 256,476 258,476 260,476 262,475 262,547 258,548 254,550 249,551 245,552 240,553 236,554 231,555 226,556 222,557 217,557 212,558 207,558 202,559 197,559 192,560 187,560 181,561 176,561 170,561">
          <text:p/>
        </draw:polygon>
        <draw:polygon draw:style-name="gr6" draw:text-style-name="P6" draw:layer="layout" svg:width="0.262cm" svg:height="0.456cm" svg:x="18.407cm" svg:y="22.034cm" svg:viewBox="0 0 263 457" draw:points="4,457 4,115 4,112 4,109 4,106 4,103 4,100 4,97 4,94 4,91 4,88 4,85 4,80 4,77 3,74 3,71 3,68 3,65 3,62 3,59 3,56 3,53 3,50 3,47 3,44 2,42 2,39 2,36 2,34 2,31 2,29 2,26 2,24 2,22 2,20 2,18 1,16 1,14 1,13 1,12 1,10 0,9 112,9 112,10 112,12 112,13 112,14 112,16 112,18 113,20 113,22 113,24 113,26 113,29 113,31 114,34 114,37 114,39 114,42 114,44 114,47 114,50 115,53 115,56 115,59 115,62 115,65 115,67 115,70 116,73 116,76 116,79 116,83 116,86 116,88 117,91 117,93 117,96 117,98 117,100 117,102 117,104 117,106 118,106 120,101 122,96 124,92 125,87 127,81 129,77 131,73 132,69 134,65 136,61 138,58 139,54 141,50 143,47 145,43 147,40 149,37 151,34 154,31 156,29 158,26 161,23 164,21 166,19 169,17 172,14 175,13 178,11 181,10 185,8 188,7 192,5 195,4 199,3 203,2 207,2 211,1 216,1 221,1 226,0 228,0 230,1 232,1 234,1 236,1 238,1 240,1 242,2 244,2 246,2 248,3 250,3 252,4 253,4 256,5 257,5 259,5 260,6 261,6 263,7 263,105 260,104 258,104 256,103 252,103 250,103 248,102 246,102 244,102 241,101 239,101 236,100 234,100 232,100 229,99 227,99 224,99 221,99 218,99 215,99 212,99 203,99 195,100 187,102 180,104 173,108 167,111 160,116 155,121 149,127 144,134 139,141 136,149 132,158 129,167 126,177 124,188 122,200 121,212 120,225 120,238 120,457">
          <text:p/>
        </draw:polygon>
        <draw:path draw:style-name="gr6" draw:text-style-name="P6" draw:layer="layout" svg:width="0.451cm" svg:height="0.464cm" svg:x="18.706cm" svg:y="22.035cm" svg:viewBox="0 0 452 465" svg:d="M139 465h-7l-6-1h-6-6l-6-2h-6l-5-2-5-1-6-1-5-2-5-2-5-2-4-2-5-2-5-3-4-3-4-2-4-4-4-3-3-3-4-3-3-4-3-5-3-4-3-4-2-5-3-4-2-5-2-5-4-5-1-5-2-5-1-5-2-6-1-5v-6l-1-6v-6l-1-7v-6-8l1-7v-8l1-7 1-6 2-7 2-6 2-6 3-6 3-5 2-6 4-5 3-5 4-5 3-4 4-4 4-5 5-4 4-3 5-3 5-4 5-3 5-3 5-3 6-2 6-2 6-3 5-1 6-2 7-2 7-1 6-2 7-1 6-1 7-1 7-1h7l7-1h7 8l96-2v-22-5-5-4l-1-5v-4l-1-4v-4l-1-3-1-4-1-3v-3l-1-3-1-3-2-3-1-3-1-3-1-2-2-3-2-2-1-2-2-2-2-2-1-1-2-2-2-2-2-1-3-1-2-1-2-2h-3l-2-1-3-1-2-1h-3l-3-1h-2-3l-3-1h-3-3-3-3l-3 1h-3-2-3l-2 1h-3l-2 1h-2l-3 1h-2l-2 1-2 1-2 1-2 1-2 1-1 1-2 2-2 1-2 2-1 1-1 2-2 2-1 2-2 2-1 2-1 2-2 3-1 2v2l-1 3-1 3-1 3-1 2-1 4v3l-1 3v4l-1 3-121-5 1-6 2-6 1-6 2-5 1-6 2-5 2-5 2-5 3-5 3-5 2-5 3-4 4-5 3-4 3-4 4-5 4-4 4-3 4-4 5-4 5-3 5-4 5-3 5-3 6-2 6-3 6-3 6-2 7-2 7-2 6-2 8-2 7-1 8-1 8-1 8-2h8l9-1h8 10 8 8l8 1h7l8 2 8 1 7 1 7 1 6 2 7 2 6 2 7 3 6 2 5 3 6 3 6 4 5 3 5 4 5 3 4 4 5 5 4 4 4 4 4 5 4 5 3 5 3 5 3 6 3 5 2 6 2 6 3 6 1 7 2 6 1 8 1 7 1 7 1 7v7 8 163 3 3 3 3 3l1 3v3 2 3 2l1 3v2 2l1 3 1 2v2l1 2v2l1 1 1 2v2l1 1 2 2 1 2 1 1 1 1 1 1 1 1 2 1 1 1 1 1 2 1h2l1 1h2l2 1h2 2 3l2 1 3-1h2 3 2 3l3-1h2 3l2-1h2v64h-2l-1 1h-3l-1 1h-2l-2 1h-2-2l-1 1h-2l-2 1h-1-2l-2 1h-1l-2 1h-2-1-2l-1 1h-2-2-2-2l-1 1h-2-2-2-1l-2 1h-2-2-2-2-2-2-3-2-3-2-8-9l-7-1-7-2-7-2-6-2-6-3-5-3-5-4-5-4-4-5-3-5-4-5-3-7-2-6-3-6-2-7-1-7-2-8-1-8h-2l-5 8-5 8-5 7-6 7-6 7-6 6-6 7-7 5-7 6-7 5-7 4-7 4-9 3-8 3-9 3-8 2-10 2-9 1-10 1zM274 248l-60 1h-3-4l-4 1h-3l-4 1h-3-4l-3 1h-4l-3 1h-3l-4 1h-3l-3 1-3 1-3 1-2 1-3 1-3 2-3 1-2 2-2 1-3 2-2 2-2 2-2 2-1 2-2 2-2 3-1 3-2 2-1 4-1 3-1 3-1 4-1 4v4 4l-1 4v5 6l1 6 1 6v5l2 5 2 4 1 5 2 4 3 3 3 3 3 3 3 3 4 2 3 2 4 2 4 1 4 1 5 1h4l5 1 4-1h5 4l4-1 4-1 4-1 4-1 4-1 4-2 3-2 4-2 3-2 4-2 3-2 3-3 3-2 3-3 3-3 3-3 2-3 3-3 2-3 2-3 2-4 2-3 2-4 2-4 2-4 1-3 2-4 1-5 1-4 1-4 1-4 1-4 1-4v-4l1-5v-4-4z">
          <text:p/>
        </draw:path>
        <draw:polygon draw:style-name="gr6" draw:text-style-name="P6" draw:layer="layout" svg:width="0.406cm" svg:height="0.465cm" svg:x="19.182cm" svg:y="22.034cm" svg:viewBox="0 0 407 466" draw:points="407,327 407,333 407,340 406,346 405,352 404,357 402,363 400,369 399,374 396,380 394,385 391,390 388,395 385,399 381,404 377,408 373,413 369,417 365,421 360,425 355,429 350,432 344,435 338,438 332,442 326,444 320,447 313,450 306,452 299,454 292,456 284,458 277,460 269,461 260,462 252,463 244,464 235,465 226,465 217,466 207,466 199,466 191,466 182,465 174,465 167,464 159,463 152,463 144,462 137,461 130,460 124,458 117,457 111,455 104,453 97,451 91,449 85,447 80,444 74,442 69,439 64,436 59,433 54,430 50,426 45,423 41,419 37,415 33,411 29,407 26,402 23,398 19,393 16,388 14,382 11,377 8,371 6,365 4,359 2,352 0,346 102,330 104,334 105,338 106,341 108,344 109,347 110,350 112,353 113,356 115,358 117,361 119,363 120,365 122,367 124,369 126,371 128,373 131,374 133,376 136,377 138,378 141,380 143,381 146,382 149,383 152,384 155,384 158,385 161,386 164,386 168,387 172,387 175,388 179,388 182,388 186,388 191,389 194,389 199,389 203,389 207,389 211,389 215,389 219,389 223,389 226,388 230,388 234,388 237,388 241,387 244,387 247,386 251,386 254,385 257,384 260,384 263,383 266,382 269,381 271,380 274,379 276,378 279,376 281,375 283,374 285,372 287,370 289,369 290,367 292,365 294,363 295,361 296,359 297,357 298,354 299,352 300,349 300,346 300,344 301,341 301,338 301,334 300,331 300,328 299,325 298,322 297,320 296,317 294,315 292,313 290,310 288,308 286,307 284,304 281,303 278,301 276,299 272,298 269,296 266,295 263,294 259,292 255,291 252,290 248,289 244,288 239,287 235,286 230,285 226,284 221,283 217,281 212,281 207,280 202,278 197,277 192,276 187,275 181,274 176,273 171,272 165,270 160,269 154,267 149,266 143,265 137,263 132,262 126,260 121,258 115,256 110,255 105,253 99,251 94,249 89,246 84,244 79,241 75,239 70,236 66,233 62,230 57,227 53,223 50,220 46,216 43,212 40,208 36,204 34,200 31,195 28,191 26,186 24,181 22,175 21,169 20,163 19,157 18,151 18,144 18,137 18,131 18,125 19,118 20,113 21,107 22,102 24,96 26,91 28,86 30,80 33,75 35,71 39,66 42,62 45,57 49,53 53,49 57,45 62,42 66,38 71,35 76,31 82,28 87,25 93,22 99,20 107,17 113,15 120,13 127,11 134,9 141,8 149,5 157,4 165,3 173,2 181,1 190,1 199,1 208,0 215,1 222,1 229,1 236,2 243,2 250,3 257,4 263,5 270,7 276,8 282,10 288,12 294,13 300,15 306,17 311,19 317,22 322,24 327,27 332,30 337,33 342,36 346,39 351,43 355,47 359,50 363,54 367,59 370,63 373,67 377,72 380,77 382,82 385,87 388,92 390,98 392,104 394,110 396,116 397,122 294,133 293,130 293,127 292,124 291,121 290,118 289,116 288,113 287,111 285,109 284,106 282,104 281,102 279,100 277,99 275,97 273,95 271,94 269,92 267,91 265,90 263,88 261,87 258,86 256,85 253,84 251,84 248,83 246,82 243,82 240,81 237,81 234,80 231,80 228,80 225,79 222,79 218,79 215,79 211,79 208,79 200,79 192,79 185,80 178,80 172,81 166,83 160,84 155,86 150,87 146,90 142,92 139,94 136,97 133,100 131,104 128,107 127,111 126,115 126,120 125,125 125,128 126,130 126,133 127,136 127,139 128,141 130,143 131,145 132,147 134,149 136,151 137,153 139,154 142,156 144,158 146,159 149,160 152,162 155,163 158,164 161,165 164,167 168,168 171,169 175,170 178,171 182,172 186,173 190,174 194,175 199,176 203,176 208,177 212,178 217,180 222,181 226,182 231,183 236,184 241,185 247,187 253,188 260,189 266,191 272,192 278,194 284,195 290,197 296,199 302,201 308,202 314,205 319,207 325,209 330,211 336,214 341,216 346,219 350,222 355,225 360,228 364,232 368,235 373,239 377,243 380,247 384,251 387,255 390,260 393,265 396,270 398,275 400,281 402,286 404,292 405,299 406,305 407,313 407,320">
          <text:p/>
        </draw:polygon>
        <draw:polygon draw:style-name="gr6" draw:text-style-name="P6" draw:layer="layout" svg:width="0.262cm" svg:height="0.56cm" svg:x="19.633cm" svg:y="21.938cm" svg:viewBox="0 0 263 561" draw:points="165,561 155,561 145,560 136,558 127,557 119,554 112,551 104,547 98,543 91,539 86,533 80,527 76,521 71,514 67,506 64,498 61,489 60,480 58,470 57,460 57,448 57,185 0,185 0,105 63,105 100,0 173,0 173,105 258,105 258,185 173,185 173,417 173,423 174,429 174,435 175,441 176,446 177,450 179,454 181,459 183,462 185,465 188,468 191,471 194,473 197,475 201,477 205,478 209,479 214,480 219,480 224,481 226,481 228,481 230,480 232,480 234,480 236,480 238,480 240,480 242,479 243,479 245,479 247,478 249,478 250,478 253,477 254,477 256,476 259,476 261,476 263,475 263,547 258,548 254,550 249,551 245,552 241,553 236,554 231,555 227,556 222,557 217,557 212,558 207,558 202,559 197,559 192,560 187,560 181,561 176,561 170,561">
          <text:p/>
        </draw:polygon>
        <draw:polygon draw:style-name="gr6" draw:text-style-name="P6" draw:layer="layout" svg:width="0.456cm" svg:height="0.261cm" svg:x="0.319cm" svg:y="12.507cm" svg:viewBox="0 0 457 262" draw:points="457,259 114,259 111,259 108,259 105,259 102,259 99,259 96,259 93,259 90,259 87,259 83,259 80,259 77,259 74,259 71,259 68,259 65,259 62,259 59,259 56,260 53,260 50,260 47,260 44,260 41,260 39,260 36,261 34,261 31,261 29,261 26,261 24,261 22,261 20,261 18,261 16,261 14,261 13,262 11,262 10,262 9,262 9,151 10,151 11,151 12,150 14,150 16,150 18,150 20,150 22,150 24,150 26,149 29,149 31,149 34,149 36,149 39,149 42,148 44,148 47,148 50,148 53,148 56,148 59,148 62,147 64,147 67,147 70,147 73,147 76,147 79,147 82,147 84,147 87,146 90,146 92,146 94,146 97,146 99,146 101,146 103,146 105,146 105,144 100,142 95,141 90,139 86,137 82,135 77,134 73,132 69,130 65,129 61,127 57,125 53,123 50,121 47,119 43,117 40,115 37,113 34,111 31,109 28,106 26,104 23,100 21,98 18,95 16,92 15,89 12,86 11,83 9,80 8,77 6,74 5,70 4,66 3,62 2,58 2,54 1,50 0,45 0,41 0,36 0,34 0,32 0,30 0,28 1,26 1,24 1,22 2,20 2,18 2,16 3,14 3,12 3,10 4,8 4,7 5,5 5,4 5,2 6,1 6,0 104,0 103,2 103,4 102,7 102,9 101,11 101,14 101,16 100,18 100,20 100,23 99,25 99,27 99,30 98,32 98,35 98,38 97,41 97,44 97,46 97,50 98,58 99,66 101,74 103,81 106,88 110,95 115,101 120,108 126,113 133,118 140,123 148,127 157,131 166,134 176,136 187,138 198,140 210,142 223,142 237,142 457,142">
          <text:p/>
        </draw:polygon>
        <draw:path draw:style-name="gr6" draw:text-style-name="P6" draw:layer="layout" svg:width="0.464cm" svg:height="0.451cm" svg:x="0.32cm" svg:y="12.018cm" svg:viewBox="0 0 465 452" svg:d="M465 314l-1 6v6 7l-1 6-1 5v6l-2 6-1 5-1 5-2 6-2 5-2 4-2 6-3 5-2 4-3 4-3 4-3 4-3 4-3 4-4 3-3 4-4 3-4 3-5 2-4 3-4 3-5 2-5 2-5 2-5 2-5 1-6 2-6 1-6 1-6 1h-5l-7 1h-6-6-8-8l-7-1-7-1-7-1-6-1-6-2-6-2-6-2-6-3-5-3-5-3-5-3-5-4-4-4-5-4-4-4-3-4-4-4-3-5-4-5-3-5-3-7-2-5-3-5-2-6-3-6-2-6-1-6-2-6-2-7-1-7-1-6-1-7-1-7-1-7v-7l-1-7v-7-7l-2-97h-23l-5 1h-4-4-5l-4 1h-4l-4 1-3 1h-4l-3 1-3 1-4 1-2 1-4 1-2 1-3 2-2 1-3 2-2 1-2 1-2 2-2 2-2 2-1 2-2 2-1 2-2 2-1 2-1 3v2l-2 3v2l-1 3v2l-1 3v3l-1 3v3 3 3 3 3 2 3l1 3v2 3l1 2v3l1 2v2l1 2 1 3 1 1 1 2 1 2 1 2 2 2 1 2 1 1 2 2 1 2 2 1 2 2 1 1 3 1 2 1 2 2 2 1 3 1 2 1 3 1 3 1h2l3 1 3 1 4 1h3l4 1h3l-6 122-6-1-5-1-6-1-5-2-6-2-5-2-5-2-5-2-5-2-5-3-5-3-4-3-5-3-4-3-5-4-4-3-4-4-4-4-4-6-3-4-4-5-3-5-3-5-3-6-3-5-2-6-3-6-2-7-3-6-1-7-2-7-2-7-2-7-1-8-1-8-1-8v-8l-1-9v-9-9-8-8l1-8v-8l1-7 1-8 2-7 1-7 2-7 2-6 2-7 3-6 2-6 3-6 3-6 3-5 3-5 4-6 4-4 4-5 4-4 5-5 4-3 5-4 5-4 5-3 5-4 6-2 5-3 6-3 6-2 7-2 6-2 7-1 6-1 7-2 7-1h8l7-1h8 163 3 3 3 3 3 3 2 3l3-1h2 3 2l2-1h2l2-1 3-1h2l1-1 3-1h1l2-1 3-1 1-1 1-1 1-1 2-1 1-1 1-2 1-1 1-1 1-2v-1l1-2 1-2v-2l1-2v-2-2-2-2-3-3-2-3-2l-1-3v-3-2l-1-3v-2h63v2 2l1 2v2l1 2v2l1 1v2 2l1 2 1 1v2 2l1 1v2 2l1 1v2 1 2l1 2v1 2 2 2l1 1v2 2 2 2 2l1 2v1 3 2 2 2 2 3 2 9l-1 8-1 8-1 7-2 6-3 7-2 5-4 6-3 5-4 4-5 4-4 4-6 3-6 3-6 3-6 2-7 2-8 2-7 1-8 1v2l8 5 7 5 8 6 7 5 7 6 6 6 6 7 6 6 5 7 4 7 5 7 4 8 3 8 3 8 3 9 2 9 2 9 1 10v10zM248 178l1 60v4 3l1 4v4 3l1 4v3 4l1 3v4l1 3v3l1 3 1 3 1 3 1 3 1 3 1 3 2 3 1 2 1 2 2 3 2 2 2 2 1 2 3 2 2 2 2 2 3 1 2 2 3 1 3 2 4 1 3 1h4l4 1 3 1h5 4 5 6 6l5-1 6-1 5-1 4-2 4-2 4-2 4-3 3-2 3-3 3-3 3-4 2-4 2-3 1-4 1-5 1-4v-5l1-4v-5l-1-4v-5l-1-4-1-4-1-4-1-4-1-4-2-3-3-4-2-4-2-3-2-3-2-3-3-4-2-3-3-3-3-2-3-3-3-2-3-3-3-2-4-3-3-2-4-2-3-2-4-2-4-1-4-2-4-2-4-1-4-1-4-1-4-1-4-1h-4l-5-1h-4-4l-4-1z">
          <text:p/>
        </draw:path>
        <draw:polygon draw:style-name="gr6" draw:text-style-name="P6" draw:layer="layout" svg:width="0.56cm" svg:height="0.261cm" svg:x="0.223cm" svg:y="11.752cm" svg:viewBox="0 0 561 262" draw:points="561,98 560,108 560,117 558,127 556,136 554,144 551,152 547,159 543,166 538,172 533,178 527,183 521,188 514,192 506,195 498,198 489,201 480,203 470,204 459,205 448,206 185,206 185,262 106,262 106,200 0,163 0,90 106,90 106,5 185,5 185,90 417,90 423,89 429,89 435,88 440,87 445,86 450,85 454,84 458,81 462,79 465,77 468,74 471,72 473,68 475,65 477,61 478,57 479,53 480,49 480,44 481,39 481,37 481,35 480,32 480,30 480,29 480,26 480,25 480,23 479,21 479,19 478,18 478,15 478,14 477,12 477,10 477,8 476,6 476,4 475,2 475,0 547,0 548,4 549,8 550,13 552,17 553,22 554,26 555,31 555,36 556,41 557,45 558,50 558,55 559,60 559,65 560,70 560,76 560,81 561,86 561,92">
          <text:p/>
        </draw:polygon>
        <draw:path draw:style-name="gr6" draw:text-style-name="P6" draw:layer="layout" svg:width="0.613cm" svg:height="0.116cm" svg:x="0.162cm" svg:y="11.566cm" svg:viewBox="0 0 614 117" svg:d="M86 117h-86v-117h86zM614 117h-447v-117h447z">
          <text:p/>
        </draw:path>
        <draw:path draw:style-name="gr6" draw:text-style-name="P6" draw:layer="layout" svg:width="0.464cm" svg:height="0.451cm" svg:x="0.32cm" svg:y="11.022cm" svg:viewBox="0 0 465 452" svg:d="M231 0h10l10 1h10l10 2 9 1 9 1 10 2 9 2 9 3 8 3 9 3 8 3 7 3 8 5 8 4 7 5 8 4 7 5 6 6 7 5 6 6 5 6 6 7 5 6 5 7 5 7 4 8 4 8 4 8 4 8 3 9 3 9 2 9 2 9 2 10 2 11 1 10 1 10v11l1 12-1 10v11l-1 10-1 10-2 10-2 9-2 9-2 10-3 8-3 9-4 8-4 8-4 8-4 7-5 7-5 7-5 7-5 6-6 6-6 6-6 5-7 6-6 5-8 4-7 5-8 4-8 4-8 3-8 4-8 3-9 2-8 3-10 2-9 2-9 1-10 2-9 1-10 1h-11-10-10-10l-9-1-10-1-9-1-9-2-9-1-9-3-8-2-9-3-8-2-8-4-9-3-7-4-8-4-7-4-7-5-7-5-6-5-7-6-6-5-6-6-5-7-5-7-5-6-5-8-4-7-4-8-4-8-4-8-3-9-3-9-3-9-2-10-2-10-1-10-2-10v-11l-1-11v-11-12l1-12v-10l2-11 1-11 2-10 2-10 3-9 3-9 3-9 4-8 4-8 4-8 4-8 5-7 5-6 5-7 5-6 6-6 6-5 7-6 6-5 7-5 7-4 7-4 7-5 8-3 8-4 8-2 8-3 9-2 9-3 9-2 9-1 9-2 9-1 10-1h9l10-1zM231 123h-15l-15 1-14 1-13 2-12 2-11 3-10 3-9 4-9 5-7 5-8 5-6 6-5 6-4 7-5 8-3 7-2 9-2 8-1 9v10 10l1 10 2 9 2 8 4 9 4 7 4 7 6 7 6 6 7 6 8 5 8 5 10 4 10 3 11 3 12 3 13 2 13 1 15 1h15 8 8l7-1h8l7-1h6l7-1 6-1 6-1 6-2 6-1 5-2 6-2 5-2 4-2 5-2 5-2 4-2 4-3 4-3 4-2 3-3 3-3 3-3 3-3 3-3 2-4 3-3 2-4 3-3 1-4 2-4 1-4 1-4 1-4 1-4v-4l1-5v-4-4-5-5l-1-5v-5l-1-4-1-5-1-4-1-5-2-4-1-4-3-4-2-4-3-3-2-4-3-3-3-4-3-3-3-3-3-3-4-3-4-2-4-3-4-2-5-3-5-2-4-1-5-3-6-1-5-2-6-1-6-2-6-1-6-1-7-1h-6l-7-1-8-1h-7-8z">
          <text:p/>
        </draw:path>
        <draw:polygon draw:style-name="gr10" draw:text-style-name="P1" draw:layer="layout" svg:width="3.449cm" svg:height="2.495cm" svg:x="34.457cm" svg:y="10.659cm" svg:viewBox="0 0 3450 2496" draw:points="0,2496 3450,2496 3450,0 0,0">
          <text:p/>
        </draw:polygon>
        <draw:polygon draw:style-name="gr6" draw:text-style-name="P6" draw:layer="layout" svg:width="0.379cm" svg:height="0.425cm" svg:x="34.681cm" svg:y="11.05cm" svg:viewBox="0 0 380 426" draw:points="195,426 185,426 176,425 167,424 158,423 149,422 141,420 132,418 125,416 117,413 109,410 102,407 95,404 89,400 82,396 76,392 70,388 64,383 59,378 54,373 49,368 44,362 40,356 35,350 31,344 28,337 24,330 21,324 18,316 15,309 12,301 10,293 8,286 6,277 5,269 3,260 2,252 1,243 1,234 0,225 0,215 0,204 1,194 1,185 2,175 4,166 5,157 7,148 9,140 11,131 13,123 16,116 19,108 23,100 26,93 30,86 34,80 38,74 42,67 47,62 52,56 57,51 62,45 68,40 73,36 79,32 86,27 93,24 99,20 106,17 113,14 121,11 128,9 136,7 144,4 152,3 161,2 169,1 178,0 187,0 197,0 204,0 212,0 220,1 227,1 234,2 241,3 248,5 254,6 261,8 267,10 273,12 279,15 286,17 291,20 297,23 302,26 307,29 312,32 317,36 321,39 326,43 330,47 334,51 338,55 342,59 345,63 349,68 352,73 355,78 357,82 360,87 363,93 365,98 367,103 369,109 371,114 373,120 374,125 376,130 377,136 269,142 267,135 266,129 265,124 263,118 260,114 258,109 255,104 253,99 249,96 246,92 242,88 238,85 234,82 229,79 224,78 218,76 213,74 207,73 201,73 194,73 186,73 178,74 170,76 164,78 157,81 151,85 146,90 140,95 136,101 132,108 128,115 125,123 122,132 119,141 117,151 115,161 114,173 113,185 112,197 112,210 113,238 115,262 120,283 125,302 133,317 142,330 153,340 166,347 180,352 196,353 202,353 208,352 213,351 218,350 224,348 229,346 233,344 238,341 242,337 247,334 251,330 254,325 257,321 260,316 263,310 265,304 267,298 269,291 271,284 272,277 380,282 379,287 378,293 377,299 375,304 374,310 372,315 370,321 367,326 365,331 362,336 360,341 357,346 354,351 350,356 347,361 343,365 339,370 335,374 331,378 326,382 321,386 316,390 312,393 306,397 301,400 295,403 289,406 282,409 276,412 270,414 263,416 256,418 249,420 242,421 235,423 227,424 220,425 211,425 203,426">
          <text:p/>
        </draw:polygon>
        <draw:path draw:style-name="gr6" draw:text-style-name="P6" draw:layer="layout" svg:width="0.413cm" svg:height="0.425cm" svg:x="35.113cm" svg:y="11.05cm" svg:viewBox="0 0 414 426" svg:d="M414 212v10 9l-1 9-1 9-1 9-2 8-1 9-2 8-3 8-2 8-3 7-3 8-3 7-3 7-4 7-4 7-4 6-5 6-5 6-5 6-6 6-5 5-6 5-6 5-7 4-6 4-7 5-7 3-7 4-8 3-8 3-8 3-9 2-8 2-9 2-10 1-9 1-10 1-10 1h-10-11l-10-1-9-1-9-1-9-1-9-2-8-2-9-2-8-3-7-3-8-3-7-4-7-3-7-4-7-5-6-4-6-5-6-5-6-5-5-6-5-5-5-6-4-6-5-7-3-6-4-7-4-7-3-7-3-8-3-8-3-7-2-9-2-8-2-8-1-9-1-9-1-9-1-9v-9-10-9-9l1-9 1-9 1-9 1-8 2-8 2-8 2-8 2-8 3-7 3-8 3-7 4-7 3-7 4-7 5-6 4-6 5-6 5-6 5-6 6-5 6-5 6-5 6-5 7-4 7-4 7-4 7-3 8-4 8-3 8-2 8-3 9-2 9-2 9-1 10-1 10-1h10 11 11 10l11 1 10 1 9 1 10 2 8 2 9 3 8 2 9 3 7 4 8 3 7 4 6 4 7 4 6 5 6 5 6 5 5 5 5 6 5 6 5 6 4 6 4 6 4 7 3 6 4 7 2 8 3 7 3 8 2 8 2 7 2 9 1 8 2 8 1 9v9l1 9v8zM303 212v-15l-1-13-1-13-2-11-2-11-3-10-3-10-3-8-5-9-4-6-5-7-5-5-6-5-7-4-6-4-7-3-8-2-8-2-8-1h-9-9l-10 1-9 2-7 2-8 3-7 4-6 4-6 5-6 6-5 6-5 7-4 8-4 8-3 10-3 10-2 11-2 12-1 12-1 13v15 8 7 7l1 6v7l1 6 1 6 1 6 1 5 1 6 1 5 2 5 2 5 1 5 2 4 2 4 2 5 3 3 2 4 2 3 3 4 2 3 3 3 2 3 4 2 2 3 4 2 3 2 3 2 3 2 4 2 3 1 4 1 4 1 3 1 4 1h4l4 1h5 4 4 5l4-1h5l4-1 4-1 4-1 4-1 4-1 3-2 4-2 3-2 4-2 3-2 3-3 4-2 2-3 3-3 3-3 2-4 3-3 2-4 3-3 2-5 1-4 2-4 2-5 2-5 1-5 2-5 1-6 1-5 1-6v-6l1-6 1-7v-6l1-7v-7z">
          <text:p/>
        </draw:path>
        <draw:polygon draw:style-name="gr6" draw:text-style-name="P6" draw:layer="layout" svg:width="0.374cm" svg:height="0.418cm" svg:x="35.608cm" svg:y="11.049cm" svg:viewBox="0 0 375 419" draw:points="269,419 269,189 269,184 269,180 269,175 269,171 269,166 268,162 268,158 267,154 266,149 266,145 265,142 264,138 263,134 262,130 260,127 259,124 258,120 257,117 255,114 253,111 251,108 250,106 247,103 245,101 243,99 241,96 238,94 236,93 233,91 230,89 228,88 224,86 221,85 218,84 215,83 211,82 208,82 204,81 200,81 196,81 192,81 189,81 185,82 181,82 178,83 174,84 171,85 168,87 164,88 161,90 158,92 155,93 152,95 149,98 147,100 144,102 141,105 139,108 137,111 134,114 132,117 130,120 128,124 126,128 124,131 122,135 121,139 119,143 118,147 116,151 115,156 114,160 113,165 112,169 112,174 111,179 111,184 111,189 110,194 110,199 110,419 3,419 3,101 3,98 3,95 3,93 3,90 3,87 3,84 3,82 3,79 3,76 2,74 2,71 2,68 2,65 2,63 2,60 2,57 2,54 2,52 2,50 2,47 2,44 2,42 2,40 1,37 1,35 1,33 1,30 1,27 1,25 1,23 1,21 1,19 1,17 1,16 1,14 0,13 0,11 0,10 0,9 0,8 101,8 101,9 102,10 102,11 102,13 102,14 102,16 102,17 102,19 103,21 103,23 103,25 103,27 103,30 104,32 104,34 104,36 104,39 104,41 104,44 104,46 105,48 105,51 105,53 105,56 105,58 105,60 105,63 105,65 105,68 106,70 106,72 106,75 106,77 106,79 106,81 106,83 106,85 106,87 106,89 106,90 108,90 113,81 118,73 123,65 128,57 133,50 139,44 144,38 150,32 156,26 163,21 169,17 177,14 184,10 191,8 199,5 207,3 215,2 223,1 232,0 241,0 248,0 255,1 262,1 269,2 275,3 281,4 287,6 293,8 298,10 303,12 308,15 313,17 318,20 322,23 326,27 331,31 335,35 338,39 342,42 345,47 348,51 351,56 354,60 356,65 359,70 361,75 363,80 365,86 367,91 368,96 370,102 371,108 372,114 373,120 374,126 374,133 375,139 375,145 375,152 375,159 375,419">
          <text:p/>
        </draw:polygon>
        <draw:polygon draw:style-name="gr6" draw:text-style-name="P6" draw:layer="layout" svg:width="0.24cm" svg:height="0.513cm" svg:x="36.04cm" svg:y="10.961cm" svg:viewBox="0 0 241 514" draw:points="150,514 141,514 132,513 123,511 116,510 108,508 101,505 95,502 89,498 83,493 78,489 73,483 68,477 65,471 61,464 59,456 56,448 54,440 53,431 52,421 52,411 52,169 0,169 0,97 57,97 91,0 157,0 157,97 236,97 236,169 157,169 157,382 158,388 158,393 158,399 159,404 160,408 162,412 163,416 165,420 166,423 170,426 172,429 175,431 178,434 181,435 184,437 188,438 192,439 196,440 200,440 205,441 207,440 209,440 211,440 213,440 214,440 216,440 218,440 220,440 221,439 223,439 224,438 226,438 228,438 230,437 231,437 233,437 235,436 237,436 239,436 241,435 241,501 237,502 233,503 229,504 225,505 220,507 216,508 212,508 208,509 203,510 199,510 195,511 190,512 185,512 181,513 176,513 171,513 165,514 160,514 155,514">
          <text:p/>
        </draw:polygon>
        <draw:polygon draw:style-name="gr6" draw:text-style-name="P6" draw:layer="layout" svg:width="0.239cm" svg:height="0.418cm" svg:x="36.34cm" svg:y="11.049cm" svg:viewBox="0 0 240 419" draw:points="3,419 3,105 3,103 3,100 3,97 3,94 3,92 3,89 3,86 3,83 3,80 3,77 3,74 3,71 3,69 3,66 3,63 3,60 3,57 2,54 2,52 2,49 2,47 2,44 2,41 2,39 2,36 2,34 2,32 2,29 2,26 2,24 1,22 1,20 1,18 1,16 1,15 1,13 1,11 1,10 1,9 0,8 102,8 102,9 102,10 102,11 103,13 103,14 103,16 103,18 103,20 103,22 103,24 104,26 104,29 104,32 104,34 104,36 104,39 104,41 105,44 105,47 105,49 105,52 105,54 105,57 105,60 106,63 106,65 106,68 106,70 106,73 106,76 106,78 106,81 106,83 106,85 107,87 107,89 107,92 107,93 107,95 107,96 109,96 111,92 112,88 114,84 115,80 117,76 119,71 120,68 122,64 124,60 125,57 127,53 129,50 130,47 132,44 134,40 136,38 138,35 139,32 142,29 144,26 146,23 148,21 151,19 153,17 156,15 159,13 161,11 164,10 167,8 170,7 173,5 176,4 180,3 183,3 187,2 191,1 195,1 199,0 203,0 208,0 209,0 211,0 213,0 215,1 217,1 219,1 221,1 222,1 224,2 226,2 228,2 230,3 231,3 233,3 234,4 236,4 237,4 238,5 239,5 240,6 240,96 238,95 236,95 234,95 232,94 230,94 228,93 226,93 224,93 222,92 220,92 217,92 215,92 213,91 211,91 208,91 206,90 203,90 201,90 198,90 195,90 187,90 180,92 173,93 166,95 160,98 154,102 148,106 142,111 137,116 133,122 129,129 125,137 121,144 119,153 116,162 114,172 113,183 112,194 111,205 111,218 111,419">
          <text:p/>
        </draw:polygon>
        <draw:path draw:style-name="gr6" draw:text-style-name="P6" draw:layer="layout" svg:width="0.414cm" svg:height="0.425cm" svg:x="36.614cm" svg:y="11.05cm" svg:viewBox="0 0 415 426" svg:d="M126 426h-6l-5-1h-6l-6-1h-5l-5-1-5-1-5-1-5-2-5-1-5-2-4-2-4-2-4-2-4-2-4-3-4-3-3-2-4-3-4-3-3-3-3-4-2-3-3-4-3-4-2-4-3-4-2-4-1-5-2-4-2-5-1-5-2-5-1-5-1-5-1-5v-6l-1-5v-6-6-7-7l1-7 1-6 1-6 2-6 1-6 2-6 2-5 2-5 3-5 3-4 3-5 3-4 3-4 4-4 4-5 4-4 4-3 4-3 5-3 4-3 5-3 5-2 5-2 6-3 5-1 5-2 6-2 6-1 6-2 6-1 6-1 6-1 6-1 7-1h6l6-1h7 7l88-1v-21-5-4-4l-1-4v-4-4l-1-3-1-3v-3l-1-3-1-3-1-3-1-3-1-3-1-2-1-3-1-2-2-2-1-2-1-2-2-2-2-2-1-1-2-2-2-1-2-2-2-1-2-1-2-1h-2l-3-1-2-1-2-1h-3l-2-1h-3-2-3l-3-1h-3-2l-3 1h-3-2-3-2l-2 1h-2-2l-3 1-2 1h-2l-2 1-2 1-1 1-2 1-2 1-1 1-2 1-2 2-1 1-1 2-2 1-1 2-2 1-1 2-1 2-1 2-1 2-1 2-1 3-1 2-1 2v3l-1 3v3l-1 3-1 3v3l-1 4-110-6v-5l2-5 1-6 1-5 2-4 2-5 2-5 2-5 2-4 2-5 3-4 3-5 2-3 3-5 4-4 3-3 4-4 3-4 5-3 3-4 5-3 5-3 4-2 5-3 5-3 6-2 5-3 6-2 6-2 6-1 7-2 6-2 7-1 7-1 7-1 8-1 7-1h8 8 9 7 8 7l7 1 7 1 7 1 6 1 6 2 7 1 6 2 6 2 5 2 6 2 5 3 6 3 5 3 5 3 4 3 4 4 5 3 4 4 4 4 3 4 4 5 3 4 3 5 3 5 3 5 2 5 3 5 1 6 4 5 1 6 2 6 1 7 1 6 1 7v7 6l1 8v150 3 3 2 3 3 2 3 2 2l1 3v2 2l1 2v2l1 2v2l1 2v2l1 1 1 2v1l1 2 1 1 1 1 1 2 1 1 1 1 1 1 1 1 2 1h1l2 1h1l2 1 2 1h1 2 2l2 1h2 3l2-1h3 2 2 3 2l2-1 2-1h3v58h-2l-2 1h-2l-2 1h-1-2l-2 1h-1-2l-1 1h-2l-1 1h-2-2l-1 1h-1-2l-2 1h-1-1-2-2l-1 1h-2-1-2-2-1l-2 1h-2-1-2-2-2-2-2-2-2-3-2-8-8l-7-1-6-1-7-2-5-3-6-2-4-3-5-3-4-4-3-4-4-5-3-5-3-5-2-5-2-6-2-7-2-6-1-8-1-7h-2l-4 7-5 8-5 6-5 7-5 6-6 6-6 5-6 5-6 5-7 4-6 4-7 4-7 3-8 3-8 2-8 2-9 2-8 1h-10zM250 228l-55 1h-3l-3 1h-3-4-3l-3 1h-4-3l-3 1h-3-3l-3 1-3 1h-3l-3 1-2 1-3 1-2 1-3 1-2 2-2 1-2 2-3 1-1 2-2 2-2 2-2 2-1 2-2 2-1 3-2 2-1 3-1 3v3l-2 3v4l-1 4v4 3 5 5 6l1 5 1 5 1 4 2 4 1 5 3 3 2 3 2 3 3 3 3 2 3 3 3 1 4 2 4 1 3 1 5 1h4l4 1 4-1h4 4l4-1 4-1 3-1 4-1 3-1 4-1 4-2 3-2 3-2 3-2 3-2 3-2 3-3 2-2 3-3 2-2 2-3 3-3 2-3 2-3 2-3 2-3 2-4 1-3 2-4 1-3 2-4 1-4 1-3 1-4 1-4v-4l1-4v-3l1-4v-4-4z">
          <text:p/>
        </draw:path>
        <draw:polygon draw:style-name="gr6" draw:text-style-name="P6" draw:layer="layout" svg:width="0.373cm" svg:height="0.426cm" svg:x="37.05cm" svg:y="11.049cm" svg:viewBox="0 0 374 427" draw:points="374,299 374,305 373,311 372,317 372,322 370,328 369,332 368,338 366,343 364,348 361,353 359,357 356,361 353,366 350,370 346,374 342,378 339,382 333,386 329,389 325,392 320,396 315,399 309,402 304,404 298,407 292,409 286,412 280,414 274,416 267,418 260,420 253,421 246,422 238,423 230,425 223,425 214,426 206,426 198,427 189,427 181,427 174,426 166,426 159,426 152,425 145,425 138,424 132,423 125,422 119,421 113,420 107,419 101,417 95,415 89,414 84,411 78,409 73,407 68,405 63,402 59,400 54,397 50,394 46,391 42,387 38,384 34,380 31,376 27,372 24,368 21,364 18,360 15,355 12,350 10,345 8,340 6,334 4,329 2,323 0,317 94,303 95,306 96,309 97,312 98,316 99,318 101,321 102,324 103,326 105,328 106,330 108,332 110,335 111,336 113,338 115,340 117,341 119,343 121,344 123,346 126,347 128,348 131,349 133,350 136,351 139,352 141,352 144,353 147,353 150,354 153,354 156,355 160,355 163,355 166,355 170,356 174,356 177,356 181,356 185,356 189,356 193,356 196,356 200,356 203,356 207,356 210,355 213,355 217,355 220,355 223,354 226,354 229,353 232,353 235,352 238,352 240,350 243,350 246,349 248,348 250,347 253,346 255,345 257,343 259,342 261,341 262,340 264,338 266,336 267,335 268,333 270,331 271,329 272,326 273,324 273,322 274,320 274,317 274,314 275,312 275,309 275,306 274,303 274,300 273,298 272,295 271,293 270,290 269,288 267,286 265,284 264,282 261,281 259,279 257,277 254,276 252,274 249,273 246,271 243,270 240,269 237,268 234,267 230,265 226,264 223,263 219,263 215,262 211,260 206,260 202,259 198,258 193,257 189,256 184,255 180,254 175,253 170,252 165,251 161,250 156,249 151,247 146,246 140,245 135,244 130,242 125,241 120,239 115,238 110,237 105,235 100,233 95,232 91,230 86,228 81,226 77,223 73,221 68,219 64,216 60,212 56,209 53,207 49,203 46,200 43,197 39,194 36,190 34,186 31,182 29,178 26,173 24,169 22,164 21,159 19,154 18,148 18,143 17,137 17,131 16,124 17,119 17,113 17,107 18,102 19,97 20,92 22,87 24,82 26,77 28,73 30,68 33,64 36,59 38,55 42,51 45,47 49,44 53,40 57,37 61,33 66,30 70,27 75,25 80,22 86,19 91,17 97,15 103,13 109,10 115,9 122,7 129,6 136,4 143,3 150,2 158,2 165,1 174,1 182,0 190,0 196,0 203,0 210,1 216,1 222,2 228,2 235,3 240,4 246,5 252,7 258,8 264,9 269,11 274,13 279,15 284,16 290,19 294,21 299,23 304,26 308,29 313,32 316,35 321,38 325,41 328,45 332,49 335,52 339,56 342,61 346,65 348,69 351,74 353,79 356,83 358,88 360,94 361,99 363,105 364,111 269,121 268,118 267,115 267,112 266,110 265,107 264,105 263,103 262,100 261,98 259,97 258,94 256,93 255,91 253,89 252,88 250,86 248,85 246,83 244,82 242,81 240,80 238,79 236,78 234,77 231,76 229,75 227,75 224,74 222,74 219,73 217,73 214,73 211,72 208,72 205,71 202,71 199,71 196,71 193,71 190,71 183,71 176,71 169,72 163,73 157,74 151,75 146,76 141,77 137,79 133,81 129,83 126,85 123,88 121,91 119,94 117,97 116,101 115,105 114,109 114,113 114,116 115,118 115,121 115,123 116,126 117,128 118,130 119,132 120,134 122,135 123,137 125,138 127,140 129,142 131,143 133,144 136,146 138,147 141,148 144,149 147,150 150,152 153,153 156,153 159,154 163,155 166,156 170,157 174,158 177,159 181,160 186,160 189,161 194,162 198,163 202,164 207,165 211,166 216,167 220,168 226,170 232,171 237,172 243,173 248,175 254,177 260,178 265,179 271,181 276,183 282,184 287,186 292,188 297,190 302,192 307,195 311,197 316,200 321,202 325,205 329,208 333,211 338,215 342,219 345,222 348,226 352,230 355,234 358,238 360,243 363,247 365,252 367,257 369,262 370,268 371,274 372,280 373,286 374,293">
          <text:p/>
        </draw:polygon>
        <draw:polygon draw:style-name="gr6" draw:text-style-name="P6" draw:layer="layout" svg:width="0.239cm" svg:height="0.513cm" svg:x="37.464cm" svg:y="10.961cm" svg:viewBox="0 0 240 514" draw:points="150,514 141,514 132,513 123,511 116,510 108,508 101,505 94,502 88,498 82,493 77,489 72,483 68,477 64,471 61,464 58,456 56,448 54,440 53,431 52,421 52,411 52,169 0,169 0,97 57,97 90,0 157,0 157,97 236,97 236,169 157,169 157,382 157,388 157,393 158,399 159,404 160,408 161,412 163,416 165,420 166,423 168,426 171,429 174,431 177,434 181,435 184,437 188,438 192,439 196,440 200,440 205,441 207,440 209,440 211,440 212,440 214,440 216,440 218,440 220,440 221,439 223,439 224,438 226,438 228,438 229,437 231,437 233,437 235,436 236,436 239,436 240,435 240,501 236,502 233,503 228,504 224,505 220,507 216,508 212,508 208,509 203,510 199,510 194,511 190,512 185,512 180,513 175,513 170,513 165,514 160,514 155,514">
          <text:p/>
        </draw:polygon>
        <draw:polygon draw:style-name="gr2" draw:text-style-name="P2" draw:layer="layout" svg:width="0.609cm" svg:height="0.61cm" svg:x="34.651cm" svg:y="11.741cm" svg:viewBox="0 0 610 611" draw:points="0,611 610,611 610,0 0,0">
          <text:p/>
        </draw:polygon>
        <draw:polygon draw:style-name="gr3" draw:text-style-name="P3" draw:layer="layout" svg:width="0.559cm" svg:height="0.56cm" svg:x="34.676cm" svg:y="11.766cm" svg:viewBox="0 0 560 561" draw:points="0,561 560,561 560,0 0,0">
          <text:p/>
        </draw:polygon>
        <draw:polygon draw:style-name="gr2" draw:text-style-name="P2" draw:layer="layout" svg:width="0.609cm" svg:height="0.609cm" svg:x="34.651cm" svg:y="12.351cm" svg:viewBox="0 0 610 610" draw:points="0,610 610,610 610,0 0,0">
          <text:p/>
        </draw:polygon>
        <draw:polygon draw:style-name="gr4" draw:text-style-name="P4" draw:layer="layout" svg:width="0.559cm" svg:height="0.559cm" svg:x="34.676cm" svg:y="12.376cm" svg:viewBox="0 0 560 560" draw:points="0,560 560,560 560,0 0,0">
          <text:p/>
        </draw:polygon>
        <draw:polygon draw:style-name="gr6" draw:text-style-name="P6" draw:layer="layout" svg:width="0.595cm" svg:height="0.437cm" svg:x="35.456cm" svg:y="11.827cm" svg:viewBox="0 0 596 438" draw:points="466,438 396,438 320,160 319,157 319,155 318,152 317,150 316,147 316,144 315,141 314,138 313,135 312,132 312,128 311,125 310,122 310,119 309,116 308,113 308,110 307,107 306,104 306,101 305,98 304,94 304,91 303,87 302,84 301,81 300,77 300,73 299,70 298,66 298,70 296,73 296,77 295,81 294,84 294,88 293,91 292,95 291,98 290,101 290,105 289,107 288,111 288,113 287,116 286,120 286,122 285,126 284,129 283,132 283,135 282,138 281,141 281,144 280,147 279,150 278,152 278,155 277,157 276,160 200,438 129,438 0,0 62,0 141,279 142,283 143,286 144,290 145,294 146,298 147,302 148,306 149,310 150,314 151,318 151,321 153,325 154,329 154,332 155,336 156,339 157,343 157,346 158,349 159,352 160,356 161,359 161,363 162,366 163,369 163,373 165,376 165,380 166,383 166,386 167,382 168,377 169,373 170,369 171,365 172,361 173,356 174,352 175,348 176,344 177,342 177,340 177,339 178,337 178,335 179,333 179,331 180,330 180,327 180,326 181,324 181,322 182,320 182,318 183,316 183,314 184,312 184,310 184,309 185,307 185,305 186,303 186,301 187,300 187,298 187,296 188,294 189,292 189,291 190,289 190,287 190,286 191,284 191,282 192,281 192,279 193,278 193,276 193,275 194,273 270,0 326,0 402,273 403,275 403,276 404,278 404,279 404,281 405,282 405,284 405,286 406,287 407,289 407,291 408,292 408,294 408,296 409,298 409,300 410,301 410,303 411,305 411,307 411,308 412,310 413,312 413,314 414,316 414,318 414,320 415,321 415,324 416,325 416,327 417,329 417,331 417,333 418,335 419,337 419,338 419,340 420,342 420,344 421,348 422,352 423,356 424,360 425,364 426,369 427,373 428,377 429,382 430,386 430,385 431,383 431,382 431,381 432,379 432,377 433,375 433,373 434,371 434,369 435,366 435,363 436,361 437,358 437,355 438,352 439,349 439,345 440,342 441,339 442,335 443,332 443,328 444,325 445,321 446,318 447,314 448,310 449,306 450,303 451,299 451,296 452,292 453,289 454,285 455,282 456,279 534,0 596,0">
          <text:p/>
        </draw:polygon>
        <draw:polygon draw:style-name="gr6" draw:text-style-name="P6" draw:layer="layout" svg:width="0.177cm" svg:height="0.467cm" svg:x="36.229cm" svg:y="11.804cm" svg:viewBox="0 0 178 468" draw:points="0,468 129,0 178,0 51,468">
          <text:p/>
        </draw:polygon>
        <draw:polygon draw:style-name="gr6" draw:text-style-name="P6" draw:layer="layout" svg:width="0.402cm" svg:height="0.45cm" svg:x="36.615cm" svg:y="11.821cm" svg:viewBox="0 0 403 451" draw:points="214,48 207,48 199,49 193,49 186,50 179,51 172,53 165,54 159,56 153,58 147,60 141,63 136,66 131,69 126,72 121,76 116,80 111,84 107,88 103,92 99,97 95,102 92,107 88,112 85,117 82,122 79,128 77,134 74,140 72,146 70,152 68,159 66,165 65,172 64,179 62,186 61,193 61,201 60,208 60,216 60,224 60,231 60,239 61,247 61,254 62,261 64,268 65,276 67,283 68,289 70,296 73,302 75,309 78,315 80,321 84,326 86,332 90,337 93,342 97,347 101,352 105,357 109,361 114,365 119,369 123,373 128,376 133,380 139,383 144,386 150,389 156,391 162,393 169,395 176,397 182,398 189,400 195,400 202,401 209,401 217,402 221,401 226,401 231,401 236,401 241,400 245,399 250,399 254,398 259,397 263,395 267,394 271,392 275,391 279,389 283,387 286,385 290,383 293,381 297,379 301,376 304,374 307,371 310,369 314,366 317,363 320,360 322,357 325,354 328,351 331,348 333,344 336,341 339,337 341,334 344,330 346,326 348,322 350,319 352,315 354,311 403,335 400,340 398,345 395,349 393,354 390,359 387,363 383,368 380,372 377,376 374,381 370,385 366,389 363,393 359,397 355,400 351,404 346,407 342,411 337,414 333,417 328,420 323,423 318,426 313,429 308,431 303,434 297,436 291,438 286,440 280,442 274,443 268,445 261,446 255,447 248,448 242,449 235,449 228,450 221,450 214,451 203,450 193,450 183,449 173,448 163,446 154,444 145,442 136,440 128,437 120,434 112,430 104,426 97,422 90,418 83,413 77,409 70,403 64,398 59,392 53,387 48,380 43,374 38,367 34,361 30,353 26,346 22,338 19,331 16,323 13,315 11,306 8,298 6,289 5,280 3,271 2,262 1,253 0,243 0,234 0,224 0,213 0,204 1,194 2,185 3,175 5,166 6,157 8,148 11,140 14,131 17,123 20,115 23,108 27,100 31,93 35,86 40,80 44,72 50,66 55,60 60,54 66,49 72,44 79,39 85,35 92,30 99,26 107,22 114,19 122,16 130,12 138,10 147,7 155,5 164,4 175,2 184,1 194,0 203,0 213,0 227,0 240,1 253,2 266,4 277,6 289,10 300,13 310,17 320,22 330,27 339,33 348,39 356,46 363,53 371,61 377,69 383,79 389,89 394,98 399,109 343,128 341,125 340,121 339,119 337,115 335,113 334,109 332,107 330,104 328,101 326,98 324,95 321,92 319,90 317,87 314,85 311,82 309,80 306,77 303,74 299,72 296,70 293,68 290,66 286,64 282,62 279,60 275,59 271,58 267,56 262,55 258,53 254,52 249,51 244,51 240,50 235,49 230,49 225,48 219,48">
          <text:p/>
        </draw:polygon>
        <draw:path draw:style-name="gr6" draw:text-style-name="P6" draw:layer="layout" svg:width="0.421cm" svg:height="0.437cm" svg:x="35.455cm" svg:y="12.437cm" svg:viewBox="0 0 422 438" svg:d="M362 438l-50-129h-199l-51 129h-62l179-438h68l175 438zM238 119l-1-3-1-2-1-3-1-2-1-3-1-2-1-3-1-3-1-2-1-2v-3l-1-2-1-3-1-2-1-2-1-3v-2l-1-2-1-2v-2l-1-3-1-2v-1l-1-2-1-2v-2l-1-1v-2l-1-1v-2l-1-1v-2l-1-1v-1-1l-1-1v-1-1 1 1l-1 1v1 1l-1 1v2 1l-1 2v1l-1 2-1 2v1l-1 2v2l-1 2-1 2v2l-1 2-1 2-1 2v3l-1 2-1 2-1 3-1 2v3l-2 2-1 3v2l-1 3-1 2-1 3-1 2-1 3-1 2-1 3-1 2-55 144h163z">
          <text:p/>
        </draw:path>
        <draw:polygon draw:style-name="gr6" draw:text-style-name="P6" draw:layer="layout" svg:width="0.176cm" svg:height="0.466cm" svg:x="36.054cm" svg:y="12.414cm" svg:viewBox="0 0 177 467" draw:points="0,467 128,0 177,0 50,467">
          <text:p/>
        </draw:polygon>
        <draw:polygon draw:style-name="gr6" draw:text-style-name="P6" draw:layer="layout" svg:width="0.402cm" svg:height="0.45cm" svg:x="36.439cm" svg:y="12.43cm" svg:viewBox="0 0 403 451" draw:points="213,49 206,49 199,49 192,50 185,51 178,52 171,53 165,55 159,57 153,59 147,61 141,64 136,67 131,69 126,73 121,76 116,80 111,84 107,88 103,92 99,97 95,101 92,106 89,111 85,116 82,122 79,127 77,133 74,139 72,145 70,152 68,158 66,165 65,172 63,178 62,186 62,193 61,200 60,208 60,216 60,223 60,231 60,239 61,246 62,254 63,261 64,268 65,275 67,282 68,289 71,296 73,302 75,308 78,314 81,320 84,326 87,331 90,337 94,342 97,347 101,352 105,356 110,361 114,365 119,370 123,374 128,377 134,381 139,384 145,387 150,389 156,392 162,394 168,396 175,398 181,399 188,400 194,401 201,402 208,402 216,402 221,402 226,402 230,402 235,401 240,401 244,400 249,399 253,398 258,397 262,396 266,394 270,393 274,391 278,389 282,388 286,386 289,384 293,382 296,379 300,377 303,375 306,372 310,369 313,365 316,363 319,360 322,357 325,354 327,351 330,347 333,344 335,340 338,337 340,333 343,330 346,326 348,322 351,319 353,314 354,310 403,335 401,339 398,344 395,349 393,354 390,358 387,363 384,368 381,373 377,377 374,381 370,386 367,389 363,393 359,397 355,401 351,405 346,408 341,411 337,415 332,418 327,421 322,424 317,426 312,429 307,432 302,434 296,436 291,438 285,441 279,442 273,444 267,445 261,447 254,448 248,449 241,450 234,450 227,451 220,451 213,451 202,451 192,450 182,449 172,448 163,447 154,445 145,443 137,440 128,437 120,434 112,431 104,427 97,423 90,419 83,414 77,409 71,404 65,399 59,393 53,387 48,381 43,375 38,368 34,360 30,353 26,346 23,338 19,330 16,322 13,314 11,306 8,297 6,289 5,280 3,271 2,261 1,252 0,243 0,233 0,223 0,213 0,203 1,194 2,184 4,175 5,165 7,157 9,148 11,139 14,131 17,123 20,115 24,107 27,100 31,93 36,86 40,79 45,73 50,67 55,61 61,55 66,50 73,44 79,40 85,35 92,31 99,27 107,23 114,19 122,16 130,13 138,11 147,8 156,6 164,4 174,3 183,2 193,1 202,1 213,0 226,1 240,1 252,3 265,5 277,7 288,10 299,14 309,18 320,23 329,28 338,33 348,39 356,47 364,54 371,62 377,70 383,79 389,88 394,98 399,109 342,127 340,124 339,121 338,118 336,115 334,112 333,109 331,106 329,103 327,101 325,98 323,95 321,92 318,90 316,87 313,84 310,82 308,79 305,77 302,75 299,73 296,71 292,68 289,67 285,65 281,63 278,61 274,60 270,58 266,57 261,55 257,54 253,53 248,52 244,51 239,50 234,50 229,49 224,49 219,49">
          <text:p/>
        </draw:polygon>
        <draw:path draw:style-name="gr6" draw:text-style-name="P6" draw:layer="layout" svg:width="0.591cm" svg:height="0.64cm" svg:x="2.461cm" svg:y="0.193cm" svg:viewBox="0 0 592 641" svg:d="M441 641l-148-243h-159v243h-134v-641h321 12 11l12 1 11 1 10 1 10 2 10 2 10 2 9 2 10 3 8 2 9 3 8 3 8 4 8 3 7 5 7 4 7 4 6 5 7 5 5 5 6 5 5 5 5 6 5 6 4 6 4 7 4 6 3 7 3 7 3 7 3 7 2 9 2 7 1 8 2 8 1 8 1 8v9 9 7 7l-1 7v7l-1 6-2 7-1 6-2 7-1 6-3 6-2 6-2 5-3 6-2 5-3 6-3 5-4 5-3 5-3 5-4 5-4 4-4 4-4 5-4 4-5 4-4 4-5 3-5 4-5 3-5 4-5 3-5 2-6 3-5 3-6 2-5 2-6 2-6 2-6 2-6 1 173 269zM425 197v-9l-1-9-2-8-2-7-3-8-3-6-4-7-5-5-5-6-6-4-6-6-7-4-7-3-8-3-9-2-9-3-9-1-10-1-11-1h-11-173v190h177 6 5 6l5-1h5l5-1 5-1 5-1 4-1 5-2 4-1 5-2 3-2 4-1 4-2 3-2 4-2 3-3 3-2 2-3 3-2 3-3 2-3 3-3 2-3 2-3 2-3 1-4 2-3 2-4 1-3 1-4 1-3 1-4v-4l1-4 1-4v-4-4z">
          <text:p/>
        </draw:path>
        <draw:path draw:style-name="gr6" draw:text-style-name="P6" draw:layer="layout" svg:width="0.497cm" svg:height="0.51cm" svg:x="3.098cm" svg:y="0.333cm" svg:viewBox="0 0 498 511" svg:d="M153 511h-7l-7-1h-7l-7-1-7-1-6-1-6-1-6-1-6-2-6-2-5-2-5-2-6-3-5-2-5-3-4-3-4-3-5-3-4-4-4-3-4-4-4-5-3-4-3-4-3-5-3-5-3-5-3-5-2-6-2-5-2-6-2-6-1-6-2-6-1-6-1-6-1-7v-7-6l-1-8 1-8v-8l1-9 1-7 1-8 2-7 2-7 2-7 3-6 2-6 4-6 3-5 4-6 4-5 4-5 4-5 5-4 4-4 5-4 5-4 6-4 5-3 6-3 6-3 6-3 6-3 7-2 6-2 7-2 7-2 8-1 8-2 7-1 7-1 8-1 7-1 8-1 8-1h8 8l106-2v-25-5-5l-1-5v-5l-1-4v-5l-1-4-1-4v-4l-1-3-1-4-2-3-1-4-1-3-1-3-1-3-2-2-2-3-1-3-2-2-2-2-2-2-2-2-2-2-2-2-3-1-2-1-2-2-3-1-3-1-3-1-2-1h-3l-3-1-3-1h-3-3l-3-1h-4-3-3-3-4l-2 1h-3-3l-3 1h-3l-2 1h-3l-2 1-3 1-2 1-2 1-2 1-2 1-3 1-2 2-1 1-2 2-2 1-2 2-1 2-2 2-2 2-1 2-1 2-2 3-1 3-1 2-1 3-1 3-1 3-1 3-1 3-1 3v4l-1 4v4l-1 4-134-7 1-6 1-6 2-6 2-6 2-6 1-6 3-6 2-5 3-6 3-5 3-6 3-5 4-5 3-4 4-5 4-5 4-4 5-4 5-5 5-4 5-3 5-4 6-3 6-4 6-3 7-3 6-2 9-3 7-2 7-3 8-2 8-2 8-1 8-2 9-1 9-1 9-1h9 10 10 9 9l9 1h8l9 1 8 1 7 2 8 2 8 2 7 2 7 2 7 3 6 3 7 3 6 3 6 3 6 4 5 4 6 4 5 5 5 5 5 4 4 5 4 5 4 6 4 5 3 6 4 6 2 6 3 7 3 6 2 7 2 8 2 7 1 7 1 8 1 8 1 8v8 9 179l1 3v4 3 3 3 4 2 4l1 2v3 3l1 2v3l1 2v3l1 2 1 2v2l1 2 1 2 1 2 1 2 1 1 1 2 1 1 1 2 2 1 1 1 2 1 1 1 2 1 2 1 1 1h2l2 1h2 3 2l2 1h3 3 3l3-1h2 3 3l3-1h3 2l3-1v70l-2 1h-2l-3 1h-2l-2 1h-2l-2 1h-2l-2 1h-1l-2 1h-2-2l-2 1h-2l-1 1h-2-2l-2 1h-1-3-1l-2 1h-2-2-2-2l-2 1h-2-2-2-2-3l-2 1h-2-3-2-3-2-3-9l-9-1-8-1-8-2-8-2-7-2-6-4-6-3-5-4-5-5-5-4-4-6-3-6-4-6-2-7-3-7-2-8-2-9-2-8-1-9h-2l-5 9-6 8-6 9-6 8-6 8-7 7-7 6-7 6-8 6-8 5-8 5-8 4-9 4-9 3-9 3-10 2-11 3-10 1h-11zM302 273l-66 1h-4-4-4l-4 1h-4-4l-4 1h-3l-4 1h-4l-3 1-4 1h-3l-4 1-3 1-3 1-4 2-2 1-4 1-2 2-3 2-3 1-2 2-2 2-3 2-2 3-2 2-2 3-1 2-2 3-2 3-1 4-1 4-1 3-1 4-1 5-1 4v4 5 5 7 7l1 6 1 6 2 5 1 5 2 5 3 4 3 4 3 4 3 3 4 3 3 2 4 2 5 2 4 2 5 1 5 1h5 5 5 4 5l5-1 4-1 5-1 4-2 4-1 4-2 4-2 4-2 4-2 4-3 4-2 3-3 3-3 3-3 3-3 3-3 3-3 3-4 3-3 2-4 2-4 3-4 2-4 2-4 2-4 1-4 2-5 2-4 1-5 1-4 1-5 1-4v-5l1-4v-5l1-5v-4z">
          <text:p/>
        </draw:path>
        <draw:polygon draw:style-name="gr6" draw:text-style-name="P6" draw:layer="layout" svg:width="0.287cm" svg:height="0.616cm" svg:x="3.601cm" svg:y="0.226cm" svg:viewBox="0 0 288 617" draw:points="179,617 168,617 158,616 147,614 138,612 129,609 121,606 113,602 105,597 99,592 92,586 86,580 81,572 77,565 73,557 70,547 67,538 65,528 63,517 62,505 62,493 62,203 0,203 0,116 68,116 108,0 188,0 188,116 283,116 283,203 188,203 188,459 188,466 189,472 189,478 191,484 192,490 193,495 195,500 197,504 199,508 202,512 205,515 208,518 211,520 215,522 219,524 224,526 228,527 233,528 238,528 244,528 247,528 249,528 251,528 253,528 255,528 258,528 260,528 262,527 264,527 266,527 267,526 270,526 272,526 273,525 277,525 279,524 281,524 283,523 286,523 288,522 288,601 283,603 278,604 272,606 267,607 262,608 258,609 253,610 247,611 242,612 237,613 231,613 226,614 220,615 215,615 209,616 204,616 198,616 192,617 185,617">
          <text:p/>
        </draw:polygon>
        <draw:path draw:style-name="gr6" draw:text-style-name="P6" draw:layer="layout" svg:width="0.128cm" svg:height="0.674cm" svg:x="3.964cm" svg:y="0.159cm" svg:viewBox="0 0 129 675" svg:d="M0 94v-94h129v94zM0 675v-492h129v492z">
          <text:p/>
        </draw:path>
        <draw:path draw:style-name="gr6" draw:text-style-name="P6" draw:layer="layout" svg:width="0.496cm" svg:height="0.51cm" svg:x="4.194cm" svg:y="0.333cm" svg:viewBox="0 0 497 511" svg:d="M497 254v11 11l-1 11-1 11-1 10-2 10-2 10-2 10-3 10-3 9-4 9-3 10-4 8-4 9-5 8-4 8-6 8-5 7-6 7-6 8-7 7-6 6-8 6-7 6-7 5-8 5-9 5-8 5-9 4-9 4-10 3-10 4-10 2-10 3-11 2-11 2-11 1-12 1h-12l-12 1-12-1h-12l-11-1-11-1-11-2-10-2-11-3-10-2-9-4-10-3-8-4-9-4-9-4-8-5-8-5-7-6-8-6-7-6-6-6-7-6-6-7-5-8-6-8-5-7-5-8-5-8-4-9-4-9-4-9-4-9-3-9-2-10-3-10-2-10-2-10-1-11-1-11-1-11v-10l-1-12 1-11v-11l1-10 1-10 1-11 2-10 2-10 2-9 3-10 3-9 3-10 4-9 4-8 4-9 5-8 5-8 4-8 6-7 6-7 6-7 6-7 7-6 7-7 7-5 8-5 8-6 8-5 8-4 9-5 10-3 9-4 10-3 10-3 11-3 11-2 10-2 12-1 12-1h12 12 13 13l12 1 12 1 12 2 11 2 11 3 10 3 10 3 9 4 10 3 8 5 9 4 8 5 8 6 7 5 7 5 7 7 7 6 6 7 6 7 5 7 5 7 5 8 5 8 4 8 4 8 3 9 3 9 4 9 2 9 3 10 2 10 1 10 2 10 1 10 1 11 1 10v11zM364 254v-17l-1-16-2-15-2-15-2-13-4-12-3-11-4-10-5-10-6-8-6-8-6-7-7-6-8-5-8-4-9-4-8-2-10-2-10-1-11-1-11 1-11 1-10 2-9 3-9 3-8 4-8 6-8 6-6 6-7 8-5 9-5 9-5 10-4 12-3 12-3 13-2 14-1 15-1 16-1 17 1 9v8 8l1 8 1 8v8l1 7 1 7 2 6 1 7 2 6 2 6 2 6 2 6 2 5 3 5 2 5 2 5 3 4 3 4 3 4 3 4 3 4 3 3 4 3 4 3 3 3 4 2 4 3 4 2 4 2 5 1 4 2 4 1 5 1 4 1h5l4 1h5l5 1 6-1h5l5-1h6l5-1 5-1 5-1 4-2 5-1 4-2 5-2 4-3 4-2 4-3 3-3 4-3 4-3 3-4 3-4 3-4 3-4 3-4 3-5 2-5 3-5 2-5 2-6 2-6 2-6 1-6 2-7 1-6 1-7 1-7 1-8 1-8v-8l1-8v-8z">
          <text:p/>
        </draw:path>
        <draw:path draw:style-name="gr6" draw:text-style-name="P6" draw:layer="layout" svg:width="0.469cm" svg:height="0.684cm" svg:x="5.047cm" svg:y="0.159cm" svg:viewBox="0 0 470 685" svg:d="M470 428v11 11 11l-2 10-1 10-1 11-1 10-2 10-2 9-2 10-2 9-3 9-2 9-4 8-3 9-3 8-4 7-4 8-5 7-4 7-5 7-5 6-5 6-6 6-5 6-6 5-7 5-6 4-7 5-7 4-8 3-7 3-9 3-8 3-8 2-8 1-9 2-9 1h-10l-9 1h-5l-4-1h-5-4-4l-5-1h-4l-4-1-5-1-4-1-4-1-5-1-4-1-4-2-4-1-4-1-5-2-3-2-4-2-5-2-3-2-4-2-4-3-3-2-4-3-4-3-3-3-4-3-3-3-3-3-4-4-2-3-4-4-2-4-4-4-2-4-3-4-2-5-3-5-2-5h-1v2 2 2 3l-1 2v2 2 2 3 2 3 2 3l-1 2v2 3 2 3l-1 2v2 3 2 2l-1 2v2 2 2 2l-1 2v2 2 1 2l-1 1v2 1 1 1 1h-1-124v-3l1-3v-4-4-5-4l1-5v-5-6l1-5v-6-7-6-6-7l1-7v-7-7-7-8-563h128v189 3 3 3l-1 3v2 3 3 3 3 3 2 3 3 2 3 2 3 2 3 2 3 3l-1 2v3 2 3 3 2 3 2h2l4-10 6-9 5-9 6-8 6-8 6-7 8-6 7-6 7-5 8-5 8-4 9-4 9-3 9-4 9-2 9-2 10-2 10-1h10 11 9 9l9 1 9 1 8 2 8 2 9 4 7 3 7 3 7 4 7 3 7 5 6 4 6 5 5 5 6 5 5 6 5 6 5 6 4 7 4 7 5 7 4 8 3 7 4 8 3 8 3 9 2 8 3 9 2 9 2 10 2 9 1 10 2 10 1 10 1 10 1 10v11 11zM336 428v-17l-1-15-1-15-2-13-2-13-3-12-3-11-4-10-4-10-4-8-6-8-5-7-6-6-7-5-7-5-9-4-8-2-9-2-9-2h-10-4-4l-4 1h-4l-4 1-4 1-3 1-4 1-4 1-4 2-4 2-4 1-3 2-4 3-3 2-4 3-3 3-3 4-3 3-3 4-3 4-3 4-2 5-3 5-3 5-2 5-2 6-2 6-2 6-2 6-2 7-1 7-2 7-1 7-1 9-1 8v8l-1 10v9 10 9 9l1 9v9l1 8 1 8 1 7 2 7 1 7 2 7 2 6 2 6 2 6 2 5 2 5 3 5 2 5 3 4 3 5 2 4 3 3 3 4 3 3 4 3 3 3 3 3 4 2 4 2 3 2 4 2 4 1 4 1 3 2 4 1h4l4 1 4 1h4 4l4 1 9-1 9-1 9-2 8-3 8-4 7-4 7-5 6-6 6-7 6-8 5-8 4-10 4-10 4-12 3-12 2-14 2-14 1-16 1-16z">
          <text:p/>
        </draw:path>
        <draw:path draw:style-name="gr6" draw:text-style-name="P6" draw:layer="layout" svg:width="0.45cm" svg:height="0.51cm" svg:x="5.591cm" svg:y="0.333cm" svg:viewBox="0 0 451 511" svg:d="M231 511h-11l-10-1-10-1-10-1-9-1-10-2-9-2-9-2-9-3-9-3-8-3-8-4-8-4-8-4-7-5-7-5-7-5-7-6-6-6-6-6-6-6-6-7-5-8-5-8-5-8-4-8-4-8-4-9-5-9-3-10-3-10-3-10-2-11-2-11-2-11-2-11-1-12v-12l-1-13v-13-14l1-13 1-13 1-12 2-13 2-11 2-11 3-11 3-11 4-9 5-10 4-9 4-9 5-8 5-8 5-8 6-7 5-7 6-6 7-6 6-6 7-6 7-5 7-5 7-4 8-4 7-4 8-3 8-4 9-2 8-3 9-2 8-2 9-2 9-1 8-1 10-1 8-1h10 9 11 11l11 1 11 2 10 1 10 3 9 2 9 4 9 3 8 4 8 4 8 4 8 5 7 5 7 6 6 6 7 6 6 6 5 7 6 7 5 8 5 7 4 8 5 9 4 8 3 9 4 9 3 10 3 10 2 10 3 10 2 10 2 11 1 11 2 11 1 11 1 12v11 12l1 12v4h-316v6 6 6l1 6v6l1 6 1 5 1 6 1 5 1 6 1 5 1 5 2 5 1 5 2 4 2 5 2 4 2 5 2 4 2 4 3 4 3 3 2 4 3 3 3 3 4 3 3 3 4 2 3 3 4 2 4 2 4 2 4 2 5 1 5 1 5 2h5l5 1h5 5 7 6l6-1 6-1 6-1 5-2 6-2 4-2 5-2 4-3 5-3 4-4 3-3 4-4 3-4 3-5 2-5 3-5 2-6 2-6 120 11-1 4-2 4-2 5-2 4-2 4-3 5-2 5-3 4-3 5-3 4-3 5-3 5-3 5-4 5-4 4-4 5-4 4-5 4-4 4-5 4-5 4-5 4-6 3-6 4-6 3-6 3-6 3-7 3-7 3-7 3-8 2-8 3-7 1-9 2-9 1-9 2-9 1h-9l-11 1zM231 80h-4-4l-4 1h-3l-4 1h-4l-3 1-4 1-3 2-4 1-3 1-3 1-4 2-3 2-3 2-2 2-3 3-3 2-3 3-2 2-3 4-2 2-2 4-2 3-3 4-1 4-2 3-2 5-2 4-1 5-2 4-1 5-1 5-1 5-1 6-1 5-1 6-1 6v6 6h191l-1-11-1-12-2-10-2-10-3-9-3-8-4-9-3-7-5-7-5-6-5-6-5-5-6-4-7-4-6-4-7-2-7-2-8-2-7-1z">
          <text:p/>
        </draw:path>
        <draw:polygon draw:style-name="gr6" draw:text-style-name="P6" draw:layer="layout" svg:width="0.287cm" svg:height="0.616cm" svg:x="6.084cm" svg:y="0.226cm" svg:viewBox="0 0 288 617" draw:points="180,617 169,617 159,616 149,614 140,612 131,609 122,606 114,602 107,597 100,592 94,586 88,580 82,572 77,565 73,557 70,547 67,538 65,528 63,517 63,505 62,493 62,203 0,203 0,116 69,116 110,0 190,0 190,116 283,116 283,203 190,203 190,459 190,466 190,472 191,478 192,484 193,490 195,495 196,500 198,504 201,508 203,512 206,515 209,518 213,520 217,522 221,524 225,526 230,527 235,528 240,528 246,528 248,528 250,528 252,528 255,528 257,528 259,528 261,528 263,527 265,527 267,527 269,526 271,526 273,526 275,525 277,525 279,524 281,524 284,523 286,523 288,522 288,601 283,603 279,604 274,606 269,607 264,608 259,609 254,610 249,611 244,612 238,613 233,613 228,614 222,615 216,615 211,616 205,616 199,616 193,617 187,617">
          <text:p/>
        </draw:polygon>
        <draw:polygon draw:style-name="gr6" draw:text-style-name="P6" draw:layer="layout" svg:width="0.729cm" svg:height="0.492cm" svg:x="6.38cm" svg:y="0.341cm" svg:viewBox="0 0 730 493" draw:points="201,377 296,0 433,0 527,377 612,0 730,0 601,493 465,493 365,91 262,493 127,493 0,0 120,0">
          <text:p/>
        </draw:polygon>
        <draw:path draw:style-name="gr6" draw:text-style-name="P6" draw:layer="layout" svg:width="0.449cm" svg:height="0.51cm" svg:x="7.144cm" svg:y="0.333cm" svg:viewBox="0 0 450 511" svg:d="M230 511h-11l-10-1-10-1-10-1-10-1-9-2-10-2-9-2-9-3-8-3-9-3-8-4-8-4-7-4-7-5-8-5-7-5-6-6-7-6-6-6-6-6-5-7-5-8-6-8-4-8-5-8-4-8-4-9-3-9-4-10-3-10-2-10-3-11-2-11-2-11-1-11-1-12-1-12v-13-13-14-13l1-13 1-12 2-13 2-11 3-11 3-11 3-11 3-9 4-10 4-9 5-9 5-8 5-8 5-8 5-7 6-7 6-6 6-6 6-6 8-6 6-5 7-5 8-4 7-4 8-4 8-3 8-4 8-2 9-3 8-2 9-2 8-2 9-1 9-1 9-1 9-1h9 9 12 11l12 1 10 2 10 1 10 3 9 2 10 4 8 3 9 4 8 4 7 4 8 5 7 5 7 6 7 6 6 6 6 6 6 7 5 7 6 8 4 7 5 8 4 9 4 8 4 9 3 9 3 10 3 10 3 10 2 10 2 10 2 11 2 11 1 11 1 11 1 12 1 11v12 12 4h-316v6 6 6 6l1 6 1 6v5l1 6 1 5 1 6 1 5 1 5 2 5 2 5 1 4 2 5 2 4 2 5 2 4 3 4 2 4 3 3 3 4 3 3 3 3 3 3 4 3 3 2 4 3 4 2 4 2 4 2 4 2 5 1 4 1 5 2h5l5 1h6 5 7 6l6-1 6-1 7-1 5-2 5-2 5-2 5-2 4-3 4-3 4-4 4-3 3-4 3-4 3-5 3-5 2-5 3-6 1-6 121 11-2 4-2 4-2 5-2 4-2 4-2 5-3 5-3 4-2 5-3 4-3 5-3 5-4 5-3 5-4 4-4 5-4 4-5 4-5 4-4 4-5 4-6 4-5 3-6 4-6 3-6 3-7 3-6 3-7 3-8 3-7 2-8 3-8 1-8 2-9 1-9 2-10 1h-10l-10 1zM230 80h-4-4l-4 1h-4l-3 1h-4l-3 1-4 1-4 2-3 1-4 1-3 1-3 2-3 2-3 2-3 2-3 3-2 2-3 3-3 2-2 4-3 2-2 4-2 3-2 4-2 4-2 3-2 5-1 4-2 5-1 4-2 5-1 5-1 5-1 6-1 5v6l-1 6v6 6h192l-1-11-2-12-2-10-2-10-3-9-2-8-4-9-4-7-4-7-5-6-5-6-6-5-6-4-6-4-6-4-8-2-8-2-7-2-8-1z">
          <text:p/>
        </draw:path>
        <draw:path draw:style-name="gr6" draw:text-style-name="P6" draw:layer="layout" svg:width="0.45cm" svg:height="0.51cm" svg:x="7.661cm" svg:y="0.333cm" svg:viewBox="0 0 451 511" svg:d="M231 511h-10l-10-1-11-1-10-1-10-1-9-2-10-2-9-2-9-3-8-3-9-3-8-4-8-4-7-4-8-5-7-5-7-5-6-6-6-6-7-6-5-6-6-7-5-8-5-8-5-8-4-8-5-8-4-9-3-9-4-10-3-10-2-10-3-11-2-11-2-11-1-11-1-12-1-12-1-13v-13-14l1-13 1-13 1-12 2-13 2-11 3-11 2-11 4-11 3-9 4-10 4-9 5-9 4-8 5-8 6-8 5-7 6-7 6-6 6-6 7-6 6-6 7-5 7-5 8-4 7-4 8-4 8-3 8-4 8-2 9-3 8-2 9-2 8-2 9-1 9-1 10-1 9-1h9 9 12 11l11 1 10 2 10 1 10 3 9 2 9 4 9 3 8 4 9 4 8 4 7 5 7 5 7 6 7 6 6 6 6 6 6 7 5 7 5 8 5 7 5 8 4 9 4 8 4 9 3 9 3 10 3 10 3 10 2 10 3 10 1 11 2 11 1 11 1 11 1 12 1 11v12 12 4h-316v6 6 6l1 6v6l1 6v5l1 6 1 5 1 6 1 5 2 5 1 5 1 5 2 4 2 5 2 4 2 5 2 4 3 4 2 4 3 3 3 4 3 3 3 3 3 3 4 3 3 2 4 3 4 2 4 2 5 2 4 2 5 1 4 1 5 2h5l5 1h6 5 7 6l6-1 6-1 6-1 5-2 5-2 5-2 5-2 4-3 4-3 4-4 4-3 3-4 3-4 3-5 3-5 2-5 2-6 3-6 120 11-2 4-2 4-1 5-3 4-2 4-2 5-3 5-2 4-3 5-3 4-3 5-3 5-4 5-3 5-4 4-4 5-4 4-5 4-5 4-4 4-6 4-5 4-5 3-6 4-6 3-6 3-7 3-6 3-8 3-7 3-7 2-8 3-8 1-8 2-9 1-9 2-10 1h-9l-10 1zM231 80h-3-4l-4 1h-4l-4 1h-3l-4 1-3 1-4 2-4 1-4 1-3 1-3 2-3 2-3 2-3 2-3 3-3 2-2 3-3 2-2 4-2 2-3 4-2 3-2 4-2 4-2 3-1 5-2 4-2 5-1 4-2 5-1 5-1 5-1 6-1 5v6l-1 6v6 6h191v-11l-2-12-1-10-3-10-2-9-4-8-3-9-4-7-4-7-5-6-5-6-6-5-6-4-6-4-6-4-7-2-8-2-7-2-8-1z">
          <text:p/>
        </draw:path>
        <draw:polygon draw:style-name="gr6" draw:text-style-name="P6" draw:layer="layout" svg:width="0.45cm" svg:height="0.501cm" svg:x="8.204cm" svg:y="0.332cm" svg:viewBox="0 0 451 502" draw:points="324,502 324,226 324,220 324,214 323,209 323,203 323,198 322,193 322,188 321,183 320,178 319,173 318,168 317,164 316,159 315,155 313,151 312,147 310,143 308,139 306,136 304,132 302,129 300,126 297,123 295,120 292,117 290,114 286,112 284,110 280,107 277,105 274,104 270,102 266,101 262,99 258,98 254,98 250,97 246,96 241,96 236,96 231,96 227,96 223,97 218,98 214,99 210,100 206,101 201,102 198,104 194,106 190,108 187,111 183,113 180,116 176,119 173,122 170,125 167,128 164,132 162,136 159,139 156,143 154,147 152,152 149,156 147,161 145,165 144,170 142,175 140,180 139,186 138,191 137,197 135,202 135,208 134,214 133,220 133,226 133,232 133,238 133,502 4,502 4,119 4,116 4,113 4,110 4,107 4,104 4,100 4,97 4,94 4,90 4,87 4,83 4,80 4,77 4,74 3,70 3,67 3,64 3,61 3,58 3,55 3,52 3,49 3,46 2,43 2,40 2,38 2,35 2,33 2,30 2,28 2,25 1,23 1,21 1,19 1,17 1,15 1,14 1,12 1,11 0,9 123,9 123,11 124,12 124,13 124,15 124,17 125,19 125,21 125,23 125,25 125,27 125,30 126,32 126,35 126,37 126,40 126,43 126,45 127,48 127,51 127,54 127,57 127,59 127,62 128,65 128,68 128,71 128,74 128,77 128,80 128,83 128,86 129,88 129,91 129,94 129,96 129,99 129,101 129,103 129,105 129,107 131,107 137,96 142,86 148,76 154,67 160,59 167,51 174,44 181,37 188,31 196,26 204,21 212,16 221,13 230,9 239,6 248,4 258,2 268,1 279,0 289,0 298,0 307,1 315,1 323,2 330,4 338,5 345,7 352,9 358,12 364,15 370,17 376,21 382,24 387,28 392,32 397,36 402,40 406,45 410,50 415,54 418,60 422,65 425,71 428,76 431,82 434,88 436,95 438,101 441,108 442,114 444,122 446,129 447,136 448,143 449,150 450,158 450,166 451,173 451,181 451,189 451,502">
          <text:p/>
        </draw:polygon>
        <draw:path draw:style-name="gr6" draw:text-style-name="P6" draw:layer="layout" svg:width="0.45cm" svg:height="0.51cm" svg:x="9.007cm" svg:y="0.333cm" svg:viewBox="0 0 451 511" svg:d="M231 511h-10l-11-1-10-1-11-1-9-1-10-2-9-2-9-2-9-3-9-3-8-3-8-4-8-4-8-4-7-5-7-5-7-5-7-6-6-6-6-6-6-6-6-7-5-8-5-8-5-8-4-8-4-8-4-9-4-9-3-10-3-10-3-10-2-11-2-11-2-11-2-11-1-12v-12l-1-13v-13-14l1-13 1-13 1-12 2-13 2-11 2-11 3-11 3-11 4-9 4-10 4-9 4-9 5-8 5-8 5-8 6-7 5-7 6-6 6-6 7-6 7-6 7-5 7-5 7-4 8-4 8-4 7-3 8-4 9-2 8-3 9-2 8-2 9-2 9-1 9-1 10-1 9-1h9 9 11 12l10 1 11 2 10 1 10 3 9 2 9 4 9 3 8 4 8 4 8 4 8 5 7 5 7 6 6 6 7 6 6 6 5 7 6 7 5 8 5 7 4 8 5 9 4 8 3 9 4 9 3 10 3 10 2 10 3 10 2 10 2 11 2 11 1 11 1 11 1 12v11l1 12v12 4h-317v6 6l1 6v6 6l1 6 1 5 1 6 1 5 1 6 1 5 1 5 2 5 1 5 2 4 2 5 2 4 2 5 2 4 2 4 3 4 3 3 2 4 3 3 3 3 4 3 3 3 4 2 4 3 3 2 4 2 6 2 4 2 4 1 5 1 5 2h4l6 1h5 6 6 6l7-1 5-1 6-1 6-2 5-2 5-2 4-2 5-3 4-3 3-4 4-3 4-4 3-4 3-5 2-5 3-5 2-6 2-6 121 11-2 4-2 4-2 5-2 4-3 4-2 5-2 5-3 4-3 5-3 4-3 5-3 5-3 5-4 5-4 4-4 5-4 4-4 4-5 4-5 4-5 4-5 4-6 3-5 4-6 3-7 3-6 3-7 3-7 3-7 3-8 2-7 3-8 1-9 2-8 1-10 2-9 1h-10l-9 1zM231 80h-4-3l-4 1h-4l-4 1h-4l-3 1-4 1-4 2-4 1-3 1-3 1-3 2-3 2-4 2-2 2-3 3-3 2-3 3-2 2-2 4-3 2-2 4-2 3-2 4-2 4-2 3-2 5-2 4-1 5-2 4-1 5-1 5-1 5-1 6-1 5-1 6v6l-1 6v6h192l-1-11-1-12-2-10-2-10-3-9-3-8-4-9-3-7-5-7-5-6-5-6-5-5-6-4-6-4-7-4-7-2-7-2-7-2-9-1z">
          <text:p/>
        </draw:path>
        <draw:polygon draw:style-name="gr6" draw:text-style-name="P6" draw:layer="layout" svg:width="0.447cm" svg:height="0.511cm" svg:x="9.521cm" svg:y="0.332cm" svg:viewBox="0 0 448 512" draw:points="448,358 448,365 448,372 447,378 446,385 445,391 443,398 441,404 439,410 436,416 433,421 430,427 427,432 424,439 420,444 415,448 411,453 406,458 401,462 396,466 391,471 385,475 379,478 372,482 366,485 359,488 352,491 345,494 338,496 330,499 322,501 313,503 305,505 296,506 287,508 278,509 268,510 259,511 249,511 239,512 228,512 219,512 210,511 201,511 192,511 184,510 175,509 167,508 159,507 151,506 144,505 136,504 129,502 122,500 115,498 108,496 102,494 96,491 89,488 83,486 77,483 72,479 66,476 60,472 55,468 50,464 46,460 41,456 37,451 33,446 29,441 25,436 22,430 18,425 15,419 12,413 9,406 7,400 5,393 2,386 0,379 114,362 115,366 116,370 117,373 119,377 120,380 122,384 123,387 125,390 127,392 129,395 131,398 133,400 135,402 137,404 139,406 142,408 144,410 147,412 149,413 152,415 155,416 158,417 161,418 164,419 167,420 171,421 174,422 178,423 182,423 185,424 189,424 193,425 197,425 201,425 206,426 210,426 214,426 219,426 224,426 228,426 233,426 237,426 241,426 245,426 249,426 253,425 257,425 261,425 265,424 269,424 273,423 276,422 280,422 283,421 286,420 290,419 293,419 296,418 299,416 302,415 304,414 307,413 309,411 312,409 314,408 316,406 318,404 320,402 322,400 323,398 325,396 326,393 327,391 328,388 329,385 330,382 330,379 331,376 331,373 331,370 331,366 330,362 330,359 329,356 328,353 327,350 326,347 324,344 322,342 320,340 317,337 315,335 312,333 310,331 306,329 304,328 300,326 297,324 293,323 289,322 285,320 281,319 277,317 273,316 268,315 264,313 259,312 254,311 249,310 244,309 238,308 233,307 228,306 223,305 217,304 211,302 206,301 200,300 194,298 188,297 182,295 176,294 170,293 164,291 158,289 152,288 146,286 139,284 133,282 127,281 121,279 116,276 110,274 104,272 99,269 94,267 88,264 84,261 79,258 74,255 68,251 63,248 59,244 55,240 51,236 48,232 44,227 41,223 37,218 35,213 32,208 29,203 27,197 25,191 24,184 22,178 21,171 20,164 20,157 20,149 20,142 20,135 21,129 22,122 23,116 25,110 27,104 29,98 31,92 33,87 36,81 39,76 43,71 47,66 50,61 55,57 59,52 63,48 68,44 75,40 80,36 86,33 92,29 98,26 104,23 111,20 117,17 125,15 132,13 140,10 148,8 156,7 164,5 173,4 182,3 191,2 200,1 209,1 219,0 229,0 237,0 245,0 253,1 260,1 268,2 275,3 282,4 290,5 297,6 304,8 311,9 317,11 324,13 330,15 336,17 343,20 348,22 354,25 360,28 366,31 371,35 376,38 381,42 386,46 391,50 395,54 399,58 403,63 407,67 411,72 415,77 418,83 421,88 424,94 427,100 429,106 432,112 434,119 436,126 437,133 324,144 323,141 322,138 321,135 321,131 320,129 318,125 317,123 316,120 314,118 312,116 311,113 309,111 307,109 305,107 303,105 301,103 299,101 297,100 294,98 292,97 290,95 287,94 285,93 282,92 279,91 276,90 273,89 270,89 267,88 264,88 261,87 258,87 254,86 251,86 248,86 244,86 241,85 237,85 233,85 229,85 220,85 212,86 204,86 196,87 189,88 183,89 177,91 171,93 166,95 161,97 157,99 153,102 149,105 146,108 144,112 142,116 140,120 139,125 139,130 138,136 138,139 139,142 139,145 140,148 141,150 141,153 143,156 144,158 146,160 147,162 149,164 152,166 154,168 156,170 159,172 161,173 164,175 167,176 170,178 174,179 177,180 181,181 185,183 189,184 193,185 197,186 201,187 205,189 210,190 214,191 219,191 224,192 229,193 234,195 239,196 244,197 249,198 255,199 260,201 266,202 272,203 279,205 286,207 293,208 299,210 306,211 313,213 319,215 326,217 333,219 339,221 345,223 352,226 358,228 364,231 370,233 375,236 381,239 386,243 391,246 396,250 401,253 406,257 410,261 414,265 418,270 422,274 426,279 429,285 432,290 436,295 438,301 441,307 443,313 444,320 446,327 447,334 448,342 448,350">
          <text:p/>
        </draw:polygon>
        <draw:polygon draw:style-name="gr6" draw:text-style-name="P6" draw:layer="layout" svg:width="0.288cm" svg:height="0.616cm" svg:x="10.018cm" svg:y="0.226cm" svg:viewBox="0 0 289 617" draw:points="181,617 169,617 158,616 148,614 139,612 130,609 121,606 113,602 106,597 99,592 93,586 87,580 82,572 77,565 73,557 70,547 67,538 65,528 64,517 62,505 62,493 62,203 0,203 0,116 69,116 109,0 190,0 190,116 283,116 283,203 190,203 190,459 190,466 190,472 191,478 192,484 193,490 195,495 196,500 199,504 201,508 203,512 206,515 210,518 213,520 217,522 221,524 225,526 230,527 235,528 240,528 246,528 248,528 250,528 253,528 255,528 257,528 259,528 261,528 263,527 265,527 267,527 269,526 271,526 273,526 275,525 277,525 279,524 281,524 284,523 286,523 289,522 289,601 284,603 279,604 274,606 269,607 264,608 259,609 254,610 249,611 244,612 238,613 233,613 228,614 222,615 217,615 211,616 205,616 199,616 193,617 187,617">
          <text:p/>
        </draw:polygon>
        <draw:path draw:style-name="gr6" draw:text-style-name="P6" draw:layer="layout" svg:width="0.127cm" svg:height="0.674cm" svg:x="10.382cm" svg:y="0.159cm" svg:viewBox="0 0 128 675" svg:d="M0 94v-94h128v94zM0 675v-492h128v492z">
          <text:p/>
        </draw:path>
        <draw:polygon draw:style-name="gr6" draw:text-style-name="P6" draw:layer="layout" svg:width="0.709cm" svg:height="0.501cm" svg:x="10.637cm" svg:y="0.332cm" svg:viewBox="0 0 710 502" draw:points="293,502 293,226 293,220 293,214 293,209 293,203 292,198 292,193 291,188 290,183 290,178 289,173 288,168 287,164 287,159 285,155 284,151 283,147 281,143 280,139 278,136 276,132 275,129 273,126 271,123 269,120 266,117 264,114 262,112 259,110 256,107 253,105 250,104 247,102 244,101 241,99 238,98 234,98 230,97 227,96 223,96 219,96 215,96 211,96 207,97 204,98 200,99 197,100 193,101 190,102 186,104 183,106 180,108 177,111 174,113 171,116 168,119 166,122 163,125 160,128 158,132 155,136 153,139 151,143 149,147 147,152 145,156 144,161 142,165 141,170 139,175 138,180 136,186 135,191 135,197 134,202 133,208 132,214 132,220 132,226 131,232 131,238 131,502 4,502 4,119 4,116 4,113 3,110 3,107 3,104 3,100 3,97 3,94 3,90 3,87 3,83 3,80 3,77 3,74 3,70 3,67 3,64 3,61 2,58 2,55 2,52 2,49 2,46 2,43 2,40 2,38 2,35 2,33 1,30 1,28 1,25 1,23 1,21 1,19 1,17 1,15 1,14 0,12 0,11 0,9 122,9 122,11 122,12 122,13 123,15 123,17 123,19 123,21 123,23 123,25 124,27 124,30 124,32 124,35 124,37 124,40 125,43 125,45 125,48 125,51 125,54 126,57 126,59 126,62 126,65 126,68 126,71 126,74 126,77 127,80 127,83 127,86 127,88 127,91 128,94 128,96 128,99 128,101 128,103 128,105 128,107 130,107 134,96 140,86 145,76 150,67 156,59 162,51 168,44 175,37 181,31 188,26 195,21 203,16 211,13 219,9 227,6 236,4 245,2 254,1 263,0 273,0 284,0 294,1 305,2 314,4 324,7 332,10 341,14 349,18 357,22 364,28 371,33 377,40 383,46 388,53 393,61 398,69 402,78 405,87 408,97 411,107 413,107 416,101 419,95 421,90 424,84 427,79 430,74 433,70 436,65 439,60 441,56 445,52 448,48 451,45 454,41 458,38 461,35 465,32 468,29 472,26 475,23 479,21 483,19 487,17 490,15 495,13 499,11 503,9 507,8 511,7 515,5 520,4 524,3 529,3 533,2 538,1 543,1 548,1 553,0 557,0 562,0 571,0 578,1 586,1 593,2 600,4 607,5 613,7 619,9 625,12 631,15 636,17 641,21 647,24 652,28 656,32 661,36 665,40 669,45 672,50 676,54 680,60 683,65 686,71 689,76 692,82 694,88 696,95 698,101 700,108 702,114 703,122 705,129 706,136 707,143 708,150 708,158 709,166 710,173 710,181 710,189 710,502 583,502 583,226 583,220 583,214 583,209 582,203 582,198 581,193 581,188 580,183 580,178 579,173 578,168 577,164 576,159 575,155 574,151 573,147 571,143 569,139 568,136 566,132 565,129 562,126 560,123 558,120 556,117 554,114 551,112 549,110 546,107 543,105 540,104 537,102 534,101 531,99 527,98 524,98 520,97 516,96 512,96 508,96 505,96 501,96 497,97 494,98 490,98 487,100 483,101 480,102 477,104 474,106 470,108 467,110 464,112 462,115 459,118 456,120 453,124 451,127 448,130 446,134 444,137 442,141 440,145 438,149 436,153 434,158 433,162 431,167 430,172 428,177 427,181 426,187 425,192 424,197 423,203 423,208 422,214 422,220 421,226 421,232 421,502">
          <text:p/>
        </draw:polygon>
        <draw:path draw:style-name="gr6" draw:text-style-name="P6" draw:layer="layout" svg:width="0.497cm" svg:height="0.51cm" svg:x="11.431cm" svg:y="0.333cm" svg:viewBox="0 0 498 511" svg:d="M151 511h-7l-7-1h-6l-7-1-6-1-7-1-6-1-6-1-6-2-5-2-6-2-5-2-5-3-5-2-5-3-5-3-4-3-4-3-5-4-4-3-3-4-4-5-3-4-4-4-3-5-3-5-2-5-3-5-2-6-3-5-2-6-1-6-2-6-1-6-2-6v-6l-1-7-1-7v-6-8-8l1-8v-9l1-7 2-8 1-7 2-7 2-7 3-6 3-6 3-6 3-5 4-6 4-5 4-5 4-5 5-4 4-4 5-4 6-4 5-4 6-3 5-3 6-3 6-3 7-3 6-2 7-2 7-2 6-2 8-1 7-2 7-1 8-1 7-1 8-1 8-1 7-1h8 8l107-2v-25-5-5l-1-5v-5-4l-1-5v-4l-1-4-1-4-1-3-1-4-1-3-1-4-1-3-2-3-1-3-2-2-1-3-2-3-2-2-1-2-2-2-3-2-2-2-2-2-2-1-3-1-2-2-3-1-3-1-2-1-3-1h-3l-2-1-4-1h-3-3l-3-1h-3-4-3-4-3l-3 1h-3-3l-3 1h-2l-3 1h-2l-3 1-2 1-2 1-3 1-2 1-2 1-2 1-2 2-2 1-2 2-2 1-1 2-2 2-2 2-1 2-1 2-2 2-1 3-2 3-1 2-1 3-1 3-1 3-1 3v3l-1 3-1 4v4l-1 4-1 4-133-7 1-6 2-6 1-6 2-6 2-6 2-6 2-6 3-5 2-6 3-5 3-6 4-5 3-5 4-4 4-5 3-5 5-4 5-4 4-5 5-4 5-3 6-4 6-3 6-4 6-3 6-3 7-2 7-3 7-2 7-3 8-2 8-2 8-1 9-2 8-1 9-1 10-1h9 10 11 9 8l9 1h9l8 1 8 1 8 2 8 2 7 2 8 2 7 2 6 3 7 3 6 3 7 3 6 3 5 4 6 4 5 4 5 5 5 5 5 4 4 5 5 5 4 6 3 5 4 6 3 6 3 6 3 7 2 6 2 7 2 8 2 7 2 7 1 8 1 8v8l1 8v9 179 3 4 3 3 3 4l1 2v4 2 3l1 3v2l1 3v2l1 3v2l1 2v2l1 2 1 2 1 2 1 2 1 1 1 2 2 1 1 2 1 1 1 1 2 1 1 1 2 1 2 1 2 1h2l2 1h2 2 2l3 1h2 3 3l3-1h3 3 2l3-1h3 3l3-1v70l-3 1h-2l-2 1h-2l-2 1h-2l-2 1h-2l-2 1h-2l-2 1h-2-1l-2 1h-2l-2 1h-2-2l-1 1h-2-2-2l-2 1h-2-2-1-3l-2 1h-1-3-2-2-2l-2 1h-3-2-2-3-3-2-10l-9-1-8-1-8-2-7-2-7-2-7-4-6-3-5-4-5-5-4-4-4-6-4-6-3-6-3-7-3-7-2-8-2-9-1-8-1-9h-3l-5 9-5 8-6 9-6 8-7 8-6 7-8 6-7 6-7 6-8 5-8 5-9 4-9 4-10 3-9 3-10 2-10 3-11 1h-10zM301 273l-65 1h-4-5-4l-4 1h-5-3l-4 1h-4l-4 1h-4l-3 1-4 1h-3l-3 1-4 1-3 1-3 2-3 1-3 1-3 2-3 2-2 1-3 2-2 2-2 2-2 3-2 2-2 3-2 2-2 3-1 3-1 4-2 4-1 3-1 4-1 5v4 4l-1 5v5 7l1 7 1 6 1 6 1 5 2 5 2 5 2 4 3 4 3 4 3 3 4 3 4 2 4 2 4 2 4 2 5 1 5 1h5 5 5 5 5l4-1 5-1 4-1 4-2 6-1 4-2 4-2 4-2 4-2 3-3 4-2 3-3 3-3 4-3 3-3 3-3 2-3 3-4 3-3 2-4 3-4 2-4 2-4 2-4 2-4 2-4 1-5 2-4 1-5 1-4 1-5 1-4 1-5v-4l1-5v-5-4z">
          <text:p/>
        </draw:path>
        <draw:polygon draw:style-name="gr6" draw:text-style-name="P6" draw:layer="layout" svg:width="0.287cm" svg:height="0.616cm" svg:x="11.933cm" svg:y="0.226cm" svg:viewBox="0 0 288 617" draw:points="179,617 169,617 158,616 148,614 139,612 130,609 121,606 114,602 106,597 99,592 93,586 87,580 82,572 77,565 73,557 70,547 67,538 65,528 63,517 63,505 62,493 62,203 0,203 0,116 69,116 109,0 189,0 189,116 283,116 283,203 189,203 189,459 189,466 189,472 190,478 191,484 192,490 194,495 195,500 197,504 200,508 202,512 205,515 208,518 212,520 215,522 220,524 224,526 229,527 234,528 239,528 245,528 247,528 249,528 251,528 254,528 256,528 258,528 260,528 262,527 264,527 267,527 269,526 271,526 273,526 275,525 277,525 279,524 281,524 284,523 286,523 288,522 288,601 283,603 279,604 274,606 269,607 263,608 258,609 253,610 248,611 243,612 237,613 232,613 227,614 221,615 215,615 210,616 204,616 198,616 192,617 186,617">
          <text:p/>
        </draw:polygon>
        <draw:path draw:style-name="gr6" draw:text-style-name="P6" draw:layer="layout" svg:width="0.45cm" svg:height="0.51cm" svg:x="12.268cm" svg:y="0.333cm" svg:viewBox="0 0 451 511" svg:d="M231 511h-10l-11-1-10-1-10-1-9-1-10-2-9-2-9-2-9-3-9-3-8-3-8-4-8-4-8-4-7-5-7-5-7-5-8-6-6-6-6-6-6-6-5-7-6-8-5-8-5-8-4-8-4-8-4-9-4-9-3-10-3-10-3-10-2-11-2-11-2-11-1-11-2-12v-12l-1-13v-13-14l1-13 1-13 1-12 2-13 2-11 2-11 3-11 3-11 4-9 4-10 4-9 4-9 5-8 5-8 5-8 6-7 6-7 6-6 6-6 6-6 8-6 7-5 7-5 7-4 8-4 8-4 7-3 9-4 8-2 8-3 9-2 8-2 9-2 9-1 8-1 10-1 8-1h10 9 11 12l10 1 11 2 10 1 10 3 9 2 9 4 9 3 8 4 8 4 8 4 8 5 7 5 7 6 6 6 7 6 6 6 5 7 6 7 5 8 5 7 5 8 4 9 4 8 4 9 3 9 3 10 3 10 2 10 3 10 2 10 2 11 1 11 2 11 1 11 1 12v11l1 12v12 4h-316v6 6l1 6v6l1 6v6l1 5 1 6 1 5 1 6 1 5 1 5 2 5 1 5 2 4 2 5 2 4 2 5 2 4 2 4 3 4 3 3 3 4 2 3 4 3 3 3 3 3 4 2 4 3 3 2 4 2 4 2 5 2 4 1 5 1 5 2h5l5 1h5 5 7 6l7-1 5-1 6-1 5-2 6-2 5-2 4-2 4-3 5-3 4-4 3-3 4-4 3-4 3-5 2-5 3-5 2-6 2-6 120 11-1 4-2 4-2 5-2 4-2 4-3 5-2 5-3 4-3 5-2 4-4 5-3 5-3 5-4 5-4 4-4 5-4 4-4 4-5 4-5 4-5 4-5 4-6 3-5 4-7 3-6 3-6 3-7 3-7 3-7 3-7 2-8 3-8 1-9 2-9 1-8 2-10 1h-9l-10 1zM231 80h-4-4l-3 1h-4l-4 1h-4l-3 1-4 1-3 2-4 1-3 1-3 1-4 2-2 2-3 2-3 2-3 3-3 2-2 3-3 2-3 4-2 2-2 4-2 3-2 4-2 4-2 3-2 5-2 4-1 5-2 4-1 5-1 5-1 5-1 6-1 5-1 6v6 6l-1 6h191l-1-11-1-12-2-10-2-10-3-9-3-8-4-9-3-7-5-7-5-6-4-6-6-5-6-4-6-4-7-4-7-2-7-2-8-2-7-1z">
          <text:p/>
        </draw:path>
        <draw:path draw:style-name="gr6" draw:text-style-name="P6" draw:layer="layout" svg:width="0.469cm" svg:height="0.684cm" svg:x="12.788cm" svg:y="0.159cm" svg:viewBox="0 0 470 685" svg:d="M346 675v-1-1-1l-1-1v-2-1-2-1l-1-2v-2-2-2-2l-1-2v-3-2-2l-1-2v-2-3l-1-2v-3-2-2-3-2l-1-3v-2-3-2-2-3-2-2-2-3-2-1-3h-2l-5 10-5 8-5 9-6 7-6 8-6 6-7 6-7 6-8 5-7 4-9 4-8 4-9 3-9 2-9 3-10 1-10 2-10 1h-10l-11 1-10-1h-8l-9-1-9-2-8-1-8-2-7-3-8-3-8-3-7-3-7-4-6-5-6-4-6-5-6-5-5-6-5-6-5-6-5-6-5-7-4-7-4-7-4-7-4-8-3-8-3-8-3-8-3-9-2-9-3-9-1-10-2-9-2-10-1-10-1-10-2-10v-11l-1-10v-11-11-11-11l1-11v-10l2-11 1-10 1-10 2-10 2-9 2-10 2-9 3-9 3-9 3-8 3-8 4-8 4-8 3-7 5-7 4-7 5-7 5-6 5-7 6-5 6-5 6-6 6-5 6-4 7-5 7-3 8-4 8-3 8-3 8-4 8-2 9-2 9-1 9-1h9 10 5 5 4 5l5 1h4l5 1 5 1h4l4 1 5 2 4 1 4 1 5 2 4 2 4 1 4 2 4 2 4 2 4 2 4 2 3 2 4 3 3 2 4 3 3 2 4 3 3 3 3 4 4 3 2 3 4 3 2 4 3 4 3 4 2 4 3 4 2 4 3 5 2 4h1v-1-1-1-1-1l-1-2v-1-2-1-2-2-2-2-2-2-2-2-2-2-2-3-2-2-3-2-2-3-2-3-2-2-3-2-3-2-2-3-2-3-3-179h128v568 7 7 7 7 6 6 7 6l1 6v5 6 5l1 5v5 4l1 4v4 4 3 3zM340 427v-10-9-9l-1-9-1-8-1-7-1-8-1-7-2-7-1-7-3-6-1-6-2-6-3-5-2-6-2-5-3-4-3-5-3-4-3-3-3-4-3-4-3-3-3-3-3-3-4-2-3-3-4-2-3-2-4-1-4-1-4-2-4-1-3-1-4-1-4-1h-4-4l-3-1h-4-5l-5 1h-5l-4 1-5 1-4 1-4 1-4 1-4 2-4 2-4 2-4 2-3 3-3 2-3 3-4 3-2 4-4 3-2 4-3 4-2 4-3 5-2 4-2 5-2 5-2 5-2 6-1 6-2 6-2 6-1 7-1 6-1 7v8l-1 7-1 8v8l-1 9v8 9l1 32 3 28 5 25 7 22 9 19 11 15 13 11 16 9 17 5 19 2 3-1h4l4-1h4l4-1 4-1 3-1 4-1 4-1 4-2 4-2 3-1 4-3 4-2 3-3 3-3 4-3 3-3 3-4 3-3 3-5 3-4 2-5 3-4 2-5 3-6 2-5 2-6 2-6 2-7 2-7 1-7 2-7 1-8 1-8 1-9 1-8v-9-9z">
          <text:p/>
        </draw:path>
        <draw:polygon draw:style-name="gr6" draw:text-style-name="P6" draw:layer="layout" svg:width="0.454cm" svg:height="0.51cm" svg:x="13.614cm" svg:y="0.333cm" svg:viewBox="0 0 455 511" draw:points="233,511 222,510 211,510 200,509 189,508 178,506 168,504 158,502 149,499 140,496 131,492 122,489 114,485 106,480 98,475 91,470 84,465 77,459 70,454 64,447 58,441 52,434 47,426 42,419 37,412 32,403 28,395 24,387 21,378 17,370 14,360 12,351 9,341 7,331 5,322 3,311 2,301 1,290 0,279 0,268 0,257 0,245 0,233 1,222 2,210 4,199 6,189 8,178 10,168 13,158 16,148 19,139 22,129 26,121 31,112 35,104 40,96 45,88 50,81 56,74 62,67 68,61 74,55 81,49 88,43 95,38 103,33 110,28 118,24 127,20 135,17 144,13 153,10 163,8 172,6 182,4 193,2 203,1 213,0 224,0 236,0 246,0 255,0 264,1 273,1 281,3 289,4 298,6 306,8 313,10 321,12 328,15 335,18 342,21 349,24 355,27 362,31 368,35 374,39 379,43 385,47 390,52 395,56 400,61 405,66 409,71 413,76 418,82 421,87 425,93 428,99 431,105 434,111 437,117 440,124 442,130 445,137 446,143 449,150 450,157 451,164 323,170 322,163 320,155 318,149 316,142 313,136 310,130 307,125 304,119 300,115 295,110 291,106 286,102 281,98 275,95 269,93 263,91 256,89 249,88 241,87 232,87 223,88 213,89 204,91 196,94 188,98 181,103 174,108 168,114 163,122 158,129 153,138 149,148 146,158 142,170 140,181 137,194 136,207 135,221 134,237 134,252 135,285 138,313 143,339 150,361 159,380 170,395 183,407 198,415 215,421 235,423 243,422 250,421 256,420 263,419 269,417 275,414 281,411 286,408 291,404 296,400 301,395 305,389 309,384 313,377 316,371 319,364 322,356 324,348 325,340 327,331 455,337 454,343 453,351 451,357 450,364 448,370 445,377 443,383 440,390 437,396 434,402 431,408 427,414 424,420 419,426 415,433 411,438 406,443 401,449 396,453 390,458 385,463 379,468 373,472 367,476 360,480 353,483 346,487 339,491 332,494 324,497 316,499 308,501 300,504 291,506 282,507 273,509 264,509 254,510 244,511">
          <text:p/>
        </draw:polygon>
        <draw:path draw:style-name="gr6" draw:text-style-name="P6" draw:layer="layout" svg:width="0.496cm" svg:height="0.51cm" svg:x="14.132cm" svg:y="0.333cm" svg:viewBox="0 0 497 511" svg:d="M497 254v11l-1 11-1 11-1 11-1 10-2 10-2 10-2 10-3 10-3 9-3 9-4 10-4 8-4 9-4 8-5 8-5 8-6 7-6 7-6 8-6 7-7 6-7 6-8 6-7 5-8 5-9 5-8 5-9 4-9 4-10 3-9 4-11 2-10 3-11 2-11 2-11 1-12 1h-12l-12 1-12-1h-12l-11-1-11-1-11-2-10-2-11-3-9-2-10-4-9-3-9-4-9-4-9-4-8-5-8-5-7-6-7-6-7-6-7-6-6-6-6-7-6-8-6-8-5-7-5-8-4-8-4-9-4-9-4-9-3-9-4-9-2-10-2-10-3-10-1-10-3-11-1-11-1-11v-10-12-11-11l1-10 1-10 1-11 3-10 2-10 2-9 3-10 3-9 3-10 4-9 3-8 4-9 5-8 5-8 5-8 5-7 6-7 6-7 7-7 6-6 7-7 7-5 8-5 8-6 8-5 9-4 9-5 9-3 9-4 10-3 10-3 11-3 11-2 11-2 11-1 12-1h12 12 14 12l13 1 12 1 11 2 11 2 11 3 10 3 10 3 10 4 9 3 9 5 8 4 8 5 8 6 8 5 7 5 7 7 6 6 6 7 6 7 6 7 5 7 4 8 5 8 4 8 4 8 4 9 3 9 3 9 2 9 3 10 2 10 2 10 1 10 2 10v11l1 10 1 11zM363 254v-17l-1-16-1-15-3-15-2-13-3-12-4-11-4-10-5-10-5-8-6-8-7-7-7-6-8-5-8-4-8-4-9-2-10-2-10-1-11-1-11 1-10 1-10 2-10 3-8 3-9 4-8 6-7 6-7 6-6 8-6 9-5 9-4 10-4 12-4 12-2 13-2 14-2 15-1 16v17 9 8l1 8v8l1 8 1 8 1 7 1 7 1 6 2 7 1 6 2 6 2 6 2 6 2 5 3 5 2 5 3 5 2 4 3 4 3 4 4 4 3 4 3 3 3 3 4 3 3 3 4 2 4 3 4 2 4 2 5 1 4 2 4 1 5 1 4 1h5l5 1h4l5 1 6-1h5l6-1h5l5-1 5-1 5-1 5-2 4-1 4-2 5-2 4-3 4-2 4-3 4-3 3-3 4-3 3-4 4-4 3-4 3-4 2-4 3-5 2-5 3-5 2-5 2-6 2-6 2-6 1-6 2-7 1-6 1-7 1-7 1-8 1-8v-8l1-8v-8z">
          <text:p/>
        </draw:path>
        <draw:polygon draw:style-name="gr6" draw:text-style-name="P6" draw:layer="layout" svg:width="0.45cm" svg:height="0.502cm" svg:x="14.722cm" svg:y="0.341cm" svg:viewBox="0 0 451 503" draw:points="128,0 128,277 128,282 128,288 128,293 128,299 129,304 129,309 130,314 131,320 132,325 132,329 133,334 134,339 135,343 137,347 138,351 140,355 141,359 143,363 145,367 147,370 150,374 152,377 154,380 157,382 159,385 162,388 165,390 168,393 171,395 174,397 177,398 181,400 185,401 189,403 193,404 197,405 201,405 206,406 210,406 215,406 220,406 224,406 229,405 233,405 237,404 241,403 245,401 249,400 253,398 257,396 261,394 264,392 268,389 271,387 275,384 278,381 281,377 284,374 287,371 290,367 292,363 295,359 297,355 299,351 302,346 304,342 305,337 307,332 309,327 310,322 312,317 313,311 315,306 315,300 316,295 317,289 317,283 318,277 318,271 318,264 318,0 447,0 447,382 447,386 447,389 447,392 447,395 447,398 447,402 447,405 447,409 447,413 447,416 447,420 447,423 447,426 448,430 448,433 448,436 448,439 448,442 448,445 448,449 448,451 448,454 448,457 449,460 449,463 449,466 449,468 449,471 449,473 449,476 449,478 450,480 450,483 450,484 450,486 450,488 450,490 450,491 451,492 451,493 329,493 329,492 329,491 328,490 328,488 328,486 328,485 328,483 328,481 327,479 327,476 327,474 327,471 327,469 326,466 326,463 326,461 326,458 326,455 326,452 325,449 325,447 325,444 325,441 325,438 324,435 324,432 324,429 324,426 324,423 324,420 324,418 324,415 323,412 323,409 323,406 323,404 323,401 323,399 323,397 323,395 321,395 315,406 309,417 304,426 297,436 291,444 284,452 278,459 270,466 263,472 255,477 247,482 239,486 230,490 222,493 212,496 203,498 193,501 183,502 172,502 162,503 153,503 145,502 137,501 129,500 121,499 114,497 107,496 100,493 93,491 87,488 81,485 75,482 69,478 64,475 59,471 54,467 49,462 45,458 40,454 36,449 33,443 29,438 26,432 23,427 20,421 17,415 15,407 12,401 11,394 8,387 7,381 6,374 4,366 3,359 2,352 1,344 1,337 0,329 0,321 0,313 0,0">
          <text:p/>
        </draw:polygon>
        <draw:polygon draw:style-name="gr6" draw:text-style-name="P6" draw:layer="layout" svg:width="0.449cm" svg:height="0.501cm" svg:x="15.295cm" svg:y="0.332cm" svg:viewBox="0 0 450 502" draw:points="323,502 323,226 323,220 323,214 323,209 322,203 322,198 321,193 321,188 320,183 319,178 318,173 317,168 316,164 315,159 314,155 312,151 311,147 309,143 307,139 305,136 303,132 301,129 299,126 297,123 294,120 291,117 288,114 286,112 282,110 279,107 276,105 273,104 269,102 265,101 262,99 257,98 253,98 249,97 245,96 240,96 235,96 231,96 226,96 222,97 217,98 213,99 209,100 205,101 201,102 197,104 192,106 188,108 185,111 181,113 178,116 175,119 171,122 168,125 165,128 162,132 160,136 157,139 154,143 152,147 149,152 147,156 145,161 143,165 141,170 140,175 138,180 137,186 136,191 134,197 134,202 133,208 132,214 131,220 131,226 131,232 131,238 131,502 3,502 3,119 3,116 3,113 3,110 3,107 3,104 3,100 3,97 3,94 3,90 3,87 3,83 3,80 3,77 2,74 2,70 2,67 2,64 2,61 2,58 2,55 2,52 2,49 2,46 1,43 1,40 1,38 1,35 1,33 1,30 1,28 1,25 1,23 1,21 0,19 0,17 0,15 0,14 0,12 0,11 0,9 121,9 122,11 122,12 122,13 122,15 122,17 122,19 123,21 123,23 123,25 123,27 123,30 124,32 124,35 124,37 124,40 124,43 124,45 125,48 125,51 125,54 125,57 125,59 125,62 125,65 126,68 126,71 126,74 126,77 126,80 126,83 127,86 127,88 127,91 127,94 127,96 127,99 127,101 127,103 127,105 127,107 129,107 134,96 140,86 146,76 152,67 158,59 165,51 172,44 179,37 187,31 194,26 203,21 211,16 220,13 229,9 238,6 247,4 257,2 267,1 278,0 288,0 297,0 306,1 314,1 322,2 329,4 337,5 344,7 350,9 357,12 364,15 370,17 375,21 381,24 386,28 391,32 396,36 401,40 405,45 409,50 413,54 417,60 421,65 424,71 427,76 430,82 433,88 436,95 438,101 440,108 442,114 443,122 445,129 446,136 447,143 448,150 449,158 450,166 450,173 450,181 450,189 450,502">
          <text:p/>
        </draw:polygon>
        <draw:polygon draw:style-name="gr6" draw:text-style-name="P6" draw:layer="layout" svg:width="0.288cm" svg:height="0.616cm" svg:x="15.813cm" svg:y="0.226cm" svg:viewBox="0 0 289 617" draw:points="181,617 170,617 160,616 150,614 140,612 131,609 122,606 114,602 106,597 100,592 93,586 87,580 82,572 78,565 73,557 70,547 67,538 65,528 64,517 63,505 63,493 63,203 0,203 0,116 69,116 109,0 190,0 190,116 283,116 283,203 190,203 190,459 190,466 191,472 191,478 192,484 193,490 195,495 197,500 199,504 201,508 204,512 206,515 210,518 213,520 217,522 221,524 225,526 230,527 235,528 240,528 246,528 248,528 251,528 253,528 255,528 257,528 259,528 261,528 264,527 265,527 267,527 269,526 271,526 273,526 275,525 277,525 280,524 282,524 284,523 287,523 289,522 289,601 284,603 279,604 274,606 269,607 264,608 259,609 254,610 249,611 244,612 239,613 233,613 228,614 222,615 217,615 211,616 205,616 199,616 193,617 187,617">
          <text:p/>
        </draw:polygon>
        <draw:polygon draw:style-name="gr6" draw:text-style-name="P6" draw:layer="layout" svg:width="0.45cm" svg:height="0.502cm" svg:x="16.429cm" svg:y="0.341cm" svg:viewBox="0 0 451 503" draw:points="127,0 127,277 127,282 128,288 128,293 128,299 128,304 129,309 130,314 130,320 131,325 132,329 133,334 134,339 135,343 137,347 138,351 139,355 141,359 143,363 145,367 147,370 149,374 151,377 154,380 156,382 159,385 162,388 164,390 168,393 170,395 174,397 177,398 181,400 185,401 188,403 192,404 197,405 201,405 205,406 210,406 215,406 219,406 224,406 228,405 233,405 237,404 241,403 245,401 249,400 253,398 257,396 260,394 264,392 267,389 271,387 274,384 277,381 281,377 284,374 287,371 289,367 292,363 295,359 297,355 299,351 301,346 303,342 305,337 307,332 309,327 310,322 312,317 313,311 314,306 315,300 316,295 317,289 317,283 318,277 318,271 318,264 318,0 447,0 447,382 447,386 447,389 447,392 447,395 447,398 447,402 447,405 447,409 447,413 447,416 447,420 447,423 447,426 447,430 447,433 447,436 447,439 447,442 448,445 448,449 448,451 448,454 448,457 448,460 448,463 449,466 449,468 449,471 449,473 449,476 449,478 449,480 449,483 450,484 450,486 450,488 450,490 450,491 450,492 451,493 327,493 327,492 327,491 327,490 327,488 327,486 327,485 326,483 326,481 326,479 326,476 326,474 325,471 325,469 325,466 325,463 325,461 324,458 324,455 324,452 324,449 324,447 324,444 324,441 324,438 323,435 323,432 323,429 323,426 323,423 323,420 323,418 323,415 322,412 322,409 322,406 322,404 322,401 322,399 322,397 322,395 320,395 314,406 309,417 303,426 297,436 291,444 284,452 277,459 270,466 263,472 255,477 247,482 239,486 230,490 221,493 212,496 203,498 193,501 182,502 172,502 162,503 153,503 144,502 136,501 128,500 121,499 113,497 106,496 100,493 93,491 86,488 81,485 75,482 69,478 64,475 58,471 53,467 49,462 44,458 40,454 36,449 32,443 29,438 25,432 22,427 19,421 17,415 15,407 12,401 10,394 8,387 7,381 5,374 4,366 3,359 2,352 1,344 0,337 0,329 0,321 0,313 0,0">
          <text:p/>
        </draw:polygon>
        <draw:polygon draw:style-name="gr6" draw:text-style-name="P6" draw:layer="layout" svg:width="0.45cm" svg:height="0.501cm" svg:x="17.001cm" svg:y="0.332cm" svg:viewBox="0 0 451 502" draw:points="324,502 324,226 324,220 323,214 323,209 323,203 322,198 322,193 321,188 321,183 320,178 319,173 318,168 317,164 316,159 315,155 313,151 311,147 310,143 308,139 306,136 304,132 302,129 300,126 297,123 295,120 292,117 289,114 285,112 282,110 279,107 276,105 272,104 269,102 265,101 261,99 257,98 253,98 249,97 244,96 239,96 235,96 230,96 226,96 221,97 217,98 213,99 208,100 205,101 200,102 196,104 193,106 189,108 185,111 182,113 178,116 175,119 172,122 169,125 166,128 163,132 160,136 158,139 155,143 153,147 150,152 148,156 146,161 144,165 142,170 140,175 139,180 138,186 136,191 135,197 134,202 133,208 133,214 132,220 132,226 132,232 132,238 132,502 4,502 4,119 4,116 4,113 4,110 4,107 4,104 4,100 3,97 3,94 3,90 3,87 3,83 3,80 3,77 3,74 3,70 3,67 3,64 3,61 3,58 2,55 2,52 2,49 2,46 2,43 2,40 2,38 2,35 2,33 2,30 2,28 1,25 1,23 1,21 1,19 1,17 1,15 1,14 1,12 0,11 0,9 122,9 122,11 122,12 123,13 123,15 123,17 123,19 123,21 123,23 124,25 124,27 124,30 124,32 124,35 124,37 125,40 125,43 125,45 125,48 126,51 126,54 126,57 126,59 126,62 126,65 127,68 127,71 127,74 127,77 127,80 127,83 127,86 127,88 128,91 128,94 128,96 128,99 128,101 128,103 128,105 128,107 130,107 135,96 141,86 147,76 153,67 159,59 166,51 172,44 180,37 187,31 195,26 203,21 211,16 220,13 229,9 238,6 247,4 257,2 267,1 277,0 289,0 298,0 306,1 315,1 322,2 330,4 337,5 345,7 351,9 358,12 364,15 370,17 376,21 382,24 387,28 392,32 397,36 402,40 406,45 410,50 414,54 418,60 421,65 425,71 428,76 431,82 434,88 436,95 438,101 440,108 442,114 444,122 445,129 447,136 448,143 449,150 450,158 450,166 451,173 451,181 451,189 451,502">
          <text:p/>
        </draw:polygon>
        <draw:path draw:style-name="gr6" draw:text-style-name="P6" draw:layer="layout" svg:width="0.469cm" svg:height="0.684cm" svg:x="17.547cm" svg:y="0.159cm" svg:viewBox="0 0 470 685" svg:d="M346 675v-1-1-1l-1-1v-2-1-2-1l-1-2v-2-2-2-2l-1-2v-3-2-2l-1-2v-2-3l-1-2v-3-2-2-3-2l-1-3v-2-3-2-2-3-2-2-2-3-2-1-3h-2l-5 10-5 8-5 9-6 7-6 8-6 6-7 6-7 6-8 5-8 4-8 4-8 4-9 3-9 2-9 3-10 1-10 2-10 1h-10l-11 1-10-1h-8l-9-1-9-2-8-1-8-2-7-3-8-3-7-3-7-3-7-4-6-5-6-4-6-5-6-5-5-6-5-6-5-6-5-6-5-7-5-7-4-7-4-7-4-8-3-8-3-8-3-8-3-9-2-9-3-9-2-10-1-9-2-10-1-10-2-10-1-10v-11l-1-10v-11-11-11-11l1-11 1-10v-11l2-10 1-10 2-10 2-9 2-10 2-9 3-9 3-9 3-8 3-8 4-8 3-8 5-7 5-7 4-7 5-7 5-6 5-7 6-5 6-5 6-6 6-5 6-4 7-5 7-3 7-4 8-3 8-3 8-4 8-2 9-2 9-1 9-1h9 10 5 5 4 5l5 1h4l5 1 5 1h4l4 1 5 2 4 1 4 1 5 2 4 2 4 1 4 2 4 2 4 2 4 2 3 2 4 2 4 3 3 2 4 3 3 2 4 3 3 3 3 4 4 3 2 3 4 3 2 4 3 4 3 4 2 4 3 4 2 4 3 5 2 4h1v-1-1-1-1-1l-1-2v-1-2-1-2-2-2-2-2-2-2-2-2-2-2-3-2-2-3-2-2-3-2-3-2-2-3-2-3-2-2-3-2-3-3-179h128v568 7 7 7 7 6 6 7 6l1 6v5 6 5l1 5v5 4l1 4v4 4 3 3zM341 427l-1-10v-9-9l-1-9-1-8-1-7-1-8-1-7-2-7-1-7-3-6-1-6-2-6-3-5-2-6-2-5-3-4-3-5-3-4-3-3-3-4-3-4-3-3-3-3-3-3-4-2-3-3-4-2-3-2-4-1-4-1-4-2-4-1-3-1-4-1-4-1h-4-4l-4-1h-3-5l-5 1h-5l-4 1-5 1-4 1-4 1-4 1-4 2-4 2-4 2-4 2-3 3-3 2-3 3-4 3-2 4-4 3-2 4-3 4-2 4-3 5-2 4-2 5-2 5-2 5-2 6-1 6-2 6-2 6-1 7-1 6-1 7-1 8v7l-1 8v8l-1 9v8 9l1 32 3 28 5 25 7 22 9 19 11 15 13 11 16 9 17 5 19 2 3-1h4l4-1h4l4-1 3-1 4-1 4-1 4-1 4-2 4-2 3-1 4-3 3-2 4-3 3-3 4-3 3-3 3-4 3-3 3-5 3-4 2-5 3-4 2-5 3-6 2-5 2-6 2-6 2-7 2-7 1-7 2-7 1-8 1-8 1-9 1-8v-9-9z">
          <text:p/>
        </draw:path>
        <draw:path draw:style-name="gr6" draw:text-style-name="P6" draw:layer="layout" svg:width="0.45cm" svg:height="0.51cm" svg:x="18.114cm" svg:y="0.333cm" svg:viewBox="0 0 451 511" svg:d="M231 511h-11l-10-1-10-1-10-1-10-1-9-2-9-2-9-2-9-3-9-3-8-3-8-4-8-4-8-4-7-5-7-5-7-5-7-6-7-6-6-6-6-6-6-7-5-8-5-8-5-8-4-8-4-8-4-9-4-9-3-10-3-10-3-10-2-11-2-11-2-11-2-11-1-12v-12l-1-13v-13-14l1-13 1-13 1-12 2-13 2-11 2-11 3-11 3-11 4-9 4-10 4-9 4-9 5-8 5-8 5-8 5-7 6-7 6-6 6-6 8-6 7-6 7-5 7-5 7-4 8-4 8-4 7-3 8-4 9-2 8-3 8-2 9-2 9-2 9-1 8-1 10-1 8-1h10 9 11 11l11 1 11 2 10 1 10 3 9 2 9 4 9 3 8 4 8 4 8 4 7 5 8 5 7 6 6 6 7 6 6 6 5 7 6 7 5 8 5 7 4 8 5 9 4 8 3 9 4 9 3 10 3 10 2 10 3 10 2 10 2 11 1 11 2 11 1 11 1 12v11l1 12v12 4h-316v6 6l1 6v6 6l1 6 1 5 1 6 1 5 1 6 1 5 1 5 2 5 1 5 2 4 1 5 3 4 2 5 2 4 2 4 3 4 3 3 2 4 3 3 3 3 4 3 3 3 4 2 3 3 4 2 4 2 4 2 5 2 4 1 5 1 4 2h5l6 1h5 5 7 6l6-1 6-1 6-1 5-2 6-2 5-2 4-2 4-3 5-3 3-4 4-3 3-4 4-4 2-5 3-5 3-5 2-6 2-6 120 11-1 4-2 4-2 5-2 4-3 4-2 5-2 5-3 4-3 5-3 4-3 5-3 5-3 5-4 5-4 4-4 5-4 4-5 4-4 4-5 4-5 4-5 4-6 3-6 4-6 3-6 3-6 3-7 3-7 3-7 3-8 2-7 3-8 1-9 2-9 1-9 2-9 1h-10l-9 1zM231 80h-4-4l-3 1h-4l-4 1h-4l-3 1-4 1-3 2-4 1-3 1-3 1-4 2-2 2-4 2-2 2-3 3-3 2-3 3-2 2-3 4-2 2-2 4-3 3-1 4-2 4-2 3-2 5-2 4-1 5-2 4-1 5-1 5-1 5-1 6-1 5-1 6v6l-1 6v6h191l-1-11-1-12-2-10-2-10-3-9-3-8-4-9-4-7-4-7-5-6-5-6-5-5-6-4-6-4-7-4-7-2-7-2-8-2-8-1z">
          <text:p/>
        </draw:path>
        <draw:polygon draw:style-name="gr6" draw:text-style-name="P6" draw:layer="layout" svg:width="0.287cm" svg:height="0.501cm" svg:x="18.657cm" svg:y="0.332cm" svg:viewBox="0 0 288 502" draw:points="3,502 3,125 3,122 3,119 3,115 3,112 3,108 3,105 3,102 3,98 3,95 3,91 3,88 3,84 3,81 3,77 3,74 3,71 3,68 3,64 2,61 2,58 2,54 2,51 2,48 2,45 2,42 2,39 2,37 2,34 1,31 1,29 1,26 1,23 1,21 1,19 1,17 1,15 1,14 0,12 0,11 0,9 122,9 122,11 122,12 122,14 123,15 123,17 123,19 123,21 123,23 123,26 124,29 124,31 124,34 124,37 124,40 124,43 125,45 125,48 125,51 125,54 125,58 125,61 126,64 126,67 126,70 126,74 127,77 127,80 127,83 127,86 127,89 127,93 127,95 127,98 127,101 128,104 128,106 128,108 128,111 128,113 128,114 130,114 131,109 133,104 135,99 137,94 139,89 141,84 144,80 146,75 148,71 150,67 151,63 154,58 156,54 158,51 160,47 162,44 165,40 167,37 169,34 172,31 174,28 177,25 180,22 183,20 186,18 190,15 193,14 196,11 200,10 203,8 207,7 211,5 215,4 219,3 223,2 228,1 233,1 238,0 243,0 248,0 251,0 253,0 255,0 257,0 259,1 262,1 264,1 266,2 268,2 271,2 273,3 275,3 277,3 279,4 281,4 282,5 284,5 285,6 287,6 288,7 288,114 286,113 283,113 281,112 278,112 275,111 273,111 270,110 268,110 265,110 263,109 261,109 258,108 255,108 252,108 249,107 246,107 243,107 240,107 237,107 233,107 224,107 215,108 207,110 198,113 191,117 184,121 177,126 170,131 164,138 159,146 154,154 149,162 145,172 141,182 138,193 136,205 134,218 133,231 131,245 131,260 131,502">
          <text:p/>
        </draw:polygon>
        <draw:polygon draw:style-name="gr6" draw:text-style-name="P6" draw:layer="layout" svg:width="0.128cm" svg:height="0.674cm" svg:x="19.282cm" svg:y="0.159cm" svg:viewBox="0 0 129 675" draw:points="0,675 0,0 129,0 129,675">
          <text:p/>
        </draw:polygon>
        <draw:path draw:style-name="gr6" draw:text-style-name="P6" draw:layer="layout" svg:width="0.127cm" svg:height="0.674cm" svg:x="19.541cm" svg:y="0.159cm" svg:viewBox="0 0 128 675" svg:d="M0 94v-94h128v94zM0 675v-492h128v492z">
          <text:p/>
        </draw:path>
        <draw:polygon draw:style-name="gr6" draw:text-style-name="P6" draw:layer="layout" svg:width="0.287cm" svg:height="0.616cm" svg:x="19.746cm" svg:y="0.226cm" svg:viewBox="0 0 288 617" draw:points="179,617 168,617 158,616 148,614 138,612 129,609 121,606 113,602 106,597 99,592 92,586 87,580 81,572 77,565 73,557 69,547 67,538 65,528 63,517 62,505 62,493 62,203 0,203 0,116 68,116 108,0 188,0 188,116 282,116 282,203 188,203 188,459 189,466 189,472 190,478 190,484 192,490 193,495 195,500 197,504 199,508 203,512 206,515 209,518 213,520 216,522 220,524 225,526 229,527 234,528 240,528 245,528 247,528 250,528 252,528 254,528 257,528 259,528 261,528 263,527 265,527 267,527 269,526 270,526 273,526 275,525 277,525 279,524 281,524 283,523 286,523 288,522 288,601 283,603 279,604 274,606 269,607 264,608 259,609 253,610 249,611 243,612 238,613 233,613 227,614 222,615 216,615 210,616 204,616 197,616 191,617 185,617">
          <text:p/>
        </draw:polygon>
        <draw:path draw:style-name="gr6" draw:text-style-name="P6" draw:layer="layout" svg:width="0.497cm" svg:height="0.51cm" svg:x="20.33cm" svg:y="0.333cm" svg:viewBox="0 0 498 511" svg:d="M152 511h-7l-7-1h-7l-6-1-7-1-6-1-6-1-6-1-6-2-6-2-5-2-6-2-5-3-5-2-4-3-5-3-5-3-4-3-4-4-4-3-4-4-3-5-4-4-3-4-3-5-3-5-3-5-3-5-2-6-2-5-2-6-2-6-2-6-1-6-1-6-1-6-1-7v-7l-1-6v-8-8l1-8 1-9 1-7 1-8 2-7 2-7 2-7 2-6 3-6 4-6 3-5 4-6 3-5 5-5 4-5 4-4 5-4 5-4 5-4 6-4 5-3 6-3 6-3 6-3 6-3 7-2 6-2 7-2 7-2 7-1 7-2 8-1 7-1 8-1 7-1 8-1 8-1h8 7l108-2v-25-5l-1-5v-5-5l-1-4v-5l-1-4-1-4-1-4v-3l-1-4-1-3-1-4-2-3-1-3-2-3-1-2-2-3-1-3-2-2-2-2-2-2-2-2-2-2-2-2-3-1-2-1-3-2-2-1-3-1-2-1-3-1h-4l-3-1-3-1h-3-3l-4-1h-3-3-3-4-2l-4 1h-2-3l-3 1h-3l-2 1h-3l-2 1-3 1-2 1-2 1-3 1-2 1-1 1-3 2-2 1-1 2-2 1-2 2-1 2-2 2-2 2-1 2-1 2-2 3-1 3-1 2-1 3-1 3-1 3-1 3-1 3-1 3-1 4v4l-1 4v4l-133-7 1-6 1-6 2-6 2-6 1-6 3-6 2-6 2-5 3-6 3-5 3-6 3-5 3-5 4-4 4-5 4-5 5-4 4-4 5-5 5-4 5-3 6-4 5-3 6-4 7-3 6-3 7-2 6-3 8-2 7-3 8-2 8-2 8-1 8-2 9-1 9-1 9-1h10 9 10 9 9l10 1h8l9 1 8 1 8 2 7 2 8 2 7 2 7 2 7 3 7 3 6 3 6 3 6 3 6 4 6 4 5 4 5 5 5 5 4 4 5 5 4 5 4 6 4 5 3 6 3 6 3 6 3 7 3 6 2 7 2 8 1 7 2 7 1 8 1 8 1 8v8 9 179 3 4 3l1 3v3 4 2 4 2l1 3v3 2l1 3 1 2v3l1 2v2l1 2 1 2 1 2v2l2 2 1 1 1 2 1 1 1 2 2 1 1 1 1 1 2 1 2 1 1 1 2 1h2l2 1h2 3 2l2 1h3 3 3l2-1h3 3 3l3-1h3 2l3-1v70l-2 1h-2l-3 1h-2l-2 1h-2l-2 1h-2l-2 1h-1l-2 1h-2-2l-2 1h-1l-2 1h-2-2l-2 1h-2-1-2l-2 1h-2-2-2-2l-2 1h-2-2-2-2-2l-3 1h-2-2-3-2-3-3-9l-9-1-9-1-7-2-8-2-7-2-6-4-6-3-5-4-5-5-5-4-4-6-3-6-3-6-3-7-3-7-2-8-2-9-1-8-1-9h-3l-6 9-5 8-6 9-6 8-6 8-7 7-7 6-7 6-8 6-9 5-8 5-8 4-9 4-9 3-10 3-10 2-10 3-10 1h-11zM302 273l-67 1h-4-4-4l-4 1h-4-4l-4 1h-3l-4 1h-4l-4 1-3 1h-4l-3 1-3 1-3 1-3 2-4 1-2 1-3 2-3 2-3 1-2 2-2 2-3 2-2 3-2 2-2 3-1 2-2 3-2 3-1 4-1 4-1 3-1 4-1 5-1 4v4 5 5 7 7l1 6 1 6 2 5 1 5 3 5 2 4 2 4 4 4 3 3 3 3 4 2 4 2 5 2 4 2 5 1 4 1h5 6 5 5 4l5-1 4-1 5-1 4-2 4-1 4-2 5-2 3-2 4-2 4-3 3-2 5-3 3-3 3-3 3-3 3-3 3-3 3-4 2-3 3-4 2-4 2-4 2-4 3-4 1-4 2-4 2-5 1-4 2-5 1-4 1-5 1-4v-5l1-4v-5-5l1-4z">
          <text:p/>
        </draw:path>
        <draw:polygon draw:style-name="gr6" draw:text-style-name="P6" draw:layer="layout" svg:width="0.449cm" svg:height="0.501cm" svg:x="20.883cm" svg:y="0.332cm" svg:viewBox="0 0 450 502" draw:points="322,502 322,226 322,220 322,214 322,209 321,203 321,198 320,193 320,188 319,183 318,178 317,173 316,168 315,164 314,159 313,155 311,151 310,147 308,143 306,139 304,136 302,132 300,129 298,126 296,123 293,120 290,117 287,114 285,112 281,110 278,107 275,105 272,104 268,102 264,101 261,99 256,98 252,98 248,97 244,96 239,96 234,96 230,96 225,96 221,97 216,98 212,99 208,100 204,101 200,102 196,104 192,106 188,108 185,111 181,113 178,116 175,119 171,122 168,125 165,128 162,132 160,136 157,139 154,143 152,147 149,152 147,156 145,161 143,165 141,170 140,175 138,180 137,186 136,191 134,197 134,202 133,208 132,214 131,220 131,226 131,232 131,238 131,502 3,502 3,119 3,116 3,113 3,110 3,107 3,104 3,100 3,97 3,94 3,90 3,87 3,83 3,80 3,77 2,74 2,70 2,67 2,64 2,61 2,58 2,55 2,52 2,49 2,46 1,43 1,40 1,38 1,35 1,33 1,30 1,28 1,25 1,23 1,21 0,19 0,17 0,15 0,14 0,12 0,11 0,9 121,9 122,11 122,12 122,13 122,15 122,17 122,19 123,21 123,23 123,25 123,27 123,30 124,32 124,35 124,37 124,40 124,43 124,45 125,48 125,51 125,54 125,57 125,59 125,62 125,65 126,68 126,71 126,74 126,77 126,80 126,83 127,86 127,88 127,91 127,94 127,96 127,99 127,101 127,103 127,105 127,107 129,107 134,96 140,86 146,76 152,67 158,59 165,51 172,44 179,37 187,31 194,26 202,21 210,16 219,13 228,9 237,6 246,4 256,2 266,1 277,0 287,0 296,0 305,1 313,1 321,2 328,4 336,5 343,7 349,9 356,12 363,15 369,17 374,21 380,24 385,28 390,32 395,36 400,40 404,45 408,50 412,54 416,60 420,65 423,71 426,76 429,82 432,88 435,95 437,101 439,108 441,114 442,122 444,129 446,136 447,143 448,150 449,158 450,166 450,173 450,181 450,189 450,502">
          <text:p/>
        </draw:polygon>
        <draw:path draw:style-name="gr6" draw:text-style-name="P6" draw:layer="layout" svg:width="0.469cm" svg:height="0.684cm" svg:x="21.428cm" svg:y="0.159cm" svg:viewBox="0 0 470 685" svg:d="M346 675l-1-1v-1-1-1-2l-1-1v-2-1-2l-1-2v-2-2-2l-1-2v-3-2-2l-1-2v-2-3-2-3l-1-2v-2-3-2-3-2l-1-3v-2-2-3-2-2-2-3-2-1-3h-2l-4 10-5 8-6 9-6 7-6 8-6 6-7 6-7 6-7 5-8 4-8 4-8 4-9 3-9 2-10 3-10 1-9 2-11 1h-10l-11 1-9-1h-9l-9-1-8-2-9-1-7-2-8-3-7-3-8-3-7-3-6-4-7-5-6-4-6-5-6-5-5-6-5-6-5-6-5-6-5-7-4-7-4-7-4-7-3-8-4-8-3-8-3-8-3-9-2-9-2-9-2-10-2-9-2-10-1-10-1-10-1-10-1-11v-10l-1-11v-11-11l1-11v-11l1-10 1-11 1-10 2-10 1-10 2-9 2-10 2-9 3-9 3-9 3-8 3-8 4-8 4-8 4-7 4-7 5-7 4-7 5-6 6-7 5-5 6-5 6-6 6-5 7-4 6-5 7-3 8-4 7-3 8-3 8-4 9-2 8-2 9-1 9-1h10 9 5 5 5 4l5 1h5l4 1 5 1h4l5 1 4 2 4 1 5 1 4 2 4 2 4 1 4 2 4 2 4 2 4 2 4 2 4 2 3 3 4 2 3 3 4 2 3 3 3 3 4 4 3 3 3 3 3 3 3 4 2 4 3 4 3 4 2 4 3 4 2 5 2 4h1v-1-1-1-1-1-2-1-2-1-2-2-2-2-2-2-2-2-2-2-2-3-2-2-3l-1-2v-2-3-2-3-2-2-3-2-3-2-2-3-2-3-3-179h129v568 7 7 7 7 6 6l1 7v6 6 5 6l1 5v5 5 4l1 4v4 4 3 3zM340 427v-10-9l-1-9v-9l-1-8-2-7-1-8-1-7-1-7-2-7-2-6-2-6-2-6-2-5-3-6-2-5-3-4-3-5-2-4-3-3-3-4-3-4-3-3-4-3-3-3-4-2-3-3-4-2-3-2-4-1-4-1-3-2-4-1-4-1-4-1-4-1h-3-4l-4-1h-4-5l-5 1h-4l-5 1-4 1-5 1-4 1-4 1-4 2-4 2-3 2-4 2-3 3-4 2-3 3-3 3-3 4-3 3-3 4-3 4-2 4-3 5-2 4-2 5-2 5-2 5-1 6-2 6-2 6-1 6-1 7-1 6-2 7v8l-1 7-1 8v8 9 8l-1 9 1 32 4 28 4 25 8 22 9 19 11 15 13 11 15 9 17 5 19 2 4-1h4l3-1h4l4-1 4-1 4-1 4-1 3-1 4-2 4-2 4-1 3-3 4-2 3-3 3-3 4-3 3-3 3-4 3-3 3-5 3-4 3-5 2-4 3-5 2-6 2-5 3-6 1-6 2-7 2-7 2-7 1-7 1-8 2-8v-9l1-8 1-9v-9z">
          <text:p/>
        </draw:path>
        <draw:polygon draw:style-name="gr6" draw:text-style-name="P6" draw:layer="layout" svg:width="0.45cm" svg:height="0.502cm" svg:x="22.275cm" svg:y="0.341cm" svg:viewBox="0 0 451 503" draw:points="128,0 128,277 128,282 128,288 129,293 129,299 129,304 130,309 130,314 131,320 132,325 133,329 134,334 135,339 136,343 137,347 139,351 140,355 142,359 144,363 146,367 148,370 150,374 152,377 154,380 157,382 160,385 163,388 165,390 168,393 171,395 175,397 178,398 182,400 185,401 189,403 193,404 198,405 202,405 206,406 211,406 215,406 220,406 225,406 229,405 233,405 237,404 242,403 246,401 250,400 254,398 257,396 261,394 265,392 268,389 272,387 275,384 278,381 281,377 284,374 287,371 290,367 293,363 295,359 298,355 300,351 302,346 304,342 306,337 308,332 309,327 311,322 313,317 314,311 315,306 316,300 317,295 317,289 318,283 319,277 319,271 319,264 319,0 448,0 448,382 448,386 448,389 448,392 448,395 448,398 448,402 448,405 448,409 448,413 448,416 448,420 448,423 448,426 448,430 448,433 448,436 448,439 448,442 448,445 448,449 449,451 449,454 449,457 449,460 449,463 449,466 449,468 450,471 450,473 450,476 450,478 450,480 450,483 450,484 451,486 451,488 451,490 451,491 451,492 451,493 328,493 328,492 328,491 328,490 328,488 328,486 327,485 327,483 327,481 327,479 327,476 326,474 326,471 326,469 326,466 326,463 325,461 325,458 325,455 325,452 325,449 325,447 325,444 324,441 324,438 324,435 324,432 324,429 323,426 323,423 323,420 323,418 323,415 323,412 323,409 323,406 323,404 323,401 323,399 323,397 323,395 321,395 315,406 310,417 304,426 298,436 292,444 285,452 278,459 271,466 263,472 255,477 248,482 239,486 231,490 222,493 213,496 203,498 193,501 183,502 173,502 162,503 154,503 145,502 137,501 129,500 121,499 114,497 107,496 100,493 93,491 87,488 81,485 75,482 70,478 64,475 59,471 54,467 50,462 45,458 41,454 37,449 33,443 30,438 26,432 23,427 20,421 18,415 15,407 13,401 11,394 9,387 7,381 6,374 5,366 3,359 2,352 2,344 1,337 1,329 0,321 0,313 0,0">
          <text:p/>
        </draw:polygon>
        <draw:polygon draw:style-name="gr6" draw:text-style-name="P6" draw:layer="layout" svg:width="0.45cm" svg:height="0.501cm" svg:x="22.848cm" svg:y="0.332cm" svg:viewBox="0 0 451 502" draw:points="323,502 323,226 323,220 323,214 323,209 323,203 322,198 322,193 321,188 320,183 320,178 319,173 318,168 317,164 316,159 314,155 313,151 311,147 310,143 308,139 306,136 304,132 302,129 299,126 297,123 294,120 292,117 289,114 286,112 283,110 280,107 275,105 272,104 268,102 265,101 261,99 257,98 253,98 248,97 244,96 239,96 234,96 230,96 226,96 221,97 217,98 212,99 208,100 204,101 200,102 196,104 192,106 189,108 185,111 182,113 178,116 175,119 172,122 168,125 166,128 163,132 160,136 157,139 155,143 152,147 150,152 148,156 146,161 144,165 142,170 140,175 139,180 137,186 136,191 135,197 134,202 133,208 133,214 132,220 132,226 131,232 131,238 131,502 3,502 3,119 3,116 3,113 3,110 3,107 3,104 3,100 3,97 3,94 3,90 3,87 3,83 3,80 3,77 3,74 3,70 3,67 3,64 3,61 2,58 2,55 2,52 2,49 2,46 2,43 2,40 2,38 2,35 2,33 1,30 1,28 1,25 1,23 1,21 1,19 1,17 1,15 1,14 0,12 0,11 0,9 122,9 122,11 122,12 122,13 123,15 123,17 123,19 123,21 123,23 123,25 124,27 124,30 124,32 124,35 124,37 124,40 125,43 125,45 125,48 125,51 125,54 125,57 126,59 126,62 126,65 126,68 127,71 127,74 127,77 127,80 127,83 127,86 127,88 127,91 127,94 128,96 128,99 128,101 128,103 128,105 128,107 130,107 135,96 140,86 146,76 152,67 159,59 165,51 172,44 179,37 187,31 195,26 202,21 211,16 219,13 228,9 237,6 247,4 257,2 267,1 278,0 289,0 298,0 306,1 314,1 322,2 330,4 337,5 344,7 351,9 358,12 364,15 370,17 376,21 381,24 387,28 392,32 397,36 401,40 406,45 410,50 414,54 417,60 421,65 425,71 428,76 431,82 433,88 436,95 438,101 440,108 442,114 444,122 445,129 446,136 447,143 449,150 449,158 450,166 450,173 451,181 451,189 451,502">
          <text:p/>
        </draw:polygon>
        <draw:polygon draw:style-name="gr6" draw:text-style-name="P6" draw:layer="layout" svg:width="0.128cm" svg:height="0.674cm" svg:x="23.42cm" svg:y="0.159cm" svg:viewBox="0 0 129 675" draw:points="0,675 0,0 129,0 129,675">
          <text:p/>
        </draw:polygon>
        <draw:path draw:style-name="gr6" draw:text-style-name="P6" draw:layer="layout" svg:width="0.128cm" svg:height="0.674cm" svg:x="23.679cm" svg:y="0.159cm" svg:viewBox="0 0 129 675" svg:d="M0 94v-94h129v94zM0 675v-492h129v492z">
          <text:p/>
        </draw:path>
        <draw:polygon draw:style-name="gr6" draw:text-style-name="P6" draw:layer="layout" svg:width="0.288cm" svg:height="0.616cm" svg:x="23.884cm" svg:y="0.226cm" svg:viewBox="0 0 289 617" draw:points="181,617 170,617 159,616 149,614 140,612 131,609 123,606 115,602 107,597 100,592 94,586 88,580 83,572 78,565 74,557 70,547 67,538 65,528 64,517 63,505 63,493 63,203 0,203 0,116 69,116 110,0 190,0 190,116 283,116 283,203 190,203 190,459 190,466 190,472 191,478 192,484 194,490 195,495 197,500 199,504 201,508 204,512 207,515 210,518 213,520 217,522 221,524 225,526 230,527 235,528 241,528 246,528 248,528 251,528 253,528 255,528 257,528 259,528 261,528 263,527 266,527 267,527 269,526 271,526 273,526 275,525 278,525 280,524 282,524 284,523 286,523 289,522 289,601 284,603 279,604 274,606 269,607 264,608 259,609 254,610 249,611 244,612 239,613 233,613 228,614 223,615 217,615 211,616 205,616 199,616 193,617 187,617">
          <text:p/>
        </draw:polygon>
        <draw:polygon draw:style-name="gr6" draw:text-style-name="P6" draw:layer="layout" svg:width="0.454cm" svg:height="0.51cm" svg:x="24.478cm" svg:y="0.333cm" svg:viewBox="0 0 455 511" draw:points="234,511 222,510 211,510 200,509 189,508 179,506 169,504 159,502 149,499 140,496 131,492 122,489 114,485 106,480 98,475 91,470 84,465 77,459 71,454 64,447 58,441 53,434 47,426 42,419 37,412 33,403 29,395 25,387 21,378 18,370 15,360 12,351 10,341 7,331 5,322 4,311 3,301 1,290 1,279 0,268 0,257 0,245 1,233 2,222 3,210 4,199 6,189 8,178 10,168 13,158 16,148 19,139 23,129 27,121 31,112 36,104 40,96 45,88 50,81 56,74 62,67 68,61 74,55 81,49 88,43 96,38 103,33 111,28 119,24 127,20 136,17 145,13 154,10 163,8 173,6 183,4 193,2 203,1 214,0 225,0 236,0 245,0 254,0 264,1 273,1 282,3 290,4 298,6 306,8 314,10 321,12 329,15 336,18 343,21 350,24 356,27 362,31 368,35 374,39 380,43 386,47 391,52 396,56 401,61 405,66 410,71 414,76 418,82 422,87 425,93 429,99 432,105 435,111 438,117 441,124 443,130 445,137 447,143 449,150 450,157 452,164 323,170 322,163 320,155 319,149 316,142 314,136 311,130 308,125 304,119 300,115 296,110 291,106 286,102 281,98 276,95 270,93 262,91 255,89 248,88 241,87 233,87 223,88 213,89 205,91 197,94 188,98 181,103 175,108 169,114 163,122 158,129 154,138 150,148 146,158 143,170 140,181 138,194 137,207 135,221 134,237 134,252 136,285 138,313 143,339 150,361 160,380 170,395 183,407 199,415 216,421 235,423 242,422 249,421 255,420 262,419 269,417 275,414 281,411 286,408 292,404 297,400 302,395 306,389 310,384 314,377 317,371 320,364 322,356 324,348 326,340 327,331 455,337 454,343 453,351 452,357 450,364 448,370 446,377 443,383 441,390 438,396 435,402 431,408 428,414 424,420 420,426 416,433 411,438 406,443 401,449 397,453 391,458 385,463 380,468 374,472 367,476 361,480 354,483 347,487 340,491 332,494 325,497 316,499 308,501 300,504 291,506 283,507 273,509 263,509 254,510 244,511">
          <text:p/>
        </draw:polygon>
        <draw:path draw:style-name="gr6" draw:text-style-name="P6" draw:layer="layout" svg:width="0.496cm" svg:height="0.51cm" svg:x="24.996cm" svg:y="0.333cm" svg:viewBox="0 0 497 511" svg:d="M497 254v11 11l-1 11-1 11-2 10-1 10-2 10-3 10-2 10-4 9-3 9-3 10-4 8-4 9-5 8-5 8-5 8-6 7-5 7-7 8-6 7-7 6-7 6-7 6-8 5-8 5-8 5-8 5-9 4-10 4-9 3-10 4-10 2-11 3-10 2-12 2-11 1-11 1h-12l-13 1-12-1h-11l-11-1-12-1-10-2-11-2-10-3-10-2-9-4-10-3-9-4-9-4-8-4-8-5-8-5-8-6-7-6-7-6-7-6-6-6-6-7-7-8-5-8-6-7-4-8-5-8-4-9-4-9-4-9-3-9-3-9-2-10-3-10-2-10-2-10-1-11-1-11-1-11-1-10v-12-11l1-11 1-10 1-10 1-11 2-10 2-10 2-9 2-10 3-9 3-10 4-9 4-8 4-9 4-8 5-8 5-8 6-7 7-7 6-7 6-7 7-6 6-7 8-5 8-5 7-6 9-5 8-4 9-5 9-3 10-4 10-3 10-3 10-3 11-2 11-2 12-1 11-1h13 12 13 13l12 1 12 1 11 2 12 2 10 3 10 3 11 3 9 4 9 3 9 5 9 4 8 5 8 6 7 5 7 5 7 7 6 6 6 7 6 7 6 7 5 7 5 8 5 8 4 8 4 8 3 9 3 9 3 9 3 9 2 10 2 10 2 10 2 10 1 10 1 11 1 10v11zM364 254l-1-17v-16l-2-15-2-15-2-13-4-12-4-11-4-10-5-10-5-8-6-8-7-7-6-6-8-5-8-4-9-4-9-2-9-2-11-1-10-1-11 1-11 1-10 2-9 3-9 3-8 4-8 6-8 6-6 6-7 8-5 9-6 9-4 10-4 12-3 12-3 13-2 14-2 15v16l-1 17v9l1 8v8 8l1 8 1 8 1 7 1 7 2 6 1 7 2 6 2 6 1 6 3 6 2 5 2 5 3 5 2 5 3 4 3 4 3 4 3 4 3 4 3 3 4 3 3 3 4 3 4 2 4 3 4 2 4 2 4 1 4 2 5 1 4 1 5 1h5l4 1h5l5 1 5-1h6l5-1h5l6-1 5-1 4-1 5-2 4-1 5-2 4-2 4-3 5-2 3-3 4-3 4-3 3-3 4-4 3-4 3-4 3-4 3-4 2-5 3-5 2-5 2-5 3-6 2-6 1-6 2-6 1-7 2-6 1-7 1-7 1-8 1-8v-8-8l1-8z">
          <text:p/>
        </draw:path>
        <draw:polygon draw:style-name="gr6" draw:text-style-name="P6" draw:layer="layout" svg:width="0.45cm" svg:height="0.501cm" svg:x="25.59cm" svg:y="0.332cm" svg:viewBox="0 0 451 502" draw:points="323,502 323,226 323,220 323,214 323,209 323,203 322,198 322,193 321,188 321,183 320,178 319,173 318,168 317,164 316,159 314,155 313,151 311,147 310,143 308,139 306,136 304,132 302,129 299,126 297,123 295,120 292,117 289,114 286,112 283,110 280,107 277,105 273,104 269,102 266,101 262,99 258,98 254,98 250,97 245,96 241,96 236,96 231,96 226,96 221,97 217,98 213,99 208,100 204,101 200,102 196,104 192,106 189,108 185,111 182,113 178,116 175,119 172,122 169,125 166,128 163,132 160,136 157,139 155,143 152,147 150,152 148,156 146,161 144,165 142,170 140,175 139,180 137,186 136,191 135,197 134,202 133,208 133,214 132,220 132,226 132,232 132,238 132,502 4,502 4,119 4,116 4,113 4,110 4,107 4,104 4,100 4,97 4,94 3,90 3,87 3,83 3,80 3,77 3,74 3,70 3,67 3,64 3,61 2,58 2,55 2,52 2,49 2,46 2,43 2,40 2,38 2,35 2,33 1,30 1,28 1,25 1,23 1,21 1,19 1,17 1,15 1,14 0,12 0,11 0,9 122,9 122,11 122,12 122,13 123,15 123,17 123,19 123,21 123,23 123,25 124,27 124,30 124,32 124,35 125,37 125,40 125,43 125,45 125,48 125,51 126,54 126,57 126,59 126,62 126,65 126,68 127,71 127,74 127,77 127,80 127,83 127,86 127,88 127,91 128,94 128,96 128,99 128,101 128,103 128,105 128,107 130,107 135,96 140,86 146,76 152,67 159,59 165,51 173,44 180,37 187,31 195,26 203,21 211,16 219,13 229,9 238,6 248,4 258,2 268,1 278,0 289,0 298,0 306,1 314,1 322,2 330,4 337,5 344,7 351,9 358,12 364,15 370,17 376,21 381,24 387,28 392,32 397,36 401,40 406,45 410,50 414,54 418,60 422,65 425,71 428,76 431,82 434,88 436,95 438,101 440,108 442,114 444,122 445,129 447,136 448,143 449,150 449,158 450,166 450,173 451,181 451,189 451,502">
          <text:p/>
        </draw:polygon>
        <draw:path draw:style-name="gr6" draw:text-style-name="P6" draw:layer="layout" svg:width="0.469cm" svg:height="0.684cm" svg:x="26.136cm" svg:y="0.159cm" svg:viewBox="0 0 470 685" svg:d="M345 675v-1-1-1l-1-1v-2-1-2l-1-1v-2-2-2-2l-1-2v-2-3-2l-1-2v-2-2-3-2l-1-3v-2-2-3l-1-2v-3-2-3-2-2-3-2-2-2-3-2l-1-1v-3h-1l-5 10-5 8-5 9-6 7-6 8-7 6-6 6-7 6-8 5-7 4-9 4-8 4-9 3-9 2-9 3-10 1-10 2-10 1h-11l-11 1-9-1h-9l-8-1-9-2-8-1-8-2-8-3-7-3-7-3-7-3-7-4-6-5-6-4-6-5-6-5-5-6-6-6-5-6-4-6-5-7-4-7-4-7-4-7-4-8-3-8-3-8-3-8-3-9-3-9-2-9-2-10-2-9-1-10-1-10-1-10-1-10-1-11-1-10v-11-11-11-11l1-11 1-10 1-11 1-10 1-10 2-10 2-9 2-10 2-9 3-9 2-9 4-8 3-8 4-8 4-8 3-7 5-7 4-7 5-7 5-6 5-7 6-5 5-5 6-6 7-5 6-4 7-5 7-3 7-4 8-3 8-3 8-4 8-2 9-2 9-1 9-1h9 10 5 4 5 5l4 1h5l5 1 4 1h5l4 1 5 2 4 1 4 1 5 2 4 2 4 1 4 2 4 2 4 2 4 2 4 2 3 2 4 3 3 2 4 3 3 2 4 3 3 3 3 4 3 3 3 3 3 3 3 4 3 4 3 4 2 4 3 4 2 4 3 5 2 4v-1-1-1-1-1-2-1-2-1-2-2-2-2-2-2-2-2-2-2-2-3-2-2-3-2-2-3-2-3-2-2-3-2-3-2-2-3-2-3-3-179h128v568 7 7 7l1 7v6 6 7 6 6l1 5v6 5l1 5v5 4 4l1 4v4 3 3zM339 427v-10-9-9l-1-9-1-8-1-7-1-8-1-7-2-7-2-7-1-6-3-6-2-6-2-5-2-6-3-5-2-4-3-5-3-4-3-3-3-4-3-4-3-3-3-3-4-3-3-2-3-3-4-2-4-2-3-1-4-1-4-2-3-1-4-1-4-1-4-1h-4-4l-4-1h-4-5l-4 1h-5l-4 1-5 1-4 1-4 1-4 1-5 2-3 2-4 2-3 2-4 3-3 2-3 3-4 3-3 4-3 3-2 4-3 4-3 4-2 5-2 4-2 5-2 5-2 5-2 6-2 6-1 6-2 6-1 7-1 6-1 7-1 8v7l-1 8-1 8v9 8 9l1 32 3 28 5 25 7 22 9 19 11 15 13 11 15 9 18 5 19 2 4-1h3l4-1h4l4-1 4-1 3-1 4-1 4-1 4-2 4-2 3-1 4-3 3-2 4-3 3-3 3-3 4-3 3-4 3-3 3-5 3-4 2-5 3-4 2-5 3-6 2-5 2-6 2-6 2-7 2-7 1-7 2-7 1-8 1-8 1-9 1-8v-9-9z">
          <text:p/>
        </draw:path>
        <draw:path draw:style-name="gr6" draw:text-style-name="P6" draw:layer="layout" svg:width="0.127cm" svg:height="0.674cm" svg:x="26.732cm" svg:y="0.159cm" svg:viewBox="0 0 128 675" svg:d="M0 94v-94h128v94zM0 675v-492h128v492z">
          <text:p/>
        </draw:path>
        <draw:polygon draw:style-name="gr6" draw:text-style-name="P6" draw:layer="layout" svg:width="0.287cm" svg:height="0.616cm" svg:x="26.937cm" svg:y="0.226cm" svg:viewBox="0 0 288 617" draw:points="179,617 168,617 158,616 148,614 138,612 129,609 121,606 113,602 106,597 99,592 92,586 87,580 81,572 77,565 73,557 69,547 67,538 65,528 63,517 62,505 62,493 62,203 0,203 0,116 68,116 108,0 189,0 189,116 282,116 282,203 189,203 189,459 189,466 190,472 191,478 191,484 193,490 194,495 196,500 198,504 200,508 203,512 206,515 209,518 213,520 216,522 220,524 225,526 230,527 234,528 240,528 245,528 247,528 250,528 252,528 254,528 257,528 259,528 261,528 263,527 265,527 267,527 269,526 270,526 273,526 275,525 277,525 279,524 281,524 283,523 286,523 288,522 288,601 283,603 279,604 274,606 269,607 264,608 259,609 253,610 249,611 243,612 238,613 233,613 227,614 222,615 216,615 210,616 204,616 198,616 192,617 186,617">
          <text:p/>
        </draw:polygon>
        <draw:path draw:style-name="gr6" draw:text-style-name="P6" draw:layer="layout" svg:width="0.128cm" svg:height="0.674cm" svg:x="27.3cm" svg:y="0.159cm" svg:viewBox="0 0 129 675" svg:d="M0 94v-94h129v94zM0 675v-492h129v492z">
          <text:p/>
        </draw:path>
        <draw:path draw:style-name="gr6" draw:text-style-name="P6" draw:layer="layout" svg:width="0.496cm" svg:height="0.51cm" svg:x="27.531cm" svg:y="0.333cm" svg:viewBox="0 0 497 511" svg:d="M497 254v11l-1 11-1 11-1 11-2 10-2 10-2 10-3 10-2 10-3 9-3 9-4 10-4 8-4 9-5 8-5 8-5 8-5 7-6 7-6 8-7 7-6 6-7 6-8 6-7 5-8 5-9 5-8 5-9 4-9 4-10 3-10 4-10 2-10 3-11 2-11 2-11 1-12 1h-12l-12 1-12-1h-12l-11-1-11-1-11-2-11-2-10-3-10-2-9-4-9-3-9-4-9-4-9-4-8-5-8-5-7-6-7-6-8-6-6-6-7-6-6-7-6-8-5-8-5-7-5-8-4-8-5-9-3-9-4-9-3-9-4-9-2-10-3-10-2-10-1-10-2-11-1-11-1-11v-10-12-11-11l1-10 1-10 1-11 2-10 2-10 2-9 3-10 2-9 4-10 3-9 4-8 4-9 5-8 5-8 5-8 5-7 6-7 6-7 6-7 7-6 7-7 7-5 8-5 8-6 8-5 9-4 8-5 10-3 9-4 10-3 10-3 11-3 10-2 12-2 11-1 12-1h12 12 13 13l12 1 12 1 12 2 11 2 11 3 10 3 10 3 10 4 9 3 9 5 8 4 8 5 8 6 7 5 8 5 6 7 7 6 6 7 6 7 5 7 5 7 5 8 5 8 4 8 4 8 4 9 3 9 3 9 2 9 2 10 3 10 2 10 1 10 3 10v11l1 10 1 11zM362 254v-17l-1-16-2-15-2-15-2-13-3-12-4-11-4-10-5-10-6-8-6-8-6-7-7-6-8-5-8-4-8-4-10-2-9-2-10-1-11-1-11 1-10 1-10 2-10 3-9 3-8 4-8 6-7 6-7 6-6 8-6 9-5 9-4 10-4 12-4 12-2 13-2 14-2 15-1 16v17 9 8 8l1 8v8l2 8 1 7 1 7 1 6 1 7 2 6 2 6 2 6 2 6 2 5 2 5 3 5 3 5 2 4 3 4 3 4 3 4 4 4 3 3 3 3 4 3 3 3 4 2 4 3 4 2 4 2 4 1 5 2 4 1 4 1 5 1h5l5 1h4l5 1 6-1h5l5-1h6l5-1 5-1 4-1 5-2 5-1 4-2 4-2 5-3 4-2 4-3 4-3 3-3 4-3 3-4 3-4 4-4 2-4 3-4 3-5 2-5 3-5 2-5 2-6 2-6 2-6 1-6 2-7 1-6 1-7 1-7 1-8 1-8v-8l1-8v-8z">
          <text:p/>
        </draw:path>
        <draw:polygon draw:style-name="gr6" draw:text-style-name="P6" draw:layer="layout" svg:width="0.45cm" svg:height="0.501cm" svg:x="28.124cm" svg:y="0.332cm" svg:viewBox="0 0 451 502" draw:points="323,502 323,226 323,220 323,214 322,209 322,203 322,198 321,193 321,188 320,183 319,178 318,173 317,168 316,164 315,159 314,155 312,151 311,147 309,143 307,139 305,136 303,132 301,129 299,126 296,123 294,120 291,117 289,114 285,112 283,110 279,107 276,105 273,104 269,102 265,101 261,99 257,98 253,98 249,97 244,96 240,96 235,96 230,96 226,96 222,97 217,98 213,99 209,100 205,101 201,102 197,104 193,106 189,108 186,111 182,113 179,116 175,119 172,122 169,125 166,128 163,132 161,136 158,139 155,143 153,147 151,152 148,156 146,161 144,165 143,170 141,175 139,180 138,186 137,191 135,197 134,202 134,208 133,214 133,220 132,226 132,232 132,238 132,502 4,502 4,119 4,116 4,113 4,110 4,107 4,104 4,100 4,97 4,94 4,90 4,87 4,83 4,80 4,77 4,74 4,70 3,67 3,64 3,61 3,58 3,55 2,52 2,49 2,46 2,43 2,40 2,38 2,35 2,33 2,30 2,28 2,25 1,23 1,21 1,19 1,17 1,15 1,14 1,12 1,11 0,9 122,9 122,11 123,12 123,13 123,15 123,17 123,19 123,21 124,23 124,25 124,27 124,30 125,32 125,35 125,37 125,40 125,43 125,45 126,48 126,51 126,54 126,57 126,59 126,62 127,65 127,68 127,71 127,74 127,77 127,80 127,83 127,86 128,88 128,91 128,94 128,96 128,99 128,101 128,103 128,105 128,107 130,107 135,96 141,86 147,76 153,67 159,59 166,51 173,44 180,37 187,31 195,26 203,21 211,16 220,13 229,9 238,6 247,4 257,2 267,1 278,0 288,0 297,0 306,1 314,1 322,2 329,4 337,5 344,7 351,9 357,12 363,15 369,17 375,21 381,24 386,28 392,32 397,36 402,40 406,45 410,50 414,54 418,60 422,65 425,71 428,76 431,82 434,88 436,95 439,101 441,108 443,114 444,122 446,129 447,136 448,143 449,150 450,158 450,166 451,173 451,181 451,189 451,502">
          <text:p/>
        </draw:polygon>
        <draw:polygon draw:style-name="gr6" draw:text-style-name="P6" draw:layer="layout" svg:width="0.447cm" svg:height="0.511cm" svg:x="28.665cm" svg:y="0.332cm" svg:viewBox="0 0 448 512" draw:points="448,358 447,365 447,372 446,378 445,385 444,391 442,398 440,404 438,410 435,416 433,421 430,427 426,432 423,439 419,444 415,448 410,453 405,458 401,462 396,466 390,471 384,475 378,478 372,482 365,485 359,488 351,491 344,494 337,496 329,499 321,501 313,503 304,505 295,506 286,508 277,509 268,510 258,511 248,511 238,512 228,512 218,512 209,511 200,511 192,511 183,510 175,509 167,508 159,507 151,506 143,505 136,504 128,502 121,500 114,498 108,496 100,494 94,491 87,488 81,486 76,483 70,479 65,476 59,472 54,468 50,464 45,460 41,456 36,451 32,446 28,441 25,436 21,430 18,425 15,419 11,413 9,406 6,400 4,393 2,386 0,379 113,362 114,366 115,370 117,373 118,377 119,380 121,384 123,387 124,390 126,392 128,395 130,398 132,400 134,402 136,404 139,406 141,408 144,410 146,412 149,413 152,415 155,416 157,417 161,418 164,419 167,420 170,421 174,422 177,423 181,423 184,424 188,424 192,425 196,425 200,425 205,426 209,426 214,426 218,426 223,426 228,426 232,426 236,426 240,426 245,426 248,426 253,425 257,425 260,425 264,424 268,424 272,423 276,422 279,422 282,421 286,420 289,419 292,419 295,418 298,416 301,415 303,414 306,413 309,411 311,409 313,408 315,406 317,404 319,402 321,400 323,398 324,396 325,393 326,391 327,388 329,385 329,382 330,379 330,376 330,373 330,370 330,366 330,362 329,359 329,356 327,353 326,350 325,347 323,344 321,342 319,340 317,337 314,335 312,333 309,331 306,329 303,328 300,326 296,324 292,323 289,322 285,320 281,319 276,317 272,316 268,315 263,313 258,312 253,311 248,310 243,309 238,308 233,307 227,306 222,305 216,304 211,302 205,301 199,300 193,298 187,297 181,295 175,294 169,293 163,291 157,289 151,288 145,286 139,284 133,282 127,281 121,279 115,276 109,274 102,272 97,269 92,267 87,264 82,261 77,258 72,255 67,251 63,248 59,244 54,240 51,236 47,232 43,227 40,223 37,218 34,213 31,208 28,203 26,197 25,191 23,184 22,178 21,171 20,164 19,157 19,149 19,142 20,135 20,129 21,122 23,116 24,110 26,104 28,98 30,92 33,87 36,81 39,76 42,71 46,66 50,61 54,57 58,52 63,48 68,44 73,40 78,36 84,33 90,29 96,26 102,23 110,20 117,17 124,15 131,13 139,10 147,8 155,7 163,5 172,4 181,3 190,2 199,1 209,1 218,0 228,0 236,0 244,0 252,1 260,1 267,2 275,3 282,4 289,5 296,6 303,8 310,9 317,11 323,13 330,15 336,17 342,20 348,22 354,25 359,28 365,31 370,35 375,38 380,42 385,46 390,50 395,54 399,58 403,63 407,67 410,72 414,77 417,83 421,88 423,94 426,100 429,106 431,112 433,119 435,126 436,133 323,144 323,141 321,138 321,135 320,131 319,129 318,125 316,123 315,120 313,118 312,116 310,113 308,111 306,109 305,107 302,105 300,103 298,101 296,100 294,98 291,97 289,95 286,94 284,93 281,92 278,91 276,90 273,89 270,89 267,88 264,88 260,87 257,87 254,86 250,86 247,86 243,86 240,85 236,85 232,85 228,85 220,85 211,86 203,86 196,87 189,88 182,89 176,91 170,93 165,95 160,97 156,99 152,102 149,105 146,108 143,112 141,116 139,120 138,125 138,130 138,136 138,139 138,142 138,145 139,148 140,150 141,153 142,156 143,158 145,160 147,162 149,164 151,166 153,168 155,170 158,172 161,173 163,175 167,176 170,178 173,179 176,180 180,181 184,183 188,184 192,185 196,186 200,187 204,189 209,190 214,191 218,191 223,192 228,193 233,195 238,196 243,197 248,198 254,199 259,201 265,202 272,203 278,205 285,207 292,208 299,210 305,211 312,213 319,215 325,217 332,219 338,221 345,223 351,226 357,228 363,231 369,233 374,236 380,239 385,243 390,246 396,250 401,253 405,257 409,261 414,265 418,270 422,274 425,279 429,285 432,290 435,295 438,301 440,307 442,313 444,320 445,327 446,334 447,342 447,350">
          <text:p/>
        </draw:polygon>
        <draw:polygon draw:style-name="gr6" draw:text-style-name="P6" draw:layer="layout" svg:width="0.133cm" svg:height="0.283cm" svg:x="29.213cm" svg:y="0.695cm" svg:viewBox="0 0 134 284" draw:points="134,109 134,115 134,121 134,127 134,133 133,139 133,144 133,149 132,155 132,160 131,165 130,170 129,175 128,180 128,184 127,189 126,193 125,198 123,202 122,207 121,211 120,215 119,219 117,223 116,227 113,232 112,235 110,239 108,243 107,246 105,250 103,253 101,257 99,260 97,264 95,267 93,271 91,274 89,277 86,281 84,284 0,284 3,281 5,277 8,274 10,271 13,267 15,264 17,260 20,257 22,253 24,250 26,246 29,243 30,239 32,236 35,232 36,228 38,225 40,221 42,217 43,214 45,210 47,206 48,203 49,199 50,195 52,191 53,187 54,184 55,180 56,177 57,173 58,169 58,165 59,162 59,158 60,154 60,150 60,147 61,143 61,139 2,139 2,0 134,0">
          <text:p/>
        </draw:polygon>
        <draw:path draw:style-name="gr6" draw:text-style-name="P6" draw:layer="layout" svg:width="0.496cm" svg:height="0.51cm" svg:x="29.695cm" svg:y="0.333cm" svg:viewBox="0 0 497 511" svg:d="M151 511h-7l-7-1h-7l-6-1-7-1-6-1-6-1-6-1-6-2-6-2-5-2-5-2-5-3-5-2-5-3-5-3-5-3-4-3-4-4-4-3-4-4-3-5-4-4-3-4-3-5-3-5-3-5-2-5-3-6-2-5-2-6-2-6-1-6-2-6-1-6-1-6v-7l-1-7v-6-8-8-8l1-9 1-7 1-8 2-7 2-7 2-7 3-6 3-6 3-6 3-5 4-6 4-5 4-5 4-5 5-4 4-4 5-4 5-4 6-4 5-3 6-3 6-3 6-3 6-3 7-2 7-2 6-2 7-2 8-1 7-2 7-1 7-1 8-1 8-1 7-1 8-1h8 8l106-2v-25-5-5l-1-5v-5-4l-1-5-1-4v-4l-1-4-1-3-1-4-1-3-1-4-1-3-2-3-1-3-2-2-1-3-2-3-2-2-2-2-2-2-2-2-2-2-2-2-2-1-3-1-2-2-3-1-2-1-3-1-3-1h-3l-3-1-3-1h-3-3l-3-1h-4-3-3-3-3l-3 1h-3-3l-3 1h-2l-3 1h-3l-2 1-2 1-3 1-2 1-2 1-2 1-2 1-2 2-2 1-2 2-2 1-1 2-2 2-2 2-1 2-2 2-1 2-2 3-1 3-1 2-1 3-1 3-1 3-1 3-1 3v3l-1 4-1 4v4l-1 4-133-7 1-6 2-6 1-6 2-6 2-6 2-6 2-6 3-5 2-6 3-5 3-6 3-5 4-5 3-4 4-5 4-5 5-4 4-4 5-5 5-4 5-3 6-4 6-3 6-4 6-3 6-3 7-2 7-3 7-2 7-3 8-2 8-2 8-1 8-2 9-1 9-1 9-1h10 10 9 10 8l9 1h8l9 1 8 1 8 2 7 2 8 2 8 2 7 2 7 3 7 3 6 3 6 3 6 3 6 4 6 4 5 4 5 5 5 5 5 4 4 5 4 5 4 6 4 5 3 6 4 6 3 6 2 7 3 6 2 7 2 8 2 7 1 7 1 8 1 8 1 8v8 9 179 3 4l1 3v3 3 4 2l1 4v2 3 3l1 2v3l1 2v3l1 2 1 2v2l1 2 1 2 1 2 1 2 1 1 1 2 1 1 2 2 1 1 1 1 1 1 2 1 2 1 2 1 2 1h1l2 1h3 2 2l3 1h2 3 3l3-1h3 3 2l3-1h3 2l3-1v70l-2 1h-2l-2 1h-3l-2 1h-1l-3 1h-1l-2 1h-2l-2 1h-2-2l-2 1h-1l-2 1h-2-2l-1 1h-3-1-2l-2 1h-2-2-2-2l-2 1h-2-2-2-2-2l-2 1h-3-2-3-2-3-3-9l-9-1-8-1-8-2-8-2-7-2-6-4-6-3-5-4-5-5-4-4-4-6-4-6-3-6-3-7-3-7-2-8-2-9-1-8-1-9h-3l-6 9-6 8-6 9-6 8-6 8-7 7-7 6-7 6-8 6-7 5-9 5-8 4-9 4-9 3-10 3-9 2-10 3-11 1h-11zM300 273l-66 1h-4-4-4l-4 1h-4-3l-4 1h-4l-4 1h-4l-4 1-3 1h-3l-4 1-3 1-3 1-3 2-3 1-3 1-3 2-3 2-2 1-3 2-2 2-2 2-3 3-1 2-2 3-2 2-2 3-1 3-2 4-1 4-1 3-1 4-1 5v4l-1 4v5 5 7l1 7v6l1 6 2 5 2 5 2 5 2 4 3 4 3 4 3 3 4 3 4 2 4 2 4 2 4 2 5 1 5 1h5 5 5 5 4l5-1 4-1 5-1 4-2 5-1 3-2 5-2 4-2 3-2 4-3 3-2 4-3 3-3 3-3 4-3 2-3 3-3 3-4 3-3 2-4 2-4 3-4 2-4 2-4 2-4 2-4 1-5 1-4 2-5 1-4 1-5 1-4 1-5v-4-5l1-5v-4z">
          <text:p/>
        </draw:path>
        <draw:polygon draw:style-name="gr6" draw:text-style-name="P6" draw:layer="layout" svg:width="0.454cm" svg:height="0.51cm" svg:x="30.222cm" svg:y="0.333cm" svg:viewBox="0 0 455 511" draw:points="234,511 222,510 211,510 200,509 189,508 178,506 168,504 158,502 149,499 140,496 131,492 122,489 114,485 106,480 98,475 91,470 84,465 77,459 70,454 64,447 58,441 52,434 47,426 42,419 37,412 32,403 28,395 24,387 21,378 17,370 14,360 12,351 9,341 7,331 5,322 4,311 2,301 1,290 0,279 0,268 0,257 0,245 0,233 1,222 2,210 4,199 6,189 7,178 10,168 13,158 15,148 19,139 23,129 26,121 31,112 35,104 40,96 45,88 50,81 56,74 62,67 68,61 74,55 81,49 88,43 95,38 103,33 110,28 119,24 127,20 135,17 144,13 153,10 163,8 172,6 182,4 193,2 203,1 213,0 224,0 235,0 245,0 254,0 263,1 272,1 280,3 289,4 297,6 305,8 313,10 320,12 327,15 334,18 341,21 348,24 355,27 361,31 367,35 373,39 379,43 384,47 389,52 394,56 399,61 404,66 408,71 412,76 417,82 420,87 425,93 428,99 431,105 435,111 437,117 440,124 442,130 445,137 447,143 448,150 450,157 451,164 322,170 320,163 319,155 317,149 315,142 312,136 309,130 306,125 303,119 299,115 295,110 290,106 285,102 280,98 274,95 268,93 262,91 255,89 248,88 240,87 232,87 223,88 213,89 204,91 196,94 188,98 181,103 174,108 168,114 163,122 158,129 153,138 149,148 145,158 142,170 140,181 138,194 136,207 135,221 134,237 134,252 135,285 138,313 143,339 150,361 159,380 170,395 183,407 198,415 215,421 234,423 242,422 248,421 255,420 262,419 268,417 274,414 279,411 285,408 290,404 295,400 300,395 304,389 308,384 312,377 315,371 318,364 321,356 323,348 325,340 326,331 455,337 454,343 453,351 451,357 449,364 448,370 445,377 443,383 440,390 437,396 434,402 431,408 427,414 423,420 418,426 414,433 410,438 405,443 400,449 395,453 389,458 384,463 378,468 372,472 366,476 359,480 352,483 345,487 338,491 331,494 323,497 315,499 307,501 298,504 290,506 281,507 272,509 263,509 253,510 243,511">
          <text:p/>
        </draw:polygon>
        <draw:polygon draw:style-name="gr6" draw:text-style-name="P6" draw:layer="layout" svg:width="0.287cm" svg:height="0.501cm" svg:x="30.765cm" svg:y="0.332cm" svg:viewBox="0 0 288 502" draw:points="3,502 3,125 3,122 3,119 3,115 3,112 3,108 3,105 3,102 3,98 3,95 3,91 3,88 3,84 3,81 3,77 3,74 3,71 2,68 2,64 2,61 2,58 2,54 2,51 2,48 2,45 2,42 1,39 1,37 1,34 1,31 1,29 1,26 1,23 1,21 1,19 1,17 0,15 0,14 0,12 0,11 0,9 123,9 123,11 123,12 123,14 123,15 124,17 124,19 124,21 124,23 124,26 124,29 125,31 125,34 125,37 125,40 125,43 125,45 126,48 126,51 126,54 126,58 126,61 126,64 127,67 127,70 127,74 127,77 127,80 128,83 128,86 128,89 128,93 128,95 128,98 128,101 128,104 128,106 128,108 129,111 129,113 129,114 130,114 132,109 134,104 136,99 138,94 140,89 142,84 144,80 146,75 148,71 149,67 151,63 153,58 155,54 158,51 160,47 162,44 164,40 167,37 169,34 172,31 174,28 177,25 180,22 183,20 186,18 189,15 192,14 196,11 200,10 203,8 207,7 211,5 215,4 219,3 224,2 228,1 233,1 238,0 243,0 248,0 250,0 253,0 255,0 257,0 259,1 262,1 264,1 266,2 268,2 270,2 273,3 275,3 277,3 279,4 280,4 282,5 283,5 285,6 286,6 288,7 288,114 285,113 283,113 280,112 278,112 275,111 273,111 270,110 268,110 265,110 263,109 260,109 257,108 255,108 252,108 249,107 246,107 243,107 240,107 237,107 233,107 224,107 215,108 206,110 198,113 191,117 183,121 177,126 170,131 164,138 159,146 154,154 149,162 145,172 142,182 139,193 136,205 135,218 133,231 132,245 132,260 132,502">
          <text:p/>
        </draw:polygon>
        <draw:path draw:style-name="gr6" draw:text-style-name="P6" draw:layer="layout" svg:width="0.496cm" svg:height="0.51cm" svg:x="31.102cm" svg:y="0.333cm" svg:viewBox="0 0 497 511" svg:d="M497 254v11 11l-1 11-1 11-2 10-1 10-3 10-2 10-3 10-3 9-3 9-3 10-4 8-5 9-4 8-5 8-5 8-6 7-5 7-7 8-6 7-7 6-7 6-7 6-8 5-9 5-8 5-9 5-8 4-10 4-9 3-10 4-10 2-11 3-10 2-11 2-12 1-12 1h-12l-12 1-12-1h-11l-12-1-10-1-11-2-11-2-10-3-10-2-10-4-9-3-9-4-8-4-9-4-8-5-8-5-8-6-7-6-7-6-7-6-6-6-6-7-6-8-5-8-5-7-5-8-5-8-4-9-4-9-3-9-4-9-3-9-3-10-2-10-2-10-2-10-1-11-1-11-1-11-1-10v-12-11l1-11 1-10 1-10 1-11 1-10 3-10 2-9 2-10 3-9 3-10 4-9 4-8 4-9 4-8 5-8 5-8 6-7 6-7 6-7 6-7 7-6 7-7 7-5 7-5 8-6 9-5 8-4 9-5 9-3 10-4 10-3 10-3 10-3 11-2 11-2 12-1 12-1h12 12 13 13l12 1 12 1 11 2 12 2 10 3 11 3 10 3 9 4 9 3 9 5 9 4 9 5 8 6 7 5 7 5 7 7 6 6 7 7 5 7 6 7 5 7 5 8 4 8 5 8 4 8 3 9 3 9 3 9 3 9 2 10 2 10 2 10 2 10 1 10 1 11 1 10v11zM362 254v-17l-1-16-1-15-2-15-3-13-3-12-3-11-5-10-4-10-6-8-6-8-6-7-8-6-7-5-8-4-9-4-9-2-10-2-10-1-10-1-11 1-11 1-10 2-9 3-9 3-9 4-7 6-8 6-6 6-7 8-5 9-5 9-5 10-4 12-3 12-3 13-2 14-1 15-1 16-1 17v9l1 8v8l1 8v8l1 8 1 7 1 7 2 6 1 7 2 6 1 6 3 6 2 6 2 5 2 5 2 5 3 5 3 4 3 4 3 4 3 4 3 4 3 3 4 3 3 3 4 3 4 2 4 3 4 2 4 2 4 1 5 2 4 1 4 1 5 1h5l4 1h5l5 1 5-1h6l5-1h6l4-1 5-1 5-1 5-2 4-1 5-2 4-2 5-3 3-2 4-3 4-3 4-3 4-3 3-4 3-4 3-4 3-4 3-4 3-5 2-5 2-5 3-5 1-6 3-6 1-6 2-6 1-7 2-6 1-7 1-7 1-8v-8l1-8v-8-8z">
          <text:p/>
        </draw:path>
        <draw:polygon draw:style-name="gr6" draw:text-style-name="P6" draw:layer="layout" svg:width="0.447cm" svg:height="0.511cm" svg:x="31.667cm" svg:y="0.332cm" svg:viewBox="0 0 448 512" draw:points="448,358 448,365 448,372 447,378 446,385 445,391 443,398 441,404 439,410 436,416 433,421 430,427 427,432 424,439 420,444 415,448 411,453 406,458 401,462 396,466 391,471 385,475 379,478 372,482 366,485 359,488 352,491 345,494 338,496 330,499 322,501 313,503 305,505 296,506 287,508 278,509 268,510 259,511 249,511 239,512 228,512 218,512 209,511 200,511 191,511 183,510 174,509 166,508 158,507 150,506 143,505 135,504 128,502 121,500 114,498 107,496 101,494 94,491 88,488 82,486 77,483 71,479 66,476 60,472 55,468 50,464 46,460 41,456 37,451 33,446 29,441 25,436 22,430 18,425 15,419 12,413 9,406 7,400 5,393 2,386 0,379 113,362 114,366 115,370 116,373 118,377 119,380 121,384 122,387 124,390 126,392 128,395 130,398 132,400 134,402 136,404 138,406 141,408 143,410 146,412 148,413 151,415 154,416 157,417 160,418 163,419 166,420 170,421 173,422 177,423 181,423 184,424 188,424 192,425 196,425 200,425 205,426 209,426 213,426 218,426 224,426 228,426 233,426 237,426 241,426 245,426 249,426 253,425 257,425 261,425 265,424 269,424 273,423 276,422 280,422 283,421 286,420 290,419 293,419 296,418 299,416 302,415 304,414 307,413 309,411 312,409 314,408 316,406 318,404 320,402 322,400 323,398 325,396 326,393 327,391 328,388 329,385 330,382 330,379 331,376 331,373 331,370 331,366 331,362 330,359 329,356 328,353 327,350 326,347 324,344 322,342 320,340 317,337 315,335 312,333 310,331 307,329 304,328 300,326 297,324 293,323 289,322 285,320 281,319 277,317 273,316 268,315 264,313 259,312 254,311 249,310 244,309 239,308 233,307 228,306 221,305 216,304 210,302 205,301 199,300 193,298 187,297 181,295 175,294 169,293 163,291 157,289 151,288 145,286 138,284 132,282 126,281 120,279 115,276 109,274 103,272 98,269 93,267 87,264 83,261 78,258 73,255 68,251 63,248 59,244 55,240 51,236 48,232 44,227 41,223 37,218 35,213 32,208 29,203 27,197 25,191 24,184 22,178 21,171 20,164 20,157 20,149 20,142 20,135 21,129 22,122 23,116 25,110 27,104 29,98 31,92 33,87 36,81 39,76 43,71 47,66 50,61 55,57 59,52 63,48 68,44 74,40 79,36 85,33 91,29 97,26 103,23 110,20 117,17 124,15 131,13 139,10 147,8 155,7 163,5 172,4 181,3 190,2 199,1 208,1 218,0 229,0 237,0 245,0 253,1 260,1 268,2 275,3 282,4 290,5 297,6 304,8 311,9 317,11 324,13 330,15 336,17 343,20 349,22 354,25 360,28 366,31 371,35 376,38 381,42 386,46 391,50 395,54 399,58 403,63 407,67 411,72 415,77 418,83 421,88 424,94 427,100 430,106 432,112 434,119 436,126 437,133 324,144 323,141 322,138 322,135 321,131 320,129 318,125 317,123 316,120 314,118 312,116 311,113 309,111 307,109 305,107 303,105 301,103 299,101 297,100 294,98 292,97 290,95 287,94 285,93 282,92 279,91 276,90 273,89 270,89 267,88 264,88 261,87 258,87 254,86 251,86 248,86 244,86 240,85 237,85 233,85 229,85 219,85 211,86 203,86 195,87 188,88 182,89 176,91 170,93 165,95 160,97 156,99 152,102 148,105 145,108 143,112 141,116 139,120 138,125 138,130 137,136 138,139 138,142 138,145 139,148 140,150 141,153 142,156 143,158 145,160 146,162 148,164 151,166 153,168 155,170 158,172 160,173 163,175 166,176 169,178 173,179 176,180 180,181 184,183 188,184 192,185 196,186 200,187 204,189 209,190 213,191 218,191 224,192 229,193 234,195 239,196 244,197 249,198 255,199 260,201 266,202 272,203 279,205 286,207 293,208 299,210 306,211 313,213 319,215 326,217 333,219 339,221 345,223 352,226 358,228 364,231 370,233 375,236 381,239 386,243 391,246 396,250 401,253 406,257 410,261 414,265 418,270 422,274 426,279 429,285 432,290 436,295 438,301 441,307 443,313 444,320 446,327 447,334 448,342 448,350">
          <text:p/>
        </draw:polygon>
        <draw:polygon draw:style-name="gr6" draw:text-style-name="P6" draw:layer="layout" svg:width="0.448cm" svg:height="0.511cm" svg:x="32.185cm" svg:y="0.332cm" svg:viewBox="0 0 449 512" draw:points="449,358 448,365 448,372 447,378 446,385 445,391 443,398 441,404 439,410 436,416 433,421 430,427 427,432 423,439 420,444 415,448 411,453 406,458 401,462 396,466 391,471 385,475 379,478 373,482 366,485 359,488 352,491 345,494 337,496 330,499 322,501 313,503 305,505 296,506 287,508 278,509 268,510 259,511 249,511 239,512 228,512 218,512 209,511 200,511 191,511 183,510 174,509 166,508 158,507 150,506 143,505 135,504 128,502 121,500 114,498 107,496 101,494 94,491 88,488 82,486 76,483 71,479 65,476 60,472 55,468 50,464 46,460 41,456 37,451 33,446 29,441 25,436 22,430 19,425 15,419 12,413 9,406 7,400 4,393 2,386 0,379 113,362 114,366 115,370 116,373 118,377 119,380 121,384 122,387 124,390 126,392 128,395 130,398 132,400 134,402 136,404 138,406 141,408 143,410 146,412 149,413 151,415 154,416 157,417 160,418 163,419 167,420 170,421 173,422 177,423 180,423 184,424 188,424 192,425 196,425 200,425 204,426 209,426 213,426 218,426 222,426 228,426 233,426 237,426 241,426 245,426 249,426 253,425 257,425 261,425 265,424 269,424 272,423 276,422 280,422 283,421 287,420 290,419 293,419 296,418 299,416 301,415 304,414 307,413 310,411 312,409 314,408 316,406 318,404 320,402 322,400 323,398 325,396 326,393 327,391 328,388 329,385 330,382 330,379 331,376 331,373 331,370 331,366 331,362 330,359 329,356 328,353 327,350 325,347 324,344 322,342 320,340 317,337 315,335 312,333 310,331 307,329 304,328 300,326 297,324 293,323 289,322 285,320 281,319 277,317 273,316 268,315 264,313 259,312 254,311 249,310 244,309 239,308 233,307 228,306 221,305 216,304 210,302 205,301 199,300 193,298 187,297 181,295 175,294 169,293 163,291 156,289 150,288 144,286 138,284 132,282 126,281 120,279 114,276 109,274 103,272 98,269 93,267 87,264 82,261 77,258 73,255 68,251 64,248 59,244 55,240 51,236 47,232 44,227 41,223 38,218 34,213 32,208 29,203 27,197 25,191 23,184 22,178 21,171 21,164 20,157 20,149 20,142 20,135 21,129 22,122 23,116 25,110 27,104 29,98 31,92 34,87 37,81 40,76 43,71 46,66 50,61 55,57 59,52 64,48 68,44 74,40 79,36 84,33 90,29 96,26 103,23 110,20 117,17 124,15 131,13 138,10 147,8 155,7 163,5 172,4 180,3 190,2 199,1 208,1 218,0 229,0 237,0 245,0 253,1 260,1 268,2 275,3 283,4 290,5 297,6 304,8 311,9 317,11 324,13 330,15 337,17 343,20 349,22 354,25 360,28 366,31 371,35 376,38 381,42 386,46 391,50 395,54 399,58 403,63 407,67 411,72 415,77 418,83 421,88 424,94 427,100 429,106 432,112 434,119 435,126 437,133 324,144 323,141 322,138 322,135 320,131 319,129 318,125 317,123 316,120 314,118 312,116 311,113 309,111 307,109 305,107 303,105 301,103 299,101 297,100 294,98 292,97 289,95 287,94 284,93 282,92 279,91 276,90 274,89 270,89 267,88 264,88 261,87 258,87 254,86 251,86 247,86 244,86 240,85 237,85 233,85 229,85 219,85 211,86 203,86 196,87 189,88 182,89 176,91 170,93 165,95 160,97 156,99 152,102 148,105 146,108 143,112 141,116 139,120 138,125 137,130 137,136 137,139 138,142 138,145 139,148 140,150 141,153 142,156 143,158 144,160 146,162 148,164 150,166 153,168 155,170 158,172 160,173 163,175 166,176 170,178 173,179 176,180 180,181 184,183 188,184 191,185 196,186 200,187 204,189 209,190 213,191 218,191 224,192 229,193 234,195 239,196 244,197 249,198 254,199 260,201 265,202 272,203 279,205 286,207 293,208 299,210 306,211 313,213 319,215 326,217 332,219 339,221 345,223 351,226 358,228 364,231 369,233 375,236 380,239 386,243 391,246 396,250 401,253 406,257 410,261 414,265 419,270 422,274 426,279 429,285 433,290 435,295 438,301 441,307 443,313 444,320 446,327 447,334 448,342 448,350">
          <text:p/>
        </draw:polygon>
        <draw:polygon draw:style-name="gr6" draw:text-style-name="P6" draw:layer="layout" svg:width="0.296cm" svg:height="0.674cm" svg:x="32.945cm" svg:y="0.159cm" svg:viewBox="0 0 297 675" draw:points="199,270 199,675 72,675 72,270 0,270 0,183 72,183 72,131 72,126 72,120 73,115 73,109 74,104 75,99 76,94 77,89 78,84 79,79 80,74 82,70 84,65 86,61 88,57 90,53 93,49 96,45 99,41 102,37 106,34 109,31 113,27 117,25 121,21 126,19 131,17 136,14 141,12 146,10 152,8 158,6 164,5 170,3 178,2 185,1 192,1 199,0 207,0 215,0 220,0 224,0 228,0 233,0 237,0 241,1 247,1 251,1 255,1 259,2 263,2 267,3 272,3 276,4 279,4 283,5 287,5 290,6 294,6 297,7 297,89 296,89 294,89 292,88 290,88 289,88 287,87 285,87 283,87 281,87 279,86 277,86 275,86 273,86 271,86 269,86 267,85 265,85 264,85 262,85 260,85 256,85 253,85 250,86 247,86 244,86 240,86 237,87 234,87 232,88 229,89 227,90 225,90 223,91 221,92 219,93 217,95 216,96 214,97 213,98 211,100 210,101 209,103 208,104 207,106 206,108 205,110 204,112 203,114 203,116 202,118 202,121 201,123 201,125 200,128 200,130 200,133 200,135 199,138 199,141 199,144 199,183 297,183 297,270">
          <text:p/>
        </draw:polygon>
        <draw:path draw:style-name="gr6" draw:text-style-name="P6" draw:layer="layout" svg:width="0.497cm" svg:height="0.51cm" svg:x="33.267cm" svg:y="0.333cm" svg:viewBox="0 0 498 511" svg:d="M151 511h-7l-7-1h-6l-7-1-6-1-7-1-6-1-6-1-6-2-5-2-6-2-5-2-5-3-6-2-4-3-5-3-4-3-5-3-4-4-4-3-4-4-3-5-4-4-3-4-3-5-3-5-3-5-2-5-3-6-2-5-2-6-1-6-2-6-1-6-2-6v-6l-1-7-1-7v-6-8-8l1-8v-9l1-7 2-8 1-7 2-7 2-7 3-6 3-6 3-6 3-5 4-6 4-5 4-5 4-5 5-4 4-4 5-4 6-4 5-4 6-3 5-3 6-3 6-3 7-3 6-2 7-2 6-2 7-2 8-1 7-2 7-1 8-1 7-1 8-1 7-1 8-1h8 8l107-2v-25-5-5l-1-5v-5-4l-1-5v-4l-1-4-1-4-1-3-1-4-1-3-1-4-2-3-1-3-1-3-2-2-1-3-2-3-2-2-1-2-3-2-2-2-2-2-2-2-2-1-3-1-2-2-3-1-3-1-2-1-3-1h-3l-3-1-3-1h-3-3l-3-1h-3-4-3-3-3l-3 1h-3-4l-3 1h-2l-3 1h-3l-2 1-2 1-3 1-2 1-2 1-2 1-2 1-2 2-2 1-2 2-2 1-2 2-1 2-2 2-1 2-2 2-1 2-1 3-2 3-1 2-1 3-1 3-1 3-1 3-1 3-1 3v4l-1 4v4l-1 4-133-7 1-6 1-6 2-6 2-6 2-6 2-6 2-6 2-5 3-6 3-5 3-6 3-5 4-5 4-4 3-5 4-5 5-4 4-4 5-5 5-4 5-3 6-4 6-3 6-4 6-3 6-3 7-2 7-3 7-2 7-3 8-2 8-2 8-1 9-2 8-1 9-1 9-1h11 9 10 10 8l9 1h9l8 1 8 1 8 2 8 2 7 2 7 2 8 2 6 3 7 3 6 3 7 3 6 3 5 4 6 4 5 4 5 5 5 5 5 4 4 5 5 5 3 6 4 5 3 6 4 6 3 6 3 7 2 6 2 7 2 8 2 7 2 7 1 8 1 8v8l1 8v9 179 3 4 3 3 3 4 2 4l1 2v3 3l1 2v3l1 2 1 3v2l1 2v2l1 2 1 2 1 2 1 2 1 1 1 2 1 1 1 2 2 1 1 1 2 1 1 1 2 1 2 1 1 1h3l2 1h2 2 2l3 1h2 3 3l3-1h3 2 3l3-1h3 3l3-1v70l-3 1h-2l-2 1h-2l-2 1h-3l-1 1h-2l-2 1h-2l-2 1h-2-2l-1 1h-2l-2 1h-2-2l-2 1h-1-2-2l-2 1h-2-2-2-2l-2 1h-2-2-2-2-2l-3 1h-2-2-3-2-3-2-10l-9-1-8-1-8-2-7-2-7-2-7-4-6-3-5-4-5-5-4-4-4-6-4-6-3-6-3-7-3-7-2-8-2-9-1-8-1-9h-3l-5 9-6 8-6 9-6 8-6 8-7 7-7 6-7 6-7 6-9 5-7 5-9 4-9 4-9 3-10 3-10 2-10 3-11 1h-11zM301 273l-66 1h-4-4-4l-4 1h-4-5l-3 1h-4l-4 1h-4l-3 1-4 1h-3l-4 1-3 1-3 1-3 2-3 1-3 1-3 2-3 2-2 1-3 2-2 2-2 2-2 3-2 2-2 3-2 2-2 3-2 3-1 4-1 4-1 3-1 4-1 5v4 4l-1 5v5 7l1 7 1 6 1 6 1 5 2 5 2 5 2 4 3 4 3 4 3 3 4 3 4 2 4 2 4 2 4 2 5 1 5 1h5 5 5 5 5l4-1 6-1 4-1 4-2 4-1 5-2 4-2 4-2 3-2 4-3 4-2 3-3 3-3 4-3 3-3 3-3 2-3 3-4 3-3 2-4 3-4 2-4 2-4 2-4 2-4 1-4 2-5 2-4 1-5 1-4 1-5 1-4 1-5v-4l1-5v-5-4z">
          <text:p/>
        </draw:path>
        <draw:polygon draw:style-name="gr6" draw:text-style-name="P6" draw:layer="layout" svg:width="0.709cm" svg:height="0.501cm" svg:x="33.819cm" svg:y="0.332cm" svg:viewBox="0 0 710 502" draw:points="293,502 293,226 293,220 293,214 293,209 292,203 292,198 292,193 291,188 291,183 290,178 289,173 288,168 287,164 286,159 285,155 284,151 283,147 281,143 280,139 278,136 276,132 274,129 273,126 270,123 268,120 266,117 264,114 261,112 259,110 256,107 253,105 250,104 247,102 244,101 241,99 237,98 234,98 230,97 226,96 222,96 219,96 215,96 211,96 207,97 203,98 200,99 196,100 193,101 190,102 186,104 183,106 180,108 177,111 174,113 171,116 168,119 165,122 163,125 160,128 158,132 155,136 153,139 151,143 149,147 147,152 145,156 143,161 142,165 140,170 139,175 137,180 136,186 135,191 134,197 134,202 133,208 132,214 132,220 131,226 131,232 131,238 131,502 3,502 3,119 3,116 3,113 3,110 3,107 3,104 3,100 3,97 3,94 3,90 3,87 3,83 3,80 3,77 3,74 3,70 3,67 3,64 2,61 2,58 2,55 2,52 2,49 2,46 2,43 2,40 2,38 1,35 1,33 1,30 1,28 1,25 1,23 1,21 1,19 1,17 1,15 0,14 0,12 0,11 0,9 122,9 122,11 122,12 122,13 122,15 123,17 123,19 123,21 123,23 123,25 123,27 124,30 124,32 124,35 124,37 124,40 125,43 125,45 125,48 125,51 125,54 125,57 126,59 126,62 126,65 126,68 126,71 127,74 127,77 127,80 127,83 127,86 127,88 127,91 127,94 127,96 128,99 128,101 128,103 128,105 128,107 129,107 134,96 139,86 145,76 150,67 156,59 162,51 168,44 175,37 181,31 188,26 195,21 203,16 211,13 219,9 227,6 236,4 244,2 254,1 263,0 273,0 284,0 294,1 304,2 314,4 323,7 332,10 341,14 349,18 356,22 363,28 370,33 376,40 382,46 387,53 392,61 396,69 400,78 404,87 407,97 409,107 412,107 415,101 418,95 420,90 423,84 426,79 429,74 432,70 435,65 437,60 441,56 444,52 447,48 450,45 453,41 457,38 460,35 463,32 467,29 471,26 474,23 478,21 482,19 486,17 490,15 493,13 498,11 502,9 506,8 510,7 514,5 518,4 524,3 529,3 533,2 538,1 543,1 547,1 552,0 557,0 563,0 570,0 578,1 585,1 593,2 600,4 606,5 613,7 619,9 625,12 631,15 636,17 642,21 646,24 651,28 656,32 661,36 665,40 669,45 673,50 676,54 680,60 683,65 686,71 689,76 691,82 694,88 696,95 698,101 700,108 702,114 703,122 705,129 706,136 707,143 708,150 709,158 709,166 710,173 710,181 710,189 710,502 583,502 583,226 583,220 583,214 583,209 582,203 582,198 582,193 581,188 580,183 579,178 579,173 578,168 577,164 576,159 575,155 574,151 572,147 571,143 570,139 568,136 566,132 564,129 563,126 560,123 558,120 556,117 554,114 551,112 548,110 546,107 543,105 540,104 537,102 534,101 531,99 527,98 524,98 520,97 515,96 511,96 507,96 504,96 500,96 496,97 493,98 489,98 486,100 482,101 479,102 475,104 472,106 469,108 466,110 463,112 461,115 458,118 455,120 453,124 450,127 448,130 445,134 443,137 441,141 439,145 437,149 435,153 433,158 432,162 430,167 429,172 427,177 426,181 425,187 424,192 423,197 422,203 421,208 421,214 421,220 420,226 420,232 420,502">
          <text:p/>
        </draw:polygon>
        <draw:path draw:style-name="gr6" draw:text-style-name="P6" draw:layer="layout" svg:width="0.127cm" svg:height="0.674cm" svg:x="34.651cm" svg:y="0.159cm" svg:viewBox="0 0 128 675" svg:d="M0 94v-94h128v94zM0 675v-492h128v492z">
          <text:p/>
        </draw:path>
        <draw:polygon draw:style-name="gr6" draw:text-style-name="P6" draw:layer="layout" svg:width="0.128cm" svg:height="0.674cm" svg:x="34.909cm" svg:y="0.159cm" svg:viewBox="0 0 129 675" draw:points="0,675 0,0 129,0 129,675">
          <text:p/>
        </draw:polygon>
        <draw:path draw:style-name="gr6" draw:text-style-name="P6" draw:layer="layout" svg:width="0.128cm" svg:height="0.674cm" svg:x="35.168cm" svg:y="0.159cm" svg:viewBox="0 0 129 675" svg:d="M0 94v-94h129v94zM0 675v-492h129v492z">
          <text:p/>
        </draw:path>
        <draw:path draw:style-name="gr6" draw:text-style-name="P6" draw:layer="layout" svg:width="0.45cm" svg:height="0.51cm" svg:x="35.398cm" svg:y="0.333cm" svg:viewBox="0 0 451 511" svg:d="M230 511h-10l-11-1-10-1-10-1-9-1-10-2-9-2-9-2-9-3-9-3-8-3-8-4-8-4-7-4-8-5-7-5-7-5-7-6-6-6-6-6-6-6-5-7-6-8-5-8-4-8-5-8-4-8-4-9-4-9-3-10-3-10-2-10-3-11-2-11-2-11-1-11-1-12-1-12-1-13v-13-14l1-13 1-13 1-12 2-13 2-11 2-11 3-11 3-11 4-9 4-10 4-9 4-9 5-8 5-8 5-8 6-7 5-7 6-6 7-6 6-6 7-6 7-5 7-5 7-4 8-4 8-4 8-3 8-4 8-2 8-3 9-2 8-2 9-2 9-1 9-1 9-1 9-1h9 9 12 11l11 1 10 2 10 1 10 3 10 2 9 4 9 3 8 4 8 4 8 4 8 5 7 5 7 6 7 6 6 6 6 6 6 7 5 7 5 8 5 7 4 8 5 9 4 8 4 9 3 9 3 10 3 10 3 10 2 10 2 10 2 11 1 11 2 11 1 11 1 12v11l1 12v12 4h-317v6l1 6v6 6l1 6v6l1 5 1 6 1 5 1 6 1 5 1 5 2 5 1 5 2 4 2 5 2 4 2 5 2 4 3 4 2 4 3 3 2 4 4 3 3 3 3 3 3 3 4 2 3 3 4 2 4 2 4 2 5 2 4 1 5 1 5 2h5l5 1h5 6 6 7l6-1 6-1 5-1 6-2 5-2 5-2 4-2 5-3 4-3 5-4 3-3 4-4 3-4 3-5 3-5 2-5 2-6 2-6 121 11-2 4-2 4-2 5-2 4-2 4-3 5-2 5-3 4-2 5-4 4-2 5-4 5-3 5-4 5-4 4-3 5-5 4-4 4-5 4-5 4-5 4-5 4-6 3-5 4-6 3-7 3-6 3-7 3-7 3-7 3-8 2-7 3-9 1-9 2-8 1-10 2-9 1h-10l-9 1zM230 80h-4-3l-4 1h-4l-4 1h-3l-4 1-4 1-3 2-3 1-4 1-3 1-3 2-3 2-3 2-3 2-3 3-3 2-3 3-2 2-2 4-3 2-2 4-2 3-2 4-2 4-2 3-2 5-1 4-2 5-2 4-1 5-1 5-1 5-1 6-1 5-1 6v6l-1 6v6h192l-1-11-1-12-2-10-2-10-3-9-3-8-3-9-4-7-5-7-4-6-7-6-5-5-6-4-6-4-7-4-7-2-7-2-7-2-9-1z">
          <text:p/>
        </draw:path>
        <draw:polygon draw:style-name="gr6" draw:text-style-name="P6" draw:layer="layout" svg:width="0.447cm" svg:height="0.511cm" svg:x="35.913cm" svg:y="0.332cm" svg:viewBox="0 0 448 512" draw:points="448,358 447,365 447,372 446,378 445,385 444,391 442,398 440,404 438,410 434,416 431,421 429,427 425,432 422,439 418,444 413,448 409,453 405,458 400,462 394,466 389,471 383,475 377,478 371,482 364,485 357,488 350,491 343,494 335,496 328,499 320,501 311,503 303,505 294,506 285,508 276,509 266,510 257,511 247,511 237,512 226,512 217,512 208,511 199,511 190,511 182,510 174,509 165,508 157,507 150,506 142,505 134,504 127,502 120,500 113,498 107,496 100,494 93,491 87,488 81,486 75,483 70,479 65,476 59,472 54,468 49,464 45,460 41,456 36,451 32,446 28,441 24,436 21,430 18,425 14,419 11,413 9,406 6,400 4,393 1,386 0,379 112,362 113,366 114,370 115,373 117,377 118,380 120,384 121,387 123,390 125,392 127,395 129,398 131,400 133,402 135,404 138,406 140,408 143,410 145,412 148,413 151,415 153,416 156,417 159,418 163,419 166,420 169,421 172,422 176,423 180,423 183,424 187,424 191,425 195,425 199,425 204,426 208,426 212,426 217,426 222,426 226,426 231,426 235,426 239,426 243,426 248,426 252,425 255,425 259,425 263,424 267,424 271,423 274,422 278,422 281,421 285,420 288,419 291,419 294,418 297,416 299,415 302,414 305,413 308,411 310,409 312,408 314,406 316,404 318,402 320,400 321,398 323,396 324,393 325,391 326,388 327,385 328,382 328,379 329,376 329,373 329,370 329,366 329,362 328,359 327,356 326,353 325,350 323,347 322,344 320,342 318,340 316,337 313,335 310,333 308,331 305,329 302,328 298,326 295,324 291,323 287,322 284,320 279,319 275,317 271,316 266,315 262,313 257,312 252,311 247,310 242,309 237,308 231,307 226,306 220,305 215,304 210,302 204,301 198,300 192,298 186,297 180,295 174,294 168,293 162,291 156,289 150,288 144,286 138,284 132,282 126,281 120,279 114,276 108,274 103,272 97,269 92,267 86,264 81,261 77,258 72,255 67,251 63,248 59,244 54,240 50,236 47,232 43,227 40,223 37,218 33,213 31,208 28,203 26,197 24,191 23,184 22,178 20,171 20,164 19,157 19,149 19,142 20,135 20,129 21,122 23,116 24,110 26,104 28,98 30,92 33,87 36,81 39,76 42,71 45,66 49,61 54,57 58,52 63,48 68,44 73,40 78,36 84,33 90,29 96,26 102,23 109,20 116,17 123,15 130,13 138,10 146,8 154,7 162,5 171,4 180,3 189,2 198,1 208,1 217,0 227,0 235,0 243,0 251,1 259,1 266,2 273,3 281,4 288,5 295,6 302,8 309,9 315,11 322,13 328,15 335,17 341,20 347,22 352,25 358,28 364,31 369,35 374,38 379,42 384,46 389,50 393,54 398,58 401,63 406,67 409,72 413,77 416,83 419,88 422,94 425,100 428,106 430,112 432,119 434,126 435,133 322,144 321,141 320,138 320,135 319,131 317,129 316,125 315,123 314,120 312,118 310,116 309,113 307,111 305,109 303,107 301,105 299,103 297,101 295,100 292,98 290,97 288,95 285,94 283,93 280,92 277,91 274,90 272,89 268,89 266,88 262,88 259,87 256,87 253,86 249,86 246,86 242,86 238,85 235,85 231,85 227,85 218,85 210,86 202,86 195,87 188,88 181,89 175,91 169,93 164,95 159,97 155,99 151,102 147,105 145,108 142,112 140,116 138,120 137,125 137,130 137,136 137,139 137,142 137,145 138,148 139,150 140,153 141,156 142,158 144,160 145,162 147,164 150,166 152,168 154,170 157,172 159,173 162,175 165,176 169,178 172,179 175,180 179,181 183,183 187,184 190,185 195,186 199,187 203,189 208,190 212,191 217,191 222,192 227,193 232,195 237,196 242,197 247,198 253,199 258,201 264,202 271,203 277,205 284,207 291,208 297,210 304,211 311,213 317,215 324,217 331,219 337,221 344,223 350,226 356,228 362,231 368,233 373,236 379,239 384,243 389,246 394,250 399,253 404,257 408,261 412,265 417,270 420,274 424,279 428,285 431,290 434,295 436,301 440,307 442,313 444,320 445,327 446,334 447,342 447,350">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8.1cm" fo:page-height="22.8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11-20T10:55:41.846817706</dc:date>
    <meta:editing-duration>PT16S</meta:editing-duration>
    <meta:editing-cycles>1</meta:editing-cycles>
    <meta:document-statistic meta:object-count="195"/>
    <meta:generator>LibreOffice/7.3.7.2$Linux_X86_64 LibreOffice_project/30$Build-2</meta:generator>
  </office:meta>
</office:document-meta>
</file>